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ipo_presupuesto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anho</text:p>
          </table:table-cell>
          <table:table-cell office:value-type="string" calcext:value-type="string">
            <text:p>monto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4-SERVICIOS DE JUBILACIONES Y PENSIONES</text:p>
          </table:table-cell>
          <table:table-cell office:value-type="float" office:value="2015" calcext:value-type="float">
            <text:p>2015</text:p>
          </table:table-cell>
          <table:table-cell office:value-type="float" office:value="5775880213328" calcext:value-type="float">
            <text:p>577588021332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2" calcext:value-type="float">
            <text:p>2012</text:p>
          </table:table-cell>
          <table:table-cell office:value-type="float" office:value="5733189215293" calcext:value-type="float">
            <text:p>573318921529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4-SERVICIOS DE JUBILACIONES Y PENSIONES</text:p>
          </table:table-cell>
          <table:table-cell office:value-type="float" office:value="2014" calcext:value-type="float">
            <text:p>2014</text:p>
          </table:table-cell>
          <table:table-cell office:value-type="float" office:value="4946191745172" calcext:value-type="float">
            <text:p>494619174517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4-SERVICIOS DE JUBILACIONES Y PENSIONES</text:p>
          </table:table-cell>
          <table:table-cell office:value-type="float" office:value="2013" calcext:value-type="float">
            <text:p>2013</text:p>
          </table:table-cell>
          <table:table-cell office:value-type="float" office:value="4574447203466" calcext:value-type="float">
            <text:p>457444720346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2" calcext:value-type="float">
            <text:p>2012</text:p>
          </table:table-cell>
          <table:table-cell office:value-type="float" office:value="4459222864472" calcext:value-type="float">
            <text:p>445922286447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1-ATENCION MEDICA</text:p>
          </table:table-cell>
          <table:table-cell office:value-type="float" office:value="2014" calcext:value-type="float">
            <text:p>2014</text:p>
          </table:table-cell>
          <table:table-cell office:value-type="float" office:value="4451936715823" calcext:value-type="float">
            <text:p>445193671582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12-PETROLEO Y GAS</text:p>
          </table:table-cell>
          <table:table-cell office:value-type="float" office:value="2012" calcext:value-type="float">
            <text:p>2012</text:p>
          </table:table-cell>
          <table:table-cell office:value-type="float" office:value="4350131645887" calcext:value-type="float">
            <text:p>435013164588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1-ATENCION MEDICA</text:p>
          </table:table-cell>
          <table:table-cell office:value-type="float" office:value="2015" calcext:value-type="float">
            <text:p>2015</text:p>
          </table:table-cell>
          <table:table-cell office:value-type="float" office:value="4179447678255" calcext:value-type="float">
            <text:p>417944767825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12-PETROLEO Y GAS</text:p>
          </table:table-cell>
          <table:table-cell office:value-type="float" office:value="2011" calcext:value-type="float">
            <text:p>2011</text:p>
          </table:table-cell>
          <table:table-cell office:value-type="float" office:value="4052792160831" calcext:value-type="float">
            <text:p>405279216083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1-ATENCION MEDICA</text:p>
          </table:table-cell>
          <table:table-cell office:value-type="float" office:value="2013" calcext:value-type="float">
            <text:p>2013</text:p>
          </table:table-cell>
          <table:table-cell office:value-type="float" office:value="3909757682153" calcext:value-type="float">
            <text:p>390975768215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1-ATENCION MEDICA</text:p>
          </table:table-cell>
          <table:table-cell office:value-type="float" office:value="2012" calcext:value-type="float">
            <text:p>2012</text:p>
          </table:table-cell>
          <table:table-cell office:value-type="float" office:value="3815801105188" calcext:value-type="float">
            <text:p>381580110518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12-PETROLEO Y GAS</text:p>
          </table:table-cell>
          <table:table-cell office:value-type="float" office:value="2013" calcext:value-type="float">
            <text:p>2013</text:p>
          </table:table-cell>
          <table:table-cell office:value-type="float" office:value="3734813768889" calcext:value-type="float">
            <text:p>373481376888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4-SERVICIOS DE JUBILACIONES Y PENSIONES</text:p>
          </table:table-cell>
          <table:table-cell office:value-type="float" office:value="2012" calcext:value-type="float">
            <text:p>2012</text:p>
          </table:table-cell>
          <table:table-cell office:value-type="float" office:value="3666519942744" calcext:value-type="float">
            <text:p>366651994274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12-PETROLEO Y GAS</text:p>
          </table:table-cell>
          <table:table-cell office:value-type="float" office:value="2014" calcext:value-type="float">
            <text:p>2014</text:p>
          </table:table-cell>
          <table:table-cell office:value-type="float" office:value="3314562743032" calcext:value-type="float">
            <text:p>331456274303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1-ATENCION MEDICA</text:p>
          </table:table-cell>
          <table:table-cell office:value-type="float" office:value="2011" calcext:value-type="float">
            <text:p>2011</text:p>
          </table:table-cell>
          <table:table-cell office:value-type="float" office:value="2840051781846" calcext:value-type="float">
            <text:p>284005178184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4-SERVICIOS DE JUBILACIONES Y PENSIONES</text:p>
          </table:table-cell>
          <table:table-cell office:value-type="float" office:value="2011" calcext:value-type="float">
            <text:p>2011</text:p>
          </table:table-cell>
          <table:table-cell office:value-type="float" office:value="2758718924152" calcext:value-type="float">
            <text:p>2758718924152</text:p>
          </table:table-cell>
        </table:table-row>
        <table:table-row table:style-name="ro1">
          <table:table-cell office:value-type="string" calcext:value-type="string">
            <text:p>4-PROGRAMAS DEL SERVICIO DE LA DEUDA PÚBLICA</text:p>
          </table:table-cell>
          <table:table-cell office:value-type="string" calcext:value-type="string">
            <text:p>511-SERVICIOS DE LA DEUDA PÚBLICA</text:p>
          </table:table-cell>
          <table:table-cell office:value-type="float" office:value="2015" calcext:value-type="float">
            <text:p>2015</text:p>
          </table:table-cell>
          <table:table-cell office:value-type="float" office:value="2749762807138" calcext:value-type="float">
            <text:p>274976280713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1-EDUCACION ELEMENTAL</text:p>
          </table:table-cell>
          <table:table-cell office:value-type="float" office:value="2015" calcext:value-type="float">
            <text:p>2015</text:p>
          </table:table-cell>
          <table:table-cell office:value-type="float" office:value="2729907100488" calcext:value-type="float">
            <text:p>272990710048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5-SERVICIOS SOCIALES DE LOS GOB. DEPARTAMENTALES</text:p>
          </table:table-cell>
          <table:table-cell office:value-type="float" office:value="2015" calcext:value-type="float">
            <text:p>2015</text:p>
          </table:table-cell>
          <table:table-cell office:value-type="float" office:value="2717448448127" calcext:value-type="float">
            <text:p>271744844812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5" calcext:value-type="float">
            <text:p>2015</text:p>
          </table:table-cell>
          <table:table-cell office:value-type="float" office:value="2649814995481" calcext:value-type="float">
            <text:p>264981499548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5" calcext:value-type="float">
            <text:p>2015</text:p>
          </table:table-cell>
          <table:table-cell office:value-type="float" office:value="2552301547309" calcext:value-type="float">
            <text:p>255230154730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13-ELECTRICIDAD</text:p>
          </table:table-cell>
          <table:table-cell office:value-type="float" office:value="2015" calcext:value-type="float">
            <text:p>2015</text:p>
          </table:table-cell>
          <table:table-cell office:value-type="float" office:value="2531750854207" calcext:value-type="float">
            <text:p>253175085420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1-EDUCACION ELEMENTAL</text:p>
          </table:table-cell>
          <table:table-cell office:value-type="float" office:value="2014" calcext:value-type="float">
            <text:p>2014</text:p>
          </table:table-cell>
          <table:table-cell office:value-type="float" office:value="2507106098284" calcext:value-type="float">
            <text:p>250710609828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1-EDUCACION ELEMENTAL</text:p>
          </table:table-cell>
          <table:table-cell office:value-type="float" office:value="2013" calcext:value-type="float">
            <text:p>2013</text:p>
          </table:table-cell>
          <table:table-cell office:value-type="float" office:value="2442938700516" calcext:value-type="float">
            <text:p>244293870051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4" calcext:value-type="float">
            <text:p>2014</text:p>
          </table:table-cell>
          <table:table-cell office:value-type="float" office:value="2442524889745" calcext:value-type="float">
            <text:p>244252488974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1-EDUCACION ELEMENTAL</text:p>
          </table:table-cell>
          <table:table-cell office:value-type="float" office:value="2012" calcext:value-type="float">
            <text:p>2012</text:p>
          </table:table-cell>
          <table:table-cell office:value-type="float" office:value="2311953153662" calcext:value-type="float">
            <text:p>231195315366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12-PETROLEO Y GAS</text:p>
          </table:table-cell>
          <table:table-cell office:value-type="float" office:value="2015" calcext:value-type="float">
            <text:p>2015</text:p>
          </table:table-cell>
          <table:table-cell office:value-type="float" office:value="2271700552414" calcext:value-type="float">
            <text:p>227170055241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13-ELECTRICIDAD</text:p>
          </table:table-cell>
          <table:table-cell office:value-type="float" office:value="2013" calcext:value-type="float">
            <text:p>2013</text:p>
          </table:table-cell>
          <table:table-cell office:value-type="float" office:value="2268808815141" calcext:value-type="float">
            <text:p>226880881514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3" calcext:value-type="float">
            <text:p>2013</text:p>
          </table:table-cell>
          <table:table-cell office:value-type="float" office:value="2231583180363" calcext:value-type="float">
            <text:p>223158318036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4" calcext:value-type="float">
            <text:p>2014</text:p>
          </table:table-cell>
          <table:table-cell office:value-type="float" office:value="2215566202514" calcext:value-type="float">
            <text:p>2215566202514</text:p>
          </table:table-cell>
        </table:table-row>
        <table:table-row table:style-name="ro1">
          <table:table-cell office:value-type="string" calcext:value-type="string">
            <text:p>4-PROGRAMAS DEL SERVICIO DE LA DEUDA PÚBLICA</text:p>
          </table:table-cell>
          <table:table-cell office:value-type="string" calcext:value-type="string">
            <text:p>511-SERVICIOS DE LA DEUDA PÚBLICA</text:p>
          </table:table-cell>
          <table:table-cell office:value-type="float" office:value="2014" calcext:value-type="float">
            <text:p>2014</text:p>
          </table:table-cell>
          <table:table-cell office:value-type="float" office:value="2201388773820" calcext:value-type="float">
            <text:p>220138877382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2167236328828" calcext:value-type="float">
            <text:p>216723632882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13-ELECTRICIDAD</text:p>
          </table:table-cell>
          <table:table-cell office:value-type="float" office:value="2014" calcext:value-type="float">
            <text:p>2014</text:p>
          </table:table-cell>
          <table:table-cell office:value-type="float" office:value="2138047440809" calcext:value-type="float">
            <text:p>213804744080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5" calcext:value-type="float">
            <text:p>2015</text:p>
          </table:table-cell>
          <table:table-cell office:value-type="float" office:value="2051034009039" calcext:value-type="float">
            <text:p>205103400903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13-ELECTRICIDAD</text:p>
          </table:table-cell>
          <table:table-cell office:value-type="float" office:value="2011" calcext:value-type="float">
            <text:p>2011</text:p>
          </table:table-cell>
          <table:table-cell office:value-type="float" office:value="2006078594633" calcext:value-type="float">
            <text:p>200607859463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13-ELECTRICIDAD</text:p>
          </table:table-cell>
          <table:table-cell office:value-type="float" office:value="2012" calcext:value-type="float">
            <text:p>2012</text:p>
          </table:table-cell>
          <table:table-cell office:value-type="float" office:value="1986449459057" calcext:value-type="float">
            <text:p>1986449459057</text:p>
          </table:table-cell>
        </table:table-row>
        <table:table-row table:style-name="ro1">
          <table:table-cell office:value-type="string" calcext:value-type="string">
            <text:p>4-PROGRAMAS DEL SERVICIO DE LA DEUDA PÚBLICA</text:p>
          </table:table-cell>
          <table:table-cell office:value-type="string" calcext:value-type="string">
            <text:p>511-SERVICIOS DE LA DEUDA PÚBLICA</text:p>
          </table:table-cell>
          <table:table-cell office:value-type="float" office:value="2011" calcext:value-type="float">
            <text:p>2011</text:p>
          </table:table-cell>
          <table:table-cell office:value-type="float" office:value="1929075254377" calcext:value-type="float">
            <text:p>192907525437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3" calcext:value-type="float">
            <text:p>2013</text:p>
          </table:table-cell>
          <table:table-cell office:value-type="float" office:value="1924331138118" calcext:value-type="float">
            <text:p>192433113811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5-SERVICIOS SOCIALES DE LOS GOB. DEPARTAMENTALES</text:p>
          </table:table-cell>
          <table:table-cell office:value-type="float" office:value="2014" calcext:value-type="float">
            <text:p>2014</text:p>
          </table:table-cell>
          <table:table-cell office:value-type="float" office:value="1898276525144" calcext:value-type="float">
            <text:p>189827652514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1-EDUCACION ELEMENTAL</text:p>
          </table:table-cell>
          <table:table-cell office:value-type="float" office:value="2011" calcext:value-type="float">
            <text:p>2011</text:p>
          </table:table-cell>
          <table:table-cell office:value-type="float" office:value="1882438038470" calcext:value-type="float">
            <text:p>1882438038470</text:p>
          </table:table-cell>
        </table:table-row>
        <table:table-row table:style-name="ro1">
          <table:table-cell office:value-type="string" calcext:value-type="string">
            <text:p>4-PROGRAMAS DEL SERVICIO DE LA DEUDA PÚBLICA</text:p>
          </table:table-cell>
          <table:table-cell office:value-type="string" calcext:value-type="string">
            <text:p>511-SERVICIOS DE LA DEUDA PÚBLICA</text:p>
          </table:table-cell>
          <table:table-cell office:value-type="float" office:value="2012" calcext:value-type="float">
            <text:p>2012</text:p>
          </table:table-cell>
          <table:table-cell office:value-type="float" office:value="1790421082370" calcext:value-type="float">
            <text:p>179042108237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4" calcext:value-type="float">
            <text:p>2014</text:p>
          </table:table-cell>
          <table:table-cell office:value-type="float" office:value="1770135760824" calcext:value-type="float">
            <text:p>177013576082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21-JUDICIAL</text:p>
          </table:table-cell>
          <table:table-cell office:value-type="float" office:value="2015" calcext:value-type="float">
            <text:p>2015</text:p>
          </table:table-cell>
          <table:table-cell office:value-type="float" office:value="1714517362738" calcext:value-type="float">
            <text:p>1714517362738</text:p>
          </table:table-cell>
        </table:table-row>
        <table:table-row table:style-name="ro1">
          <table:table-cell office:value-type="string" calcext:value-type="string">
            <text:p>4-PROGRAMAS DEL SERVICIO DE LA DEUDA PÚBLICA</text:p>
          </table:table-cell>
          <table:table-cell office:value-type="string" calcext:value-type="string">
            <text:p>511-SERVICIOS DE LA DEUDA PÚBLICA</text:p>
          </table:table-cell>
          <table:table-cell office:value-type="float" office:value="2013" calcext:value-type="float">
            <text:p>2013</text:p>
          </table:table-cell>
          <table:table-cell office:value-type="float" office:value="1710744335905" calcext:value-type="float">
            <text:p>171074433590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5-SERVICIOS SOCIALES DE LOS GOB. DEPARTAMENTALES</text:p>
          </table:table-cell>
          <table:table-cell office:value-type="float" office:value="2013" calcext:value-type="float">
            <text:p>2013</text:p>
          </table:table-cell>
          <table:table-cell office:value-type="float" office:value="1674890228676" calcext:value-type="float">
            <text:p>167489022867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3" calcext:value-type="float">
            <text:p>2013</text:p>
          </table:table-cell>
          <table:table-cell office:value-type="float" office:value="1667469667220" calcext:value-type="float">
            <text:p>166746966722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4" calcext:value-type="float">
            <text:p>2014</text:p>
          </table:table-cell>
          <table:table-cell office:value-type="float" office:value="1561529814253" calcext:value-type="float">
            <text:p>156152981425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2" calcext:value-type="float">
            <text:p>2012</text:p>
          </table:table-cell>
          <table:table-cell office:value-type="float" office:value="1498450755316" calcext:value-type="float">
            <text:p>149845075531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21-JUDICIAL</text:p>
          </table:table-cell>
          <table:table-cell office:value-type="float" office:value="2014" calcext:value-type="float">
            <text:p>2014</text:p>
          </table:table-cell>
          <table:table-cell office:value-type="float" office:value="1465900763256" calcext:value-type="float">
            <text:p>146590076325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3" calcext:value-type="float">
            <text:p>2013</text:p>
          </table:table-cell>
          <table:table-cell office:value-type="float" office:value="1444585160717" calcext:value-type="float">
            <text:p>144458516071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2" calcext:value-type="float">
            <text:p>2012</text:p>
          </table:table-cell>
          <table:table-cell office:value-type="float" office:value="1419335892245" calcext:value-type="float">
            <text:p>141933589224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21-JUDICIAL</text:p>
          </table:table-cell>
          <table:table-cell office:value-type="float" office:value="2013" calcext:value-type="float">
            <text:p>2013</text:p>
          </table:table-cell>
          <table:table-cell office:value-type="float" office:value="1365340867979" calcext:value-type="float">
            <text:p>136534086797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1" calcext:value-type="float">
            <text:p>2011</text:p>
          </table:table-cell>
          <table:table-cell office:value-type="float" office:value="1348502242967" calcext:value-type="float">
            <text:p>134850224296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5" calcext:value-type="float">
            <text:p>2015</text:p>
          </table:table-cell>
          <table:table-cell office:value-type="float" office:value="1342520556872" calcext:value-type="float">
            <text:p>134252055687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5" calcext:value-type="float">
            <text:p>2015</text:p>
          </table:table-cell>
          <table:table-cell office:value-type="float" office:value="1335386518775" calcext:value-type="float">
            <text:p>133538651877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92-INVERSIÓN SERVICIOS ECONÓMICOS</text:p>
          </table:table-cell>
          <table:table-cell office:value-type="float" office:value="2014" calcext:value-type="float">
            <text:p>2014</text:p>
          </table:table-cell>
          <table:table-cell office:value-type="float" office:value="1314851661611" calcext:value-type="float">
            <text:p>131485166161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2" calcext:value-type="float">
            <text:p>2012</text:p>
          </table:table-cell>
          <table:table-cell office:value-type="float" office:value="1295126924740" calcext:value-type="float">
            <text:p>129512692474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21-JUDICIAL</text:p>
          </table:table-cell>
          <table:table-cell office:value-type="float" office:value="2012" calcext:value-type="float">
            <text:p>2012</text:p>
          </table:table-cell>
          <table:table-cell office:value-type="float" office:value="1290148121220" calcext:value-type="float">
            <text:p>129014812122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13-ELECTRICIDAD</text:p>
          </table:table-cell>
          <table:table-cell office:value-type="float" office:value="2015" calcext:value-type="float">
            <text:p>2015</text:p>
          </table:table-cell>
          <table:table-cell office:value-type="float" office:value="1162886640426" calcext:value-type="float">
            <text:p>116288664042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4" calcext:value-type="float">
            <text:p>2014</text:p>
          </table:table-cell>
          <table:table-cell office:value-type="float" office:value="1128728720978" calcext:value-type="float">
            <text:p>112872872097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13-ELECTRICIDAD</text:p>
          </table:table-cell>
          <table:table-cell office:value-type="float" office:value="2015" calcext:value-type="float">
            <text:p>2015</text:p>
          </table:table-cell>
          <table:table-cell office:value-type="float" office:value="1119210832670" calcext:value-type="float">
            <text:p>111921083267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1" calcext:value-type="float">
            <text:p>2011</text:p>
          </table:table-cell>
          <table:table-cell office:value-type="float" office:value="1119171822754" calcext:value-type="float">
            <text:p>111917182275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4-ADMINISTRACIÓN MUNICIPAL</text:p>
          </table:table-cell>
          <table:table-cell office:value-type="float" office:value="2012" calcext:value-type="float">
            <text:p>2012</text:p>
          </table:table-cell>
          <table:table-cell office:value-type="float" office:value="1094787120606" calcext:value-type="float">
            <text:p>1094787120606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1" calcext:value-type="float">
            <text:p>2011</text:p>
          </table:table-cell>
          <table:table-cell office:value-type="float" office:value="1084623302909" calcext:value-type="float">
            <text:p>108462330290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11-SERVICIOS DE SEGURIDAD NACIONAL</text:p>
          </table:table-cell>
          <table:table-cell office:value-type="float" office:value="2015" calcext:value-type="float">
            <text:p>2015</text:p>
          </table:table-cell>
          <table:table-cell office:value-type="float" office:value="1084615663750" calcext:value-type="float">
            <text:p>108461566375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92-INVERSIÓN SERVICIOS ECONÓMICOS</text:p>
          </table:table-cell>
          <table:table-cell office:value-type="float" office:value="2015" calcext:value-type="float">
            <text:p>2015</text:p>
          </table:table-cell>
          <table:table-cell office:value-type="float" office:value="1033328309164" calcext:value-type="float">
            <text:p>103332830916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13-ELECTRICIDAD</text:p>
          </table:table-cell>
          <table:table-cell office:value-type="float" office:value="2014" calcext:value-type="float">
            <text:p>2014</text:p>
          </table:table-cell>
          <table:table-cell office:value-type="float" office:value="1028788031324" calcext:value-type="float">
            <text:p>102878803132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3" calcext:value-type="float">
            <text:p>2013</text:p>
          </table:table-cell>
          <table:table-cell office:value-type="float" office:value="1018949352233" calcext:value-type="float">
            <text:p>101894935223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2-EDUCACION MEDIA Y TECNICA</text:p>
          </table:table-cell>
          <table:table-cell office:value-type="float" office:value="2012" calcext:value-type="float">
            <text:p>2012</text:p>
          </table:table-cell>
          <table:table-cell office:value-type="float" office:value="1013153774283" calcext:value-type="float">
            <text:p>101315377428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1" calcext:value-type="float">
            <text:p>2011</text:p>
          </table:table-cell>
          <table:table-cell office:value-type="float" office:value="1001462436756" calcext:value-type="float">
            <text:p>100146243675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21-JUDICIAL</text:p>
          </table:table-cell>
          <table:table-cell office:value-type="float" office:value="2011" calcext:value-type="float">
            <text:p>2011</text:p>
          </table:table-cell>
          <table:table-cell office:value-type="float" office:value="1001191557377" calcext:value-type="float">
            <text:p>100119155737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13-ELECTRICIDAD</text:p>
          </table:table-cell>
          <table:table-cell office:value-type="float" office:value="2014" calcext:value-type="float">
            <text:p>2014</text:p>
          </table:table-cell>
          <table:table-cell office:value-type="float" office:value="994762717982" calcext:value-type="float">
            <text:p>99476271798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11-SERVICIOS DE SEGURIDAD NACIONAL</text:p>
          </table:table-cell>
          <table:table-cell office:value-type="float" office:value="2014" calcext:value-type="float">
            <text:p>2014</text:p>
          </table:table-cell>
          <table:table-cell office:value-type="float" office:value="993512528517" calcext:value-type="float">
            <text:p>99351252851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2-EDUCACION MEDIA Y TECNICA</text:p>
          </table:table-cell>
          <table:table-cell office:value-type="float" office:value="2015" calcext:value-type="float">
            <text:p>2015</text:p>
          </table:table-cell>
          <table:table-cell office:value-type="float" office:value="970469946858" calcext:value-type="float">
            <text:p>97046994685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2-EDUCACION MEDIA Y TECNICA</text:p>
          </table:table-cell>
          <table:table-cell office:value-type="float" office:value="2013" calcext:value-type="float">
            <text:p>2013</text:p>
          </table:table-cell>
          <table:table-cell office:value-type="float" office:value="960909533077" calcext:value-type="float">
            <text:p>96090953307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11-SEGURIDAD NACIONAL</text:p>
          </table:table-cell>
          <table:table-cell office:value-type="float" office:value="2013" calcext:value-type="float">
            <text:p>2013</text:p>
          </table:table-cell>
          <table:table-cell office:value-type="float" office:value="958241227731" calcext:value-type="float">
            <text:p>95824122773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2-EDUCACION MEDIA Y TECNICA</text:p>
          </table:table-cell>
          <table:table-cell office:value-type="float" office:value="2014" calcext:value-type="float">
            <text:p>2014</text:p>
          </table:table-cell>
          <table:table-cell office:value-type="float" office:value="923548015189" calcext:value-type="float">
            <text:p>92354801518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2" calcext:value-type="float">
            <text:p>2012</text:p>
          </table:table-cell>
          <table:table-cell office:value-type="float" office:value="923009720438" calcext:value-type="float">
            <text:p>92300972043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2-EDUCACION MEDIA Y TECNICA</text:p>
          </table:table-cell>
          <table:table-cell office:value-type="float" office:value="2011" calcext:value-type="float">
            <text:p>2011</text:p>
          </table:table-cell>
          <table:table-cell office:value-type="float" office:value="897790870012" calcext:value-type="float">
            <text:p>89779087001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5-SERVICIOS SOCIALES DE LOS GOB. DEPARTAMENTALES</text:p>
          </table:table-cell>
          <table:table-cell office:value-type="float" office:value="2012" calcext:value-type="float">
            <text:p>2012</text:p>
          </table:table-cell>
          <table:table-cell office:value-type="float" office:value="847553166470" calcext:value-type="float">
            <text:p>84755316647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836633520668" calcext:value-type="float">
            <text:p>83663352066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11-DEFENSA MILITAR</text:p>
          </table:table-cell>
          <table:table-cell office:value-type="float" office:value="2012" calcext:value-type="float">
            <text:p>2012</text:p>
          </table:table-cell>
          <table:table-cell office:value-type="float" office:value="816060631973" calcext:value-type="float">
            <text:p>81606063197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748335618705" calcext:value-type="float">
            <text:p>74833561870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21-JUDICIAL</text:p>
          </table:table-cell>
          <table:table-cell office:value-type="float" office:value="2015" calcext:value-type="float">
            <text:p>2015</text:p>
          </table:table-cell>
          <table:table-cell office:value-type="float" office:value="727947828600" calcext:value-type="float">
            <text:p>72794782860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1" calcext:value-type="float">
            <text:p>2011</text:p>
          </table:table-cell>
          <table:table-cell office:value-type="float" office:value="723952277898" calcext:value-type="float">
            <text:p>72395227789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5-SERVICIOS SOCIALES DE LOS GOB. DEPARTAMENTALES</text:p>
          </table:table-cell>
          <table:table-cell office:value-type="float" office:value="2014" calcext:value-type="float">
            <text:p>2014</text:p>
          </table:table-cell>
          <table:table-cell office:value-type="float" office:value="714033087758" calcext:value-type="float">
            <text:p>71403308775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4-SERVICIOS DE JUBILACIONES Y PENSIONES</text:p>
          </table:table-cell>
          <table:table-cell office:value-type="float" office:value="2016" calcext:value-type="float">
            <text:p>2016</text:p>
          </table:table-cell>
          <table:table-cell office:value-type="float" office:value="682005392143" calcext:value-type="float">
            <text:p>68200539214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21-JUDICIAL</text:p>
          </table:table-cell>
          <table:table-cell office:value-type="float" office:value="2014" calcext:value-type="float">
            <text:p>2014</text:p>
          </table:table-cell>
          <table:table-cell office:value-type="float" office:value="681250697883" calcext:value-type="float">
            <text:p>68125069788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31-ADMINISTRACION DE LOS SERVICIOS DE SEGURIDAD SOCIAL</text:p>
          </table:table-cell>
          <table:table-cell office:value-type="float" office:value="2015" calcext:value-type="float">
            <text:p>2015</text:p>
          </table:table-cell>
          <table:table-cell office:value-type="float" office:value="680163760650" calcext:value-type="float">
            <text:p>680163760650</text:p>
          </table:table-cell>
        </table:table-row>
        <table:table-row table:style-name="ro1">
          <table:table-cell office:value-type="string" calcext:value-type="string">
            <text:p>4-PROGRAMAS DEL SERVICIO DE LA DEUDA PÚBLICA</text:p>
          </table:table-cell>
          <table:table-cell office:value-type="string" calcext:value-type="string">
            <text:p>511-SERVICIOS DE LA DEUDA PÚBLICA</text:p>
          </table:table-cell>
          <table:table-cell office:value-type="float" office:value="2016" calcext:value-type="float">
            <text:p>2016</text:p>
          </table:table-cell>
          <table:table-cell office:value-type="float" office:value="677411084281" calcext:value-type="float">
            <text:p>67741108428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13-ELECTRICIDAD</text:p>
          </table:table-cell>
          <table:table-cell office:value-type="float" office:value="2012" calcext:value-type="float">
            <text:p>2012</text:p>
          </table:table-cell>
          <table:table-cell office:value-type="float" office:value="674807095524" calcext:value-type="float">
            <text:p>67480709552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673631375463" calcext:value-type="float">
            <text:p>67363137546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13-ELECTRICIDAD</text:p>
          </table:table-cell>
          <table:table-cell office:value-type="float" office:value="2013" calcext:value-type="float">
            <text:p>2013</text:p>
          </table:table-cell>
          <table:table-cell office:value-type="float" office:value="658696092619" calcext:value-type="float">
            <text:p>65869609261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21-JUDICIAL</text:p>
          </table:table-cell>
          <table:table-cell office:value-type="float" office:value="2013" calcext:value-type="float">
            <text:p>2013</text:p>
          </table:table-cell>
          <table:table-cell office:value-type="float" office:value="637464804435" calcext:value-type="float">
            <text:p>63746480443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13-ELECTRICIDAD</text:p>
          </table:table-cell>
          <table:table-cell office:value-type="float" office:value="2013" calcext:value-type="float">
            <text:p>2013</text:p>
          </table:table-cell>
          <table:table-cell office:value-type="float" office:value="635710079049" calcext:value-type="float">
            <text:p>63571007904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13-ELECTRICIDAD</text:p>
          </table:table-cell>
          <table:table-cell office:value-type="float" office:value="2011" calcext:value-type="float">
            <text:p>2011</text:p>
          </table:table-cell>
          <table:table-cell office:value-type="float" office:value="634253787615" calcext:value-type="float">
            <text:p>63425378761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4" calcext:value-type="float">
            <text:p>2014</text:p>
          </table:table-cell>
          <table:table-cell office:value-type="float" office:value="627118835834" calcext:value-type="float">
            <text:p>62711883583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4" calcext:value-type="float">
            <text:p>2014</text:p>
          </table:table-cell>
          <table:table-cell office:value-type="float" office:value="622136918967" calcext:value-type="float">
            <text:p>62213691896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5-SERVICIOS SOCIALES DE LOS GOB. DEPARTAMENTALES</text:p>
          </table:table-cell>
          <table:table-cell office:value-type="float" office:value="2013" calcext:value-type="float">
            <text:p>2013</text:p>
          </table:table-cell>
          <table:table-cell office:value-type="float" office:value="610257563818" calcext:value-type="float">
            <text:p>61025756381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11-DEFENSA MILITAR</text:p>
          </table:table-cell>
          <table:table-cell office:value-type="float" office:value="2011" calcext:value-type="float">
            <text:p>2011</text:p>
          </table:table-cell>
          <table:table-cell office:value-type="float" office:value="608208116512" calcext:value-type="float">
            <text:p>60820811651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5-SERVICIOS SOCIALES DE LOS GOB. DEPARTAMENTALES</text:p>
          </table:table-cell>
          <table:table-cell office:value-type="float" office:value="2012" calcext:value-type="float">
            <text:p>2012</text:p>
          </table:table-cell>
          <table:table-cell office:value-type="float" office:value="603573876620" calcext:value-type="float">
            <text:p>60357387662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5" calcext:value-type="float">
            <text:p>2015</text:p>
          </table:table-cell>
          <table:table-cell office:value-type="float" office:value="601358959743" calcext:value-type="float">
            <text:p>60135895974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1" calcext:value-type="float">
            <text:p>2011</text:p>
          </table:table-cell>
          <table:table-cell office:value-type="float" office:value="599260639176" calcext:value-type="float">
            <text:p>59926063917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5-SERVICIOS SOCIALES DE LOS GOB. DEPARTAMENTALES</text:p>
          </table:table-cell>
          <table:table-cell office:value-type="float" office:value="2011" calcext:value-type="float">
            <text:p>2011</text:p>
          </table:table-cell>
          <table:table-cell office:value-type="float" office:value="587404276504" calcext:value-type="float">
            <text:p>58740427650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3" calcext:value-type="float">
            <text:p>2013</text:p>
          </table:table-cell>
          <table:table-cell office:value-type="float" office:value="583304814104" calcext:value-type="float">
            <text:p>58330481410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3" calcext:value-type="float">
            <text:p>2013</text:p>
          </table:table-cell>
          <table:table-cell office:value-type="float" office:value="567418666090" calcext:value-type="float">
            <text:p>56741866609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21-JUDICIAL</text:p>
          </table:table-cell>
          <table:table-cell office:value-type="float" office:value="2012" calcext:value-type="float">
            <text:p>2012</text:p>
          </table:table-cell>
          <table:table-cell office:value-type="float" office:value="550869152669" calcext:value-type="float">
            <text:p>55086915266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13-ELECTRICIDAD</text:p>
          </table:table-cell>
          <table:table-cell office:value-type="float" office:value="2012" calcext:value-type="float">
            <text:p>2012</text:p>
          </table:table-cell>
          <table:table-cell office:value-type="float" office:value="534593432149" calcext:value-type="float">
            <text:p>53459343214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4" calcext:value-type="float">
            <text:p>2014</text:p>
          </table:table-cell>
          <table:table-cell office:value-type="float" office:value="514180418569" calcext:value-type="float">
            <text:p>51418041856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507052623242" calcext:value-type="float">
            <text:p>50705262324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21-JUDICIAL</text:p>
          </table:table-cell>
          <table:table-cell office:value-type="float" office:value="2011" calcext:value-type="float">
            <text:p>2011</text:p>
          </table:table-cell>
          <table:table-cell office:value-type="float" office:value="499409611839" calcext:value-type="float">
            <text:p>49940961183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487921415018" calcext:value-type="float">
            <text:p>48792141501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5" calcext:value-type="float">
            <text:p>2015</text:p>
          </table:table-cell>
          <table:table-cell office:value-type="float" office:value="483834197271" calcext:value-type="float">
            <text:p>48383419727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478482194814" calcext:value-type="float">
            <text:p>47848219481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13-ELECTRICIDAD</text:p>
          </table:table-cell>
          <table:table-cell office:value-type="float" office:value="2011" calcext:value-type="float">
            <text:p>2011</text:p>
          </table:table-cell>
          <table:table-cell office:value-type="float" office:value="459779256260" calcext:value-type="float">
            <text:p>45977925626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2" calcext:value-type="float">
            <text:p>2012</text:p>
          </table:table-cell>
          <table:table-cell office:value-type="float" office:value="449647604366" calcext:value-type="float">
            <text:p>44964760436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4" calcext:value-type="float">
            <text:p>2014</text:p>
          </table:table-cell>
          <table:table-cell office:value-type="float" office:value="449458332316" calcext:value-type="float">
            <text:p>44945833231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9-AGRICULTURA , GANADERIA, CAZA Y PESCA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448159335291" calcext:value-type="float">
            <text:p>44815933529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3" calcext:value-type="float">
            <text:p>2013</text:p>
          </table:table-cell>
          <table:table-cell office:value-type="float" office:value="444924614313" calcext:value-type="float">
            <text:p>44492461431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1" calcext:value-type="float">
            <text:p>2011</text:p>
          </table:table-cell>
          <table:table-cell office:value-type="float" office:value="444685828515" calcext:value-type="float">
            <text:p>44468582851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2" calcext:value-type="float">
            <text:p>2012</text:p>
          </table:table-cell>
          <table:table-cell office:value-type="float" office:value="430852623156" calcext:value-type="float">
            <text:p>43085262315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11-LEGISLATIVA</text:p>
          </table:table-cell>
          <table:table-cell office:value-type="float" office:value="2015" calcext:value-type="float">
            <text:p>2015</text:p>
          </table:table-cell>
          <table:table-cell office:value-type="float" office:value="426645764599" calcext:value-type="float">
            <text:p>42664576459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3-VEJEZ, INCAPACIDAD Y SUPERVIVENCIA</text:p>
          </table:table-cell>
          <table:table-cell office:value-type="float" office:value="2014" calcext:value-type="float">
            <text:p>2014</text:p>
          </table:table-cell>
          <table:table-cell office:value-type="float" office:value="419135486902" calcext:value-type="float">
            <text:p>41913548690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3-SERVICIO EXTERIOR</text:p>
          </table:table-cell>
          <table:table-cell office:value-type="float" office:value="2015" calcext:value-type="float">
            <text:p>2015</text:p>
          </table:table-cell>
          <table:table-cell office:value-type="float" office:value="419110651671" calcext:value-type="float">
            <text:p>41911065167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5-SERVICIOS SOCIALES DE LOS GOB. DEPARTAMENTALES</text:p>
          </table:table-cell>
          <table:table-cell office:value-type="float" office:value="2011" calcext:value-type="float">
            <text:p>2011</text:p>
          </table:table-cell>
          <table:table-cell office:value-type="float" office:value="418795175702" calcext:value-type="float">
            <text:p>41879517570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2" calcext:value-type="float">
            <text:p>2012</text:p>
          </table:table-cell>
          <table:table-cell office:value-type="float" office:value="411172488818" calcext:value-type="float">
            <text:p>41117248881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2" calcext:value-type="float">
            <text:p>2012</text:p>
          </table:table-cell>
          <table:table-cell office:value-type="float" office:value="408645460570" calcext:value-type="float">
            <text:p>40864546057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11-LEGISLATIVA</text:p>
          </table:table-cell>
          <table:table-cell office:value-type="float" office:value="2013" calcext:value-type="float">
            <text:p>2013</text:p>
          </table:table-cell>
          <table:table-cell office:value-type="float" office:value="408159863251" calcext:value-type="float">
            <text:p>40815986325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11-LEGISLATIVA</text:p>
          </table:table-cell>
          <table:table-cell office:value-type="float" office:value="2014" calcext:value-type="float">
            <text:p>2014</text:p>
          </table:table-cell>
          <table:table-cell office:value-type="float" office:value="407618324814" calcext:value-type="float">
            <text:p>40761832481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1" calcext:value-type="float">
            <text:p>2011</text:p>
          </table:table-cell>
          <table:table-cell office:value-type="float" office:value="404939498453" calcext:value-type="float">
            <text:p>40493949845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31-ADMINISTRACION DE LOS SERVICIOS DE SEGURIDAD SOCIAL</text:p>
          </table:table-cell>
          <table:table-cell office:value-type="float" office:value="2014" calcext:value-type="float">
            <text:p>2014</text:p>
          </table:table-cell>
          <table:table-cell office:value-type="float" office:value="398732681815" calcext:value-type="float">
            <text:p>39873268181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31-ADMINISTRACION Y PROMOCION</text:p>
          </table:table-cell>
          <table:table-cell office:value-type="float" office:value="2013" calcext:value-type="float">
            <text:p>2013</text:p>
          </table:table-cell>
          <table:table-cell office:value-type="float" office:value="395874168603" calcext:value-type="float">
            <text:p>39587416860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394526683336" calcext:value-type="float">
            <text:p>39452668333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4-ADMINISTRACIÓN MUNICIPAL</text:p>
          </table:table-cell>
          <table:table-cell office:value-type="float" office:value="2011" calcext:value-type="float">
            <text:p>2011</text:p>
          </table:table-cell>
          <table:table-cell office:value-type="float" office:value="393899060853" calcext:value-type="float">
            <text:p>39389906085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3-VEJEZ, INCAPACIDAD Y SUPERVIVENCIA</text:p>
          </table:table-cell>
          <table:table-cell office:value-type="float" office:value="2012" calcext:value-type="float">
            <text:p>2012</text:p>
          </table:table-cell>
          <table:table-cell office:value-type="float" office:value="388716703470" calcext:value-type="float">
            <text:p>38871670347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1" calcext:value-type="float">
            <text:p>2011</text:p>
          </table:table-cell>
          <table:table-cell office:value-type="float" office:value="385523145836" calcext:value-type="float">
            <text:p>38552314583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11-REGULACIÓN Y CONTROL DE SERVICIOS DE TELECOMUNICACIÓN</text:p>
          </table:table-cell>
          <table:table-cell office:value-type="float" office:value="2015" calcext:value-type="float">
            <text:p>2015</text:p>
          </table:table-cell>
          <table:table-cell office:value-type="float" office:value="378932727705" calcext:value-type="float">
            <text:p>37893272770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11-LEGISLATIVA</text:p>
          </table:table-cell>
          <table:table-cell office:value-type="float" office:value="2012" calcext:value-type="float">
            <text:p>2012</text:p>
          </table:table-cell>
          <table:table-cell office:value-type="float" office:value="378664731825" calcext:value-type="float">
            <text:p>37866473182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5" calcext:value-type="float">
            <text:p>2015</text:p>
          </table:table-cell>
          <table:table-cell office:value-type="float" office:value="368781844984" calcext:value-type="float">
            <text:p>36878184498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11-SERVICIOS DE SEGURIDAD NACIONAL</text:p>
          </table:table-cell>
          <table:table-cell office:value-type="float" office:value="2015" calcext:value-type="float">
            <text:p>2015</text:p>
          </table:table-cell>
          <table:table-cell office:value-type="float" office:value="366124029358" calcext:value-type="float">
            <text:p>36612402935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1" calcext:value-type="float">
            <text:p>2011</text:p>
          </table:table-cell>
          <table:table-cell office:value-type="float" office:value="357335522094" calcext:value-type="float">
            <text:p>35733552209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3" calcext:value-type="float">
            <text:p>2013</text:p>
          </table:table-cell>
          <table:table-cell office:value-type="float" office:value="350919125858" calcext:value-type="float">
            <text:p>35091912585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1" calcext:value-type="float">
            <text:p>2011</text:p>
          </table:table-cell>
          <table:table-cell office:value-type="float" office:value="344144772485" calcext:value-type="float">
            <text:p>34414477248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11-SERVICIOS DE SEGURIDAD NACIONAL</text:p>
          </table:table-cell>
          <table:table-cell office:value-type="float" office:value="2014" calcext:value-type="float">
            <text:p>2014</text:p>
          </table:table-cell>
          <table:table-cell office:value-type="float" office:value="342960330942" calcext:value-type="float">
            <text:p>34296033094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340077391425" calcext:value-type="float">
            <text:p>34007739142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11-LEGISLATIVA</text:p>
          </table:table-cell>
          <table:table-cell office:value-type="float" office:value="2011" calcext:value-type="float">
            <text:p>2011</text:p>
          </table:table-cell>
          <table:table-cell office:value-type="float" office:value="339927276589" calcext:value-type="float">
            <text:p>33992727658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2" calcext:value-type="float">
            <text:p>2012</text:p>
          </table:table-cell>
          <table:table-cell office:value-type="float" office:value="337343133022" calcext:value-type="float">
            <text:p>33734313302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11-DEFENSA MILITAR</text:p>
          </table:table-cell>
          <table:table-cell office:value-type="float" office:value="2011" calcext:value-type="float">
            <text:p>2011</text:p>
          </table:table-cell>
          <table:table-cell office:value-type="float" office:value="331158959439" calcext:value-type="float">
            <text:p>33115895943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2" calcext:value-type="float">
            <text:p>2012</text:p>
          </table:table-cell>
          <table:table-cell office:value-type="float" office:value="328362295623" calcext:value-type="float">
            <text:p>32836229562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3-VEJEZ, INCAPACIDAD Y SUPERVIVENCIA</text:p>
          </table:table-cell>
          <table:table-cell office:value-type="float" office:value="2015" calcext:value-type="float">
            <text:p>2015</text:p>
          </table:table-cell>
          <table:table-cell office:value-type="float" office:value="327503864439" calcext:value-type="float">
            <text:p>32750386443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2-CONTROL FISCAL</text:p>
          </table:table-cell>
          <table:table-cell office:value-type="float" office:value="2014" calcext:value-type="float">
            <text:p>2014</text:p>
          </table:table-cell>
          <table:table-cell office:value-type="float" office:value="326629388703" calcext:value-type="float">
            <text:p>32662938870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3" calcext:value-type="float">
            <text:p>2013</text:p>
          </table:table-cell>
          <table:table-cell office:value-type="float" office:value="319959632059" calcext:value-type="float">
            <text:p>31995963205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318863669602" calcext:value-type="float">
            <text:p>31886366960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5" calcext:value-type="float">
            <text:p>2015</text:p>
          </table:table-cell>
          <table:table-cell office:value-type="float" office:value="315738103951" calcext:value-type="float">
            <text:p>31573810395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3-VEJEZ, INCAPACIDAD Y SUPERVIVENCIA</text:p>
          </table:table-cell>
          <table:table-cell office:value-type="float" office:value="2013" calcext:value-type="float">
            <text:p>2013</text:p>
          </table:table-cell>
          <table:table-cell office:value-type="float" office:value="315181780865" calcext:value-type="float">
            <text:p>31518178086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5" calcext:value-type="float">
            <text:p>2015</text:p>
          </table:table-cell>
          <table:table-cell office:value-type="float" office:value="313666560007" calcext:value-type="float">
            <text:p>31366656000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2-CONTROL FISCAL</text:p>
          </table:table-cell>
          <table:table-cell office:value-type="float" office:value="2015" calcext:value-type="float">
            <text:p>2015</text:p>
          </table:table-cell>
          <table:table-cell office:value-type="float" office:value="313419020837" calcext:value-type="float">
            <text:p>31341902083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2-CONTROL FISCAL</text:p>
          </table:table-cell>
          <table:table-cell office:value-type="float" office:value="2013" calcext:value-type="float">
            <text:p>2013</text:p>
          </table:table-cell>
          <table:table-cell office:value-type="float" office:value="310460043111" calcext:value-type="float">
            <text:p>31046004311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308834369065" calcext:value-type="float">
            <text:p>30883436906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304991235561" calcext:value-type="float">
            <text:p>30499123556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2" calcext:value-type="float">
            <text:p>2012</text:p>
          </table:table-cell>
          <table:table-cell office:value-type="float" office:value="303995263972" calcext:value-type="float">
            <text:p>30399526397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31-ADMINISTRACION Y PROMOCION</text:p>
          </table:table-cell>
          <table:table-cell office:value-type="float" office:value="2012" calcext:value-type="float">
            <text:p>2012</text:p>
          </table:table-cell>
          <table:table-cell office:value-type="float" office:value="303769106435" calcext:value-type="float">
            <text:p>30376910643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1" calcext:value-type="float">
            <text:p>2011</text:p>
          </table:table-cell>
          <table:table-cell office:value-type="float" office:value="302067370310" calcext:value-type="float">
            <text:p>30206737031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4" calcext:value-type="float">
            <text:p>2014</text:p>
          </table:table-cell>
          <table:table-cell office:value-type="float" office:value="299273952260" calcext:value-type="float">
            <text:p>29927395226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297869529754" calcext:value-type="float">
            <text:p>29786952975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11-DEFENSA MILITAR</text:p>
          </table:table-cell>
          <table:table-cell office:value-type="float" office:value="2012" calcext:value-type="float">
            <text:p>2012</text:p>
          </table:table-cell>
          <table:table-cell office:value-type="float" office:value="296807840793" calcext:value-type="float">
            <text:p>29680784079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3" calcext:value-type="float">
            <text:p>2013</text:p>
          </table:table-cell>
          <table:table-cell office:value-type="float" office:value="286110651605" calcext:value-type="float">
            <text:p>28611065160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1-ADMINISTRACION Y PROMOCION</text:p>
          </table:table-cell>
          <table:table-cell office:value-type="float" office:value="2011" calcext:value-type="float">
            <text:p>2011</text:p>
          </table:table-cell>
          <table:table-cell office:value-type="float" office:value="283284205395" calcext:value-type="float">
            <text:p>28328420539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31-ADMINISTRACION Y PROMOCION</text:p>
          </table:table-cell>
          <table:table-cell office:value-type="float" office:value="2011" calcext:value-type="float">
            <text:p>2011</text:p>
          </table:table-cell>
          <table:table-cell office:value-type="float" office:value="279799081410" calcext:value-type="float">
            <text:p>27979908141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4" calcext:value-type="float">
            <text:p>2014</text:p>
          </table:table-cell>
          <table:table-cell office:value-type="float" office:value="275616588862" calcext:value-type="float">
            <text:p>27561658886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274085231694" calcext:value-type="float">
            <text:p>27408523169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266953112201" calcext:value-type="float">
            <text:p>26695311220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2" calcext:value-type="float">
            <text:p>2012</text:p>
          </table:table-cell>
          <table:table-cell office:value-type="float" office:value="264149780205" calcext:value-type="float">
            <text:p>26414978020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4" calcext:value-type="float">
            <text:p>2014</text:p>
          </table:table-cell>
          <table:table-cell office:value-type="float" office:value="263251904355" calcext:value-type="float">
            <text:p>26325190435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5" calcext:value-type="float">
            <text:p>2015</text:p>
          </table:table-cell>
          <table:table-cell office:value-type="float" office:value="259301151327" calcext:value-type="float">
            <text:p>25930115132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255786445454" calcext:value-type="float">
            <text:p>25578644545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3" calcext:value-type="float">
            <text:p>2013</text:p>
          </table:table-cell>
          <table:table-cell office:value-type="float" office:value="254492919436" calcext:value-type="float">
            <text:p>25449291943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3-VEJEZ, INCAPACIDAD Y SUPERVIVENCIA</text:p>
          </table:table-cell>
          <table:table-cell office:value-type="float" office:value="2011" calcext:value-type="float">
            <text:p>2011</text:p>
          </table:table-cell>
          <table:table-cell office:value-type="float" office:value="254172319404" calcext:value-type="float">
            <text:p>25417231940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11-SEGURIDAD NACIONAL</text:p>
          </table:table-cell>
          <table:table-cell office:value-type="float" office:value="2013" calcext:value-type="float">
            <text:p>2013</text:p>
          </table:table-cell>
          <table:table-cell office:value-type="float" office:value="252654809479" calcext:value-type="float">
            <text:p>25265480947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4" calcext:value-type="float">
            <text:p>2014</text:p>
          </table:table-cell>
          <table:table-cell office:value-type="float" office:value="248774989886" calcext:value-type="float">
            <text:p>24877498988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247828102361" calcext:value-type="float">
            <text:p>24782810236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3" calcext:value-type="float">
            <text:p>2013</text:p>
          </table:table-cell>
          <table:table-cell office:value-type="float" office:value="241982870558" calcext:value-type="float">
            <text:p>24198287055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2-CONTROL FISCAL</text:p>
          </table:table-cell>
          <table:table-cell office:value-type="float" office:value="2011" calcext:value-type="float">
            <text:p>2011</text:p>
          </table:table-cell>
          <table:table-cell office:value-type="float" office:value="237203094015" calcext:value-type="float">
            <text:p>23720309401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3-SERVICIO EXTERIOR</text:p>
          </table:table-cell>
          <table:table-cell office:value-type="float" office:value="2014" calcext:value-type="float">
            <text:p>2014</text:p>
          </table:table-cell>
          <table:table-cell office:value-type="float" office:value="236356971898" calcext:value-type="float">
            <text:p>23635697189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2-CONTROL FISCAL</text:p>
          </table:table-cell>
          <table:table-cell office:value-type="float" office:value="2012" calcext:value-type="float">
            <text:p>2012</text:p>
          </table:table-cell>
          <table:table-cell office:value-type="float" office:value="236182078494" calcext:value-type="float">
            <text:p>23618207849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9-AGRICULTURA , GANADERIA, CAZA Y PESCA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233456068377" calcext:value-type="float">
            <text:p>23345606837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4" calcext:value-type="float">
            <text:p>2014</text:p>
          </table:table-cell>
          <table:table-cell office:value-type="float" office:value="227654660500" calcext:value-type="float">
            <text:p>22765466050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3" calcext:value-type="float">
            <text:p>2013</text:p>
          </table:table-cell>
          <table:table-cell office:value-type="float" office:value="226300890507" calcext:value-type="float">
            <text:p>22630089050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1" calcext:value-type="float">
            <text:p>2011</text:p>
          </table:table-cell>
          <table:table-cell office:value-type="float" office:value="224275183471" calcext:value-type="float">
            <text:p>22427518347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3" calcext:value-type="float">
            <text:p>2013</text:p>
          </table:table-cell>
          <table:table-cell office:value-type="float" office:value="221419434863" calcext:value-type="float">
            <text:p>22141943486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11-REGULACIÓN Y CONTROL DE SERVICIOS DE TELECOMUNICACIÓN</text:p>
          </table:table-cell>
          <table:table-cell office:value-type="float" office:value="2014" calcext:value-type="float">
            <text:p>2014</text:p>
          </table:table-cell>
          <table:table-cell office:value-type="float" office:value="220986964283" calcext:value-type="float">
            <text:p>22098696428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1-CONDUCCIÓN POLITICA</text:p>
          </table:table-cell>
          <table:table-cell office:value-type="float" office:value="2014" calcext:value-type="float">
            <text:p>2014</text:p>
          </table:table-cell>
          <table:table-cell office:value-type="float" office:value="218412681274" calcext:value-type="float">
            <text:p>21841268127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3-SERVICIO EXTERIOR</text:p>
          </table:table-cell>
          <table:table-cell office:value-type="float" office:value="2012" calcext:value-type="float">
            <text:p>2012</text:p>
          </table:table-cell>
          <table:table-cell office:value-type="float" office:value="217422073267" calcext:value-type="float">
            <text:p>21742207326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3-SERVICIO EXTERIOR</text:p>
          </table:table-cell>
          <table:table-cell office:value-type="float" office:value="2013" calcext:value-type="float">
            <text:p>2013</text:p>
          </table:table-cell>
          <table:table-cell office:value-type="float" office:value="210827798449" calcext:value-type="float">
            <text:p>21082779844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1-EDUCACION ELEMENTAL</text:p>
          </table:table-cell>
          <table:table-cell office:value-type="float" office:value="2016" calcext:value-type="float">
            <text:p>2016</text:p>
          </table:table-cell>
          <table:table-cell office:value-type="float" office:value="210636627512" calcext:value-type="float">
            <text:p>21063662751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4" calcext:value-type="float">
            <text:p>2014</text:p>
          </table:table-cell>
          <table:table-cell office:value-type="float" office:value="210625853361" calcext:value-type="float">
            <text:p>21062585336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6" calcext:value-type="float">
            <text:p>2016</text:p>
          </table:table-cell>
          <table:table-cell office:value-type="float" office:value="207691547707" calcext:value-type="float">
            <text:p>20769154770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2" calcext:value-type="float">
            <text:p>2012</text:p>
          </table:table-cell>
          <table:table-cell office:value-type="float" office:value="207435495117" calcext:value-type="float">
            <text:p>20743549511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2" calcext:value-type="float">
            <text:p>2012</text:p>
          </table:table-cell>
          <table:table-cell office:value-type="float" office:value="204495095667" calcext:value-type="float">
            <text:p>20449509566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1" calcext:value-type="float">
            <text:p>2011</text:p>
          </table:table-cell>
          <table:table-cell office:value-type="float" office:value="204412887502" calcext:value-type="float">
            <text:p>20441288750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202661031126" calcext:value-type="float">
            <text:p>20266103112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1-CONDUCCIÓN POLITICA</text:p>
          </table:table-cell>
          <table:table-cell office:value-type="float" office:value="2013" calcext:value-type="float">
            <text:p>2013</text:p>
          </table:table-cell>
          <table:table-cell office:value-type="float" office:value="198600489047" calcext:value-type="float">
            <text:p>19860048904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9-AGRICULTURA , GANADERIA, CAZA Y PESCA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197382218992" calcext:value-type="float">
            <text:p>19738221899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3" calcext:value-type="float">
            <text:p>2013</text:p>
          </table:table-cell>
          <table:table-cell office:value-type="float" office:value="192213191337" calcext:value-type="float">
            <text:p>19221319133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2" calcext:value-type="float">
            <text:p>2012</text:p>
          </table:table-cell>
          <table:table-cell office:value-type="float" office:value="189727674799" calcext:value-type="float">
            <text:p>18972767479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3-SERVICIO EXTERIOR</text:p>
          </table:table-cell>
          <table:table-cell office:value-type="float" office:value="2011" calcext:value-type="float">
            <text:p>2011</text:p>
          </table:table-cell>
          <table:table-cell office:value-type="float" office:value="189645316325" calcext:value-type="float">
            <text:p>18964531632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4" calcext:value-type="float">
            <text:p>2014</text:p>
          </table:table-cell>
          <table:table-cell office:value-type="float" office:value="189205277108" calcext:value-type="float">
            <text:p>18920527710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4" calcext:value-type="float">
            <text:p>2014</text:p>
          </table:table-cell>
          <table:table-cell office:value-type="float" office:value="187650665565" calcext:value-type="float">
            <text:p>18765066556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3" calcext:value-type="float">
            <text:p>2013</text:p>
          </table:table-cell>
          <table:table-cell office:value-type="float" office:value="184149499515" calcext:value-type="float">
            <text:p>18414949951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32-TRANSPORTE AEREO</text:p>
          </table:table-cell>
          <table:table-cell office:value-type="float" office:value="2015" calcext:value-type="float">
            <text:p>2015</text:p>
          </table:table-cell>
          <table:table-cell office:value-type="float" office:value="182412456553" calcext:value-type="float">
            <text:p>18241245655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1-ATENCION MEDICA</text:p>
          </table:table-cell>
          <table:table-cell office:value-type="float" office:value="2016" calcext:value-type="float">
            <text:p>2016</text:p>
          </table:table-cell>
          <table:table-cell office:value-type="float" office:value="182107271164" calcext:value-type="float">
            <text:p>18210727116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181712335384" calcext:value-type="float">
            <text:p>18171233538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2-CONTROL FISCAL</text:p>
          </table:table-cell>
          <table:table-cell office:value-type="float" office:value="2014" calcext:value-type="float">
            <text:p>2014</text:p>
          </table:table-cell>
          <table:table-cell office:value-type="float" office:value="180949725071" calcext:value-type="float">
            <text:p>18094972507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1" calcext:value-type="float">
            <text:p>2011</text:p>
          </table:table-cell>
          <table:table-cell office:value-type="float" office:value="179592654920" calcext:value-type="float">
            <text:p>17959265492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175990569389" calcext:value-type="float">
            <text:p>17599056938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9-AGRICULTURA Y OTROS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175938765398" calcext:value-type="float">
            <text:p>17593876539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9-AGRICULTURA Y OTROS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175629942248" calcext:value-type="float">
            <text:p>17562994224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5" calcext:value-type="float">
            <text:p>2015</text:p>
          </table:table-cell>
          <table:table-cell office:value-type="float" office:value="175142338597" calcext:value-type="float">
            <text:p>17514233859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1-CONDUCCIÓN POLITICA</text:p>
          </table:table-cell>
          <table:table-cell office:value-type="float" office:value="2011" calcext:value-type="float">
            <text:p>2011</text:p>
          </table:table-cell>
          <table:table-cell office:value-type="float" office:value="174541038976" calcext:value-type="float">
            <text:p>17454103897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1-CONDUCCIÓN POLITICA</text:p>
          </table:table-cell>
          <table:table-cell office:value-type="float" office:value="2012" calcext:value-type="float">
            <text:p>2012</text:p>
          </table:table-cell>
          <table:table-cell office:value-type="float" office:value="173822431940" calcext:value-type="float">
            <text:p>17382243194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172021605165" calcext:value-type="float">
            <text:p>17202160516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92-INVERSIÓN SERVICIOS ECONÓMICOS</text:p>
          </table:table-cell>
          <table:table-cell office:value-type="float" office:value="2013" calcext:value-type="float">
            <text:p>2013</text:p>
          </table:table-cell>
          <table:table-cell office:value-type="float" office:value="164492325426" calcext:value-type="float">
            <text:p>16449232542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21-JUDICIAL</text:p>
          </table:table-cell>
          <table:table-cell office:value-type="float" office:value="2016" calcext:value-type="float">
            <text:p>2016</text:p>
          </table:table-cell>
          <table:table-cell office:value-type="float" office:value="160838168075" calcext:value-type="float">
            <text:p>16083816807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32-TRANSPORTE AEREO</text:p>
          </table:table-cell>
          <table:table-cell office:value-type="float" office:value="2014" calcext:value-type="float">
            <text:p>2014</text:p>
          </table:table-cell>
          <table:table-cell office:value-type="float" office:value="153055801720" calcext:value-type="float">
            <text:p>15305580172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2" calcext:value-type="float">
            <text:p>2012</text:p>
          </table:table-cell>
          <table:table-cell office:value-type="float" office:value="152969914915" calcext:value-type="float">
            <text:p>15296991491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5-SERVICIOS SOCIALES DE LOS GOB. DEPARTAMENTALES Y MUNICIPALES</text:p>
          </table:table-cell>
          <table:table-cell office:value-type="float" office:value="2016" calcext:value-type="float">
            <text:p>2016</text:p>
          </table:table-cell>
          <table:table-cell office:value-type="float" office:value="152622175840" calcext:value-type="float">
            <text:p>15262217584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151862054809" calcext:value-type="float">
            <text:p>15186205480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12-PETROLEO Y GAS</text:p>
          </table:table-cell>
          <table:table-cell office:value-type="float" office:value="2015" calcext:value-type="float">
            <text:p>2015</text:p>
          </table:table-cell>
          <table:table-cell office:value-type="float" office:value="149395806838" calcext:value-type="float">
            <text:p>14939580683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11-REGULACIÓN Y CONTROL DE SERVICIOS DE TELECOMUNICACIÓN</text:p>
          </table:table-cell>
          <table:table-cell office:value-type="float" office:value="2013" calcext:value-type="float">
            <text:p>2013</text:p>
          </table:table-cell>
          <table:table-cell office:value-type="float" office:value="148871040054" calcext:value-type="float">
            <text:p>14887104005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31-RECLUSIÓN PENAL</text:p>
          </table:table-cell>
          <table:table-cell office:value-type="float" office:value="2015" calcext:value-type="float">
            <text:p>2015</text:p>
          </table:table-cell>
          <table:table-cell office:value-type="float" office:value="148700551157" calcext:value-type="float">
            <text:p>14870055115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146127356681" calcext:value-type="float">
            <text:p>14612735668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11-REGULACIÓN Y CONTROL DE SERVICIOS DE TELECOMUNICACIÓN</text:p>
          </table:table-cell>
          <table:table-cell office:value-type="float" office:value="2012" calcext:value-type="float">
            <text:p>2012</text:p>
          </table:table-cell>
          <table:table-cell office:value-type="float" office:value="143327531328" calcext:value-type="float">
            <text:p>14332753132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4" calcext:value-type="float">
            <text:p>2014</text:p>
          </table:table-cell>
          <table:table-cell office:value-type="float" office:value="142549617000" calcext:value-type="float">
            <text:p>14254961700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32-TRANSPORTE AEREO</text:p>
          </table:table-cell>
          <table:table-cell office:value-type="float" office:value="2013" calcext:value-type="float">
            <text:p>2013</text:p>
          </table:table-cell>
          <table:table-cell office:value-type="float" office:value="141306595572" calcext:value-type="float">
            <text:p>14130659557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1" calcext:value-type="float">
            <text:p>2011</text:p>
          </table:table-cell>
          <table:table-cell office:value-type="float" office:value="139930457060" calcext:value-type="float">
            <text:p>13993045706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2-CONTROL FISCAL</text:p>
          </table:table-cell>
          <table:table-cell office:value-type="float" office:value="2015" calcext:value-type="float">
            <text:p>2015</text:p>
          </table:table-cell>
          <table:table-cell office:value-type="float" office:value="138332860353" calcext:value-type="float">
            <text:p>13833286035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1" calcext:value-type="float">
            <text:p>2011</text:p>
          </table:table-cell>
          <table:table-cell office:value-type="float" office:value="137488263036" calcext:value-type="float">
            <text:p>13748826303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6" calcext:value-type="float">
            <text:p>2016</text:p>
          </table:table-cell>
          <table:table-cell office:value-type="float" office:value="136329446080" calcext:value-type="float">
            <text:p>13632944608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134915581437" calcext:value-type="float">
            <text:p>13491558143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2-SANEAMIENTO AMBIENTAL</text:p>
          </table:table-cell>
          <table:table-cell office:value-type="float" office:value="2012" calcext:value-type="float">
            <text:p>2012</text:p>
          </table:table-cell>
          <table:table-cell office:value-type="float" office:value="134266350414" calcext:value-type="float">
            <text:p>13426635041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5" calcext:value-type="float">
            <text:p>2015</text:p>
          </table:table-cell>
          <table:table-cell office:value-type="float" office:value="130764608335" calcext:value-type="float">
            <text:p>13076460833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5-SERVICIOS SOCIALES DE LOS GOB. DEPARTAMENTALES</text:p>
          </table:table-cell>
          <table:table-cell office:value-type="float" office:value="2015" calcext:value-type="float">
            <text:p>2015</text:p>
          </table:table-cell>
          <table:table-cell office:value-type="float" office:value="130539884551" calcext:value-type="float">
            <text:p>13053988455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11-SERVICIOS DE SEGURIDAD NACIONAL</text:p>
          </table:table-cell>
          <table:table-cell office:value-type="float" office:value="2016" calcext:value-type="float">
            <text:p>2016</text:p>
          </table:table-cell>
          <table:table-cell office:value-type="float" office:value="130089227372" calcext:value-type="float">
            <text:p>13008922737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59-AGRICULTURA , GANADERIA, CAZA Y PESCA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130017058259" calcext:value-type="float">
            <text:p>13001705825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32-TRANSPORTE AEREO</text:p>
          </table:table-cell>
          <table:table-cell office:value-type="float" office:value="2012" calcext:value-type="float">
            <text:p>2012</text:p>
          </table:table-cell>
          <table:table-cell office:value-type="float" office:value="129221711857" calcext:value-type="float">
            <text:p>12922171185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31-RECLUSIÓN PENAL</text:p>
          </table:table-cell>
          <table:table-cell office:value-type="float" office:value="2014" calcext:value-type="float">
            <text:p>2014</text:p>
          </table:table-cell>
          <table:table-cell office:value-type="float" office:value="128753090607" calcext:value-type="float">
            <text:p>12875309060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11-REGULACIÓN Y CONTROL DE SERVICIOS DE TELECOMUNICACIÓN</text:p>
          </table:table-cell>
          <table:table-cell office:value-type="float" office:value="2011" calcext:value-type="float">
            <text:p>2011</text:p>
          </table:table-cell>
          <table:table-cell office:value-type="float" office:value="125049537226" calcext:value-type="float">
            <text:p>12504953722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4" calcext:value-type="float">
            <text:p>2014</text:p>
          </table:table-cell>
          <table:table-cell office:value-type="float" office:value="124657593245" calcext:value-type="float">
            <text:p>12465759324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6" calcext:value-type="float">
            <text:p>2016</text:p>
          </table:table-cell>
          <table:table-cell office:value-type="float" office:value="123392293817" calcext:value-type="float">
            <text:p>12339229381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5" calcext:value-type="float">
            <text:p>2015</text:p>
          </table:table-cell>
          <table:table-cell office:value-type="float" office:value="122420555722" calcext:value-type="float">
            <text:p>12242055572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32-TRANSPORTE AEREO</text:p>
          </table:table-cell>
          <table:table-cell office:value-type="float" office:value="2011" calcext:value-type="float">
            <text:p>2011</text:p>
          </table:table-cell>
          <table:table-cell office:value-type="float" office:value="122148680305" calcext:value-type="float">
            <text:p>12214868030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2-SANEAMIENTO AMBIENTAL</text:p>
          </table:table-cell>
          <table:table-cell office:value-type="float" office:value="2015" calcext:value-type="float">
            <text:p>2015</text:p>
          </table:table-cell>
          <table:table-cell office:value-type="float" office:value="119184555896" calcext:value-type="float">
            <text:p>11918455589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61-RELACIONES LABORALES</text:p>
          </table:table-cell>
          <table:table-cell office:value-type="float" office:value="2015" calcext:value-type="float">
            <text:p>2015</text:p>
          </table:table-cell>
          <table:table-cell office:value-type="float" office:value="117743344088" calcext:value-type="float">
            <text:p>11774334408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31-RECLUSIÓN PENAL</text:p>
          </table:table-cell>
          <table:table-cell office:value-type="float" office:value="2013" calcext:value-type="float">
            <text:p>2013</text:p>
          </table:table-cell>
          <table:table-cell office:value-type="float" office:value="113821908334" calcext:value-type="float">
            <text:p>11382190833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2" calcext:value-type="float">
            <text:p>2012</text:p>
          </table:table-cell>
          <table:table-cell office:value-type="float" office:value="113022025894" calcext:value-type="float">
            <text:p>11302202589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3" calcext:value-type="float">
            <text:p>2013</text:p>
          </table:table-cell>
          <table:table-cell office:value-type="float" office:value="109625788655" calcext:value-type="float">
            <text:p>10962578865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109531749236" calcext:value-type="float">
            <text:p>109531749236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59-AGRICULTURA , GANADERIA, CAZA Y PESCA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108691377159" calcext:value-type="float">
            <text:p>10869137715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5" calcext:value-type="float">
            <text:p>2015</text:p>
          </table:table-cell>
          <table:table-cell office:value-type="float" office:value="107832872295" calcext:value-type="float">
            <text:p>10783287229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6" calcext:value-type="float">
            <text:p>2016</text:p>
          </table:table-cell>
          <table:table-cell office:value-type="float" office:value="106467082134" calcext:value-type="float">
            <text:p>10646708213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2-SANEAMIENTO AMBIENTAL</text:p>
          </table:table-cell>
          <table:table-cell office:value-type="float" office:value="2013" calcext:value-type="float">
            <text:p>2013</text:p>
          </table:table-cell>
          <table:table-cell office:value-type="float" office:value="106202857893" calcext:value-type="float">
            <text:p>10620285789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105054734744" calcext:value-type="float">
            <text:p>10505473474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3-TRANSPORTE FLUVIAL</text:p>
          </table:table-cell>
          <table:table-cell office:value-type="float" office:value="2014" calcext:value-type="float">
            <text:p>2014</text:p>
          </table:table-cell>
          <table:table-cell office:value-type="float" office:value="104870905707" calcext:value-type="float">
            <text:p>10487090570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5" calcext:value-type="float">
            <text:p>2015</text:p>
          </table:table-cell>
          <table:table-cell office:value-type="float" office:value="104458757552" calcext:value-type="float">
            <text:p>10445875755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5" calcext:value-type="float">
            <text:p>2015</text:p>
          </table:table-cell>
          <table:table-cell office:value-type="float" office:value="101654235350" calcext:value-type="float">
            <text:p>10165423535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2-SERVICIOS PECUARIOS</text:p>
          </table:table-cell>
          <table:table-cell office:value-type="float" office:value="2015" calcext:value-type="float">
            <text:p>2015</text:p>
          </table:table-cell>
          <table:table-cell office:value-type="float" office:value="100148900215" calcext:value-type="float">
            <text:p>10014890021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1-CONDUCCIÓN POLITICA</text:p>
          </table:table-cell>
          <table:table-cell office:value-type="float" office:value="2015" calcext:value-type="float">
            <text:p>2015</text:p>
          </table:table-cell>
          <table:table-cell office:value-type="float" office:value="99899993664" calcext:value-type="float">
            <text:p>9989999366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99850691304" calcext:value-type="float">
            <text:p>9985069130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41-INVERSIÓN SEGURIDAD</text:p>
          </table:table-cell>
          <table:table-cell office:value-type="float" office:value="2014" calcext:value-type="float">
            <text:p>2014</text:p>
          </table:table-cell>
          <table:table-cell office:value-type="float" office:value="99543592369" calcext:value-type="float">
            <text:p>9954359236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1" calcext:value-type="float">
            <text:p>2011</text:p>
          </table:table-cell>
          <table:table-cell office:value-type="float" office:value="97962259562" calcext:value-type="float">
            <text:p>9796225956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31-RECLUSIÓN PENAL</text:p>
          </table:table-cell>
          <table:table-cell office:value-type="float" office:value="2012" calcext:value-type="float">
            <text:p>2012</text:p>
          </table:table-cell>
          <table:table-cell office:value-type="float" office:value="96600868139" calcext:value-type="float">
            <text:p>9660086813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59-AGRICULTURA Y OTROS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95281060218" calcext:value-type="float">
            <text:p>9528106021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4" calcext:value-type="float">
            <text:p>2014</text:p>
          </table:table-cell>
          <table:table-cell office:value-type="float" office:value="94741324672" calcext:value-type="float">
            <text:p>9474132467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5" calcext:value-type="float">
            <text:p>2015</text:p>
          </table:table-cell>
          <table:table-cell office:value-type="float" office:value="94190772004" calcext:value-type="float">
            <text:p>9419077200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9-AGRICULTURA , GANADERIA, CAZA Y PESCA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93661522964" calcext:value-type="float">
            <text:p>9366152296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1-ADMINISTRACION DE LOS SERVICIOS DE SEGURIDAD SOCIAL</text:p>
          </table:table-cell>
          <table:table-cell office:value-type="float" office:value="2014" calcext:value-type="float">
            <text:p>2014</text:p>
          </table:table-cell>
          <table:table-cell office:value-type="float" office:value="93143270024" calcext:value-type="float">
            <text:p>9314327002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89831979078" calcext:value-type="float">
            <text:p>8983197907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4" calcext:value-type="float">
            <text:p>2014</text:p>
          </table:table-cell>
          <table:table-cell office:value-type="float" office:value="89526273807" calcext:value-type="float">
            <text:p>8952627380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89509635646" calcext:value-type="float">
            <text:p>8950963564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2-SERVICIOS PECUARIOS</text:p>
          </table:table-cell>
          <table:table-cell office:value-type="float" office:value="2013" calcext:value-type="float">
            <text:p>2013</text:p>
          </table:table-cell>
          <table:table-cell office:value-type="float" office:value="89187386915" calcext:value-type="float">
            <text:p>8918738691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1-ADMINISTRACION Y PROMOCION</text:p>
          </table:table-cell>
          <table:table-cell office:value-type="float" office:value="2013" calcext:value-type="float">
            <text:p>2013</text:p>
          </table:table-cell>
          <table:table-cell office:value-type="float" office:value="88779084958" calcext:value-type="float">
            <text:p>8877908495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2-EDUCACION MEDIA Y TECNICA</text:p>
          </table:table-cell>
          <table:table-cell office:value-type="float" office:value="2016" calcext:value-type="float">
            <text:p>2016</text:p>
          </table:table-cell>
          <table:table-cell office:value-type="float" office:value="88680069625" calcext:value-type="float">
            <text:p>8868006962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9-AGRICULTURA Y OTROS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87674128518" calcext:value-type="float">
            <text:p>8767412851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3-TRANSPORTE FLUVIAL</text:p>
          </table:table-cell>
          <table:table-cell office:value-type="float" office:value="2012" calcext:value-type="float">
            <text:p>2012</text:p>
          </table:table-cell>
          <table:table-cell office:value-type="float" office:value="86542818800" calcext:value-type="float">
            <text:p>8654281880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3-TRANSPORTE FLUVIAL</text:p>
          </table:table-cell>
          <table:table-cell office:value-type="float" office:value="2013" calcext:value-type="float">
            <text:p>2013</text:p>
          </table:table-cell>
          <table:table-cell office:value-type="float" office:value="86507377630" calcext:value-type="float">
            <text:p>8650737763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2-SERVICIOS PECUARIOS</text:p>
          </table:table-cell>
          <table:table-cell office:value-type="float" office:value="2014" calcext:value-type="float">
            <text:p>2014</text:p>
          </table:table-cell>
          <table:table-cell office:value-type="float" office:value="85601811935" calcext:value-type="float">
            <text:p>8560181193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12-PETROLEO Y GAS</text:p>
          </table:table-cell>
          <table:table-cell office:value-type="float" office:value="2016" calcext:value-type="float">
            <text:p>2016</text:p>
          </table:table-cell>
          <table:table-cell office:value-type="float" office:value="84783880249" calcext:value-type="float">
            <text:p>8478388024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31-RECLUSIÓN PENAL</text:p>
          </table:table-cell>
          <table:table-cell office:value-type="float" office:value="2011" calcext:value-type="float">
            <text:p>2011</text:p>
          </table:table-cell>
          <table:table-cell office:value-type="float" office:value="83600805124" calcext:value-type="float">
            <text:p>8360080512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9-AGRICULTURA Y OTROS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82730523521" calcext:value-type="float">
            <text:p>8273052352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1" calcext:value-type="float">
            <text:p>2011</text:p>
          </table:table-cell>
          <table:table-cell office:value-type="float" office:value="81478436858" calcext:value-type="float">
            <text:p>8147843685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1" calcext:value-type="float">
            <text:p>2011</text:p>
          </table:table-cell>
          <table:table-cell office:value-type="float" office:value="81089869552" calcext:value-type="float">
            <text:p>8108986955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3" calcext:value-type="float">
            <text:p>2013</text:p>
          </table:table-cell>
          <table:table-cell office:value-type="float" office:value="81011337340" calcext:value-type="float">
            <text:p>8101133734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5" calcext:value-type="float">
            <text:p>2015</text:p>
          </table:table-cell>
          <table:table-cell office:value-type="float" office:value="80666979955" calcext:value-type="float">
            <text:p>8066697995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80354628294" calcext:value-type="float">
            <text:p>8035462829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3-TRANSPORTE FLUVIAL</text:p>
          </table:table-cell>
          <table:table-cell office:value-type="float" office:value="2011" calcext:value-type="float">
            <text:p>2011</text:p>
          </table:table-cell>
          <table:table-cell office:value-type="float" office:value="78966018561" calcext:value-type="float">
            <text:p>7896601856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4" calcext:value-type="float">
            <text:p>2014</text:p>
          </table:table-cell>
          <table:table-cell office:value-type="float" office:value="78426383729" calcext:value-type="float">
            <text:p>7842638372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1-ADMINISTRACION DE LOS SERVICIOS DE SEGURIDAD SOCIAL</text:p>
          </table:table-cell>
          <table:table-cell office:value-type="float" office:value="2015" calcext:value-type="float">
            <text:p>2015</text:p>
          </table:table-cell>
          <table:table-cell office:value-type="float" office:value="78415538158" calcext:value-type="float">
            <text:p>7841553815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3-TRANSPORTE FLUVIAL</text:p>
          </table:table-cell>
          <table:table-cell office:value-type="float" office:value="2015" calcext:value-type="float">
            <text:p>2015</text:p>
          </table:table-cell>
          <table:table-cell office:value-type="float" office:value="77629737516" calcext:value-type="float">
            <text:p>7762973751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1-ADMINISTRACION Y PROMOCION</text:p>
          </table:table-cell>
          <table:table-cell office:value-type="float" office:value="2012" calcext:value-type="float">
            <text:p>2012</text:p>
          </table:table-cell>
          <table:table-cell office:value-type="float" office:value="76583780238" calcext:value-type="float">
            <text:p>7658378023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2-TRANSPORTE AEREO</text:p>
          </table:table-cell>
          <table:table-cell office:value-type="float" office:value="2014" calcext:value-type="float">
            <text:p>2014</text:p>
          </table:table-cell>
          <table:table-cell office:value-type="float" office:value="76492499550" calcext:value-type="float">
            <text:p>7649249955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9-AGRICULTURA , GANADERIA, CAZA Y PESCA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75763696673" calcext:value-type="float">
            <text:p>7576369667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59-AGRICULTURA , GANADERIA, CAZA Y PESCA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74650338492" calcext:value-type="float">
            <text:p>7465033849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9-AGRICULTURA , GANADERIA, CAZA Y PESCA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73139834745" calcext:value-type="float">
            <text:p>7313983474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2-TRANSPORTE AEREO</text:p>
          </table:table-cell>
          <table:table-cell office:value-type="float" office:value="2012" calcext:value-type="float">
            <text:p>2012</text:p>
          </table:table-cell>
          <table:table-cell office:value-type="float" office:value="72880932883" calcext:value-type="float">
            <text:p>7288093288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11-REGULACIÓN Y CONTROL DE SERVICIOS DE TELECOMUNICACIÓN</text:p>
          </table:table-cell>
          <table:table-cell office:value-type="float" office:value="2012" calcext:value-type="float">
            <text:p>2012</text:p>
          </table:table-cell>
          <table:table-cell office:value-type="float" office:value="72837582967" calcext:value-type="float">
            <text:p>7283758296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2-TRANSPORTE AEREO</text:p>
          </table:table-cell>
          <table:table-cell office:value-type="float" office:value="2011" calcext:value-type="float">
            <text:p>2011</text:p>
          </table:table-cell>
          <table:table-cell office:value-type="float" office:value="71292978427" calcext:value-type="float">
            <text:p>7129297842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2-SERVICIOS PECUARIOS</text:p>
          </table:table-cell>
          <table:table-cell office:value-type="float" office:value="2011" calcext:value-type="float">
            <text:p>2011</text:p>
          </table:table-cell>
          <table:table-cell office:value-type="float" office:value="71000712115" calcext:value-type="float">
            <text:p>7100071211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70242143351" calcext:value-type="float">
            <text:p>7024214335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5" calcext:value-type="float">
            <text:p>2015</text:p>
          </table:table-cell>
          <table:table-cell office:value-type="float" office:value="70107514006" calcext:value-type="float">
            <text:p>7010751400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2-SERVICIOS PECUARIOS</text:p>
          </table:table-cell>
          <table:table-cell office:value-type="float" office:value="2012" calcext:value-type="float">
            <text:p>2012</text:p>
          </table:table-cell>
          <table:table-cell office:value-type="float" office:value="70054702995" calcext:value-type="float">
            <text:p>7005470299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2-TRANSPORTE AEREO</text:p>
          </table:table-cell>
          <table:table-cell office:value-type="float" office:value="2015" calcext:value-type="float">
            <text:p>2015</text:p>
          </table:table-cell>
          <table:table-cell office:value-type="float" office:value="66935865420" calcext:value-type="float">
            <text:p>6693586542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1-SERVICIOS AGRICOLAS</text:p>
          </table:table-cell>
          <table:table-cell office:value-type="float" office:value="2014" calcext:value-type="float">
            <text:p>2014</text:p>
          </table:table-cell>
          <table:table-cell office:value-type="float" office:value="66037442310" calcext:value-type="float">
            <text:p>6603744231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59-AGRICULTURA Y OTROS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65194468839" calcext:value-type="float">
            <text:p>6519446883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5-DEPORTE Y RECREACION</text:p>
          </table:table-cell>
          <table:table-cell office:value-type="float" office:value="2014" calcext:value-type="float">
            <text:p>2014</text:p>
          </table:table-cell>
          <table:table-cell office:value-type="float" office:value="64223316464" calcext:value-type="float">
            <text:p>6422331646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3-DIFUSION DEL CONOCIMIENTO CIENTIFICO Y TECNOLOGICO</text:p>
          </table:table-cell>
          <table:table-cell office:value-type="float" office:value="2015" calcext:value-type="float">
            <text:p>2015</text:p>
          </table:table-cell>
          <table:table-cell office:value-type="float" office:value="63615615332" calcext:value-type="float">
            <text:p>6361561533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3-DIFUSION DEL CONOCIMIENTO CIENTIFICO Y TECNOLOGICO</text:p>
          </table:table-cell>
          <table:table-cell office:value-type="float" office:value="2014" calcext:value-type="float">
            <text:p>2014</text:p>
          </table:table-cell>
          <table:table-cell office:value-type="float" office:value="63529356521" calcext:value-type="float">
            <text:p>6352935652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2-TRANSPORTE AEREO</text:p>
          </table:table-cell>
          <table:table-cell office:value-type="float" office:value="2013" calcext:value-type="float">
            <text:p>2013</text:p>
          </table:table-cell>
          <table:table-cell office:value-type="float" office:value="62779667774" calcext:value-type="float">
            <text:p>6277966777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5" calcext:value-type="float">
            <text:p>2015</text:p>
          </table:table-cell>
          <table:table-cell office:value-type="float" office:value="62247365165" calcext:value-type="float">
            <text:p>6224736516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61791143862" calcext:value-type="float">
            <text:p>6179114386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21-SERVICIOS POSTALES</text:p>
          </table:table-cell>
          <table:table-cell office:value-type="float" office:value="2014" calcext:value-type="float">
            <text:p>2014</text:p>
          </table:table-cell>
          <table:table-cell office:value-type="float" office:value="61292836218" calcext:value-type="float">
            <text:p>6129283621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1-SERVICIOS AGRICOLAS</text:p>
          </table:table-cell>
          <table:table-cell office:value-type="float" office:value="2015" calcext:value-type="float">
            <text:p>2015</text:p>
          </table:table-cell>
          <table:table-cell office:value-type="float" office:value="60195322474" calcext:value-type="float">
            <text:p>6019532247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83-CREDITO PECUARIO</text:p>
          </table:table-cell>
          <table:table-cell office:value-type="float" office:value="2011" calcext:value-type="float">
            <text:p>2011</text:p>
          </table:table-cell>
          <table:table-cell office:value-type="float" office:value="59432622729" calcext:value-type="float">
            <text:p>5943262272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4-CULTURA</text:p>
          </table:table-cell>
          <table:table-cell office:value-type="float" office:value="2015" calcext:value-type="float">
            <text:p>2015</text:p>
          </table:table-cell>
          <table:table-cell office:value-type="float" office:value="59332321199" calcext:value-type="float">
            <text:p>5933232119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5-DEPORTE Y RECREACION</text:p>
          </table:table-cell>
          <table:table-cell office:value-type="float" office:value="2013" calcext:value-type="float">
            <text:p>2013</text:p>
          </table:table-cell>
          <table:table-cell office:value-type="float" office:value="59036899775" calcext:value-type="float">
            <text:p>5903689977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21-SERVICIOS POSTALES</text:p>
          </table:table-cell>
          <table:table-cell office:value-type="float" office:value="2015" calcext:value-type="float">
            <text:p>2015</text:p>
          </table:table-cell>
          <table:table-cell office:value-type="float" office:value="59002938218" calcext:value-type="float">
            <text:p>5900293821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1-ASISTENCIA <text:s/>A PERSONAS CON NECESIDADES ESPECIALES</text:p>
          </table:table-cell>
          <table:table-cell office:value-type="float" office:value="2014" calcext:value-type="float">
            <text:p>2014</text:p>
          </table:table-cell>
          <table:table-cell office:value-type="float" office:value="58742226687" calcext:value-type="float">
            <text:p>5874222668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21-SERVICIOS POSTALES</text:p>
          </table:table-cell>
          <table:table-cell office:value-type="float" office:value="2012" calcext:value-type="float">
            <text:p>2012</text:p>
          </table:table-cell>
          <table:table-cell office:value-type="float" office:value="58448405971" calcext:value-type="float">
            <text:p>5844840597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11-REGULACIÓN Y CONTROL DE SERVICIOS DE TELECOMUNICACIÓN</text:p>
          </table:table-cell>
          <table:table-cell office:value-type="float" office:value="2014" calcext:value-type="float">
            <text:p>2014</text:p>
          </table:table-cell>
          <table:table-cell office:value-type="float" office:value="57997797559" calcext:value-type="float">
            <text:p>5799779755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2-SANEAMIENTO AMBIENTAL</text:p>
          </table:table-cell>
          <table:table-cell office:value-type="float" office:value="2011" calcext:value-type="float">
            <text:p>2011</text:p>
          </table:table-cell>
          <table:table-cell office:value-type="float" office:value="57722686244" calcext:value-type="float">
            <text:p>5772268624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2" calcext:value-type="float">
            <text:p>2012</text:p>
          </table:table-cell>
          <table:table-cell office:value-type="float" office:value="57457026082" calcext:value-type="float">
            <text:p>5745702608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1-ASISTENCIA <text:s/>A PERSONAS CON NECESIDADES ESPECIALES</text:p>
          </table:table-cell>
          <table:table-cell office:value-type="float" office:value="2013" calcext:value-type="float">
            <text:p>2013</text:p>
          </table:table-cell>
          <table:table-cell office:value-type="float" office:value="57451618979" calcext:value-type="float">
            <text:p>5745161897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5-SERVICIOS ESTADISTICOS</text:p>
          </table:table-cell>
          <table:table-cell office:value-type="float" office:value="2012" calcext:value-type="float">
            <text:p>2012</text:p>
          </table:table-cell>
          <table:table-cell office:value-type="float" office:value="57257768553" calcext:value-type="float">
            <text:p>5725776855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5-DEPORTE Y RECREACION</text:p>
          </table:table-cell>
          <table:table-cell office:value-type="float" office:value="2015" calcext:value-type="float">
            <text:p>2015</text:p>
          </table:table-cell>
          <table:table-cell office:value-type="float" office:value="57188536614" calcext:value-type="float">
            <text:p>5718853661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3-SERVICIO EXTERIOR</text:p>
          </table:table-cell>
          <table:table-cell office:value-type="float" office:value="2016" calcext:value-type="float">
            <text:p>2016</text:p>
          </table:table-cell>
          <table:table-cell office:value-type="float" office:value="56959720102" calcext:value-type="float">
            <text:p>5695972010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56537864177" calcext:value-type="float">
            <text:p>5653786417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21-SERVICIOS POSTALES</text:p>
          </table:table-cell>
          <table:table-cell office:value-type="float" office:value="2013" calcext:value-type="float">
            <text:p>2013</text:p>
          </table:table-cell>
          <table:table-cell office:value-type="float" office:value="56511485034" calcext:value-type="float">
            <text:p>5651148503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1-SERVICIOS AGRICOLAS</text:p>
          </table:table-cell>
          <table:table-cell office:value-type="float" office:value="2013" calcext:value-type="float">
            <text:p>2013</text:p>
          </table:table-cell>
          <table:table-cell office:value-type="float" office:value="55370966587" calcext:value-type="float">
            <text:p>5537096658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1-ASISTENCIA <text:s/>A PERSONAS CON NECESIDADES ESPECIALES</text:p>
          </table:table-cell>
          <table:table-cell office:value-type="float" office:value="2015" calcext:value-type="float">
            <text:p>2015</text:p>
          </table:table-cell>
          <table:table-cell office:value-type="float" office:value="54883102442" calcext:value-type="float">
            <text:p>5488310244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5" calcext:value-type="float">
            <text:p>2015</text:p>
          </table:table-cell>
          <table:table-cell office:value-type="float" office:value="53006073841" calcext:value-type="float">
            <text:p>5300607384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2-SANEAMIENTO AMBIENTAL</text:p>
          </table:table-cell>
          <table:table-cell office:value-type="float" office:value="2015" calcext:value-type="float">
            <text:p>2015</text:p>
          </table:table-cell>
          <table:table-cell office:value-type="float" office:value="52956970318" calcext:value-type="float">
            <text:p>5295697031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1-SERVICIOS AGRICOLAS</text:p>
          </table:table-cell>
          <table:table-cell office:value-type="float" office:value="2012" calcext:value-type="float">
            <text:p>2012</text:p>
          </table:table-cell>
          <table:table-cell office:value-type="float" office:value="52876191807" calcext:value-type="float">
            <text:p>5287619180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1" calcext:value-type="float">
            <text:p>2011</text:p>
          </table:table-cell>
          <table:table-cell office:value-type="float" office:value="52623161783" calcext:value-type="float">
            <text:p>5262316178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6" calcext:value-type="float">
            <text:p>2016</text:p>
          </table:table-cell>
          <table:table-cell office:value-type="float" office:value="52227465962" calcext:value-type="float">
            <text:p>5222746596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4" calcext:value-type="float">
            <text:p>2014</text:p>
          </table:table-cell>
          <table:table-cell office:value-type="float" office:value="50982717341" calcext:value-type="float">
            <text:p>5098271734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61-REGULACIÓN <text:s/>Y CONTROL DEL SISTEMA MONETARIO, CRED. Y CAMBIAR</text:p>
          </table:table-cell>
          <table:table-cell office:value-type="float" office:value="2011" calcext:value-type="float">
            <text:p>2011</text:p>
          </table:table-cell>
          <table:table-cell office:value-type="float" office:value="50000000000" calcext:value-type="float">
            <text:p>5000000000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83-CREDITO PECUARIO</text:p>
          </table:table-cell>
          <table:table-cell office:value-type="float" office:value="2015" calcext:value-type="float">
            <text:p>2015</text:p>
          </table:table-cell>
          <table:table-cell office:value-type="float" office:value="49421986049" calcext:value-type="float">
            <text:p>4942198604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5-DEPORTE Y RECREACION</text:p>
          </table:table-cell>
          <table:table-cell office:value-type="float" office:value="2012" calcext:value-type="float">
            <text:p>2012</text:p>
          </table:table-cell>
          <table:table-cell office:value-type="float" office:value="48353737866" calcext:value-type="float">
            <text:p>4835373786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72-TURISMO</text:p>
          </table:table-cell>
          <table:table-cell office:value-type="float" office:value="2015" calcext:value-type="float">
            <text:p>2015</text:p>
          </table:table-cell>
          <table:table-cell office:value-type="float" office:value="48210496732" calcext:value-type="float">
            <text:p>4821049673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83-CREDITO PECUARIO</text:p>
          </table:table-cell>
          <table:table-cell office:value-type="float" office:value="2014" calcext:value-type="float">
            <text:p>2014</text:p>
          </table:table-cell>
          <table:table-cell office:value-type="float" office:value="46855900799" calcext:value-type="float">
            <text:p>4685590079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2-SANEAMIENTO AMBIENTAL</text:p>
          </table:table-cell>
          <table:table-cell office:value-type="float" office:value="2014" calcext:value-type="float">
            <text:p>2014</text:p>
          </table:table-cell>
          <table:table-cell office:value-type="float" office:value="46301658242" calcext:value-type="float">
            <text:p>4630165824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4-CULTURA</text:p>
          </table:table-cell>
          <table:table-cell office:value-type="float" office:value="2011" calcext:value-type="float">
            <text:p>2011</text:p>
          </table:table-cell>
          <table:table-cell office:value-type="float" office:value="45939379023" calcext:value-type="float">
            <text:p>4593937902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71-REG. Y CONTROL DEL SIST. NAC, CONTRATC PUB</text:p>
          </table:table-cell>
          <table:table-cell office:value-type="float" office:value="2014" calcext:value-type="float">
            <text:p>2014</text:p>
          </table:table-cell>
          <table:table-cell office:value-type="float" office:value="45290747383" calcext:value-type="float">
            <text:p>4529074738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4-TARIFA SOCIAL DE ENERGIA ELECTRICA</text:p>
          </table:table-cell>
          <table:table-cell office:value-type="float" office:value="2014" calcext:value-type="float">
            <text:p>2014</text:p>
          </table:table-cell>
          <table:table-cell office:value-type="float" office:value="45112523415" calcext:value-type="float">
            <text:p>4511252341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4-TARIFA SOCIAL DE ENERGIA ELECTRICA</text:p>
          </table:table-cell>
          <table:table-cell office:value-type="float" office:value="2013" calcext:value-type="float">
            <text:p>2013</text:p>
          </table:table-cell>
          <table:table-cell office:value-type="float" office:value="45112523415" calcext:value-type="float">
            <text:p>4511252341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3" calcext:value-type="float">
            <text:p>2013</text:p>
          </table:table-cell>
          <table:table-cell office:value-type="float" office:value="44802171950" calcext:value-type="float">
            <text:p>4480217195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4-TARIFA SOCIAL DE ENERGIA ELECTRICA</text:p>
          </table:table-cell>
          <table:table-cell office:value-type="float" office:value="2011" calcext:value-type="float">
            <text:p>2011</text:p>
          </table:table-cell>
          <table:table-cell office:value-type="float" office:value="44507109721" calcext:value-type="float">
            <text:p>4450710972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31-RECLUSIÓN PENAL</text:p>
          </table:table-cell>
          <table:table-cell office:value-type="float" office:value="2015" calcext:value-type="float">
            <text:p>2015</text:p>
          </table:table-cell>
          <table:table-cell office:value-type="float" office:value="44081811020" calcext:value-type="float">
            <text:p>4408181102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1-ASISTENCIA <text:s/>A PERSONAS CON NECESIDADES ESPECIALES</text:p>
          </table:table-cell>
          <table:table-cell office:value-type="float" office:value="2011" calcext:value-type="float">
            <text:p>2011</text:p>
          </table:table-cell>
          <table:table-cell office:value-type="float" office:value="44036676012" calcext:value-type="float">
            <text:p>4403667601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71-REG. Y CONTROL DEL SIST. NAC, CONTRATC PUB</text:p>
          </table:table-cell>
          <table:table-cell office:value-type="float" office:value="2015" calcext:value-type="float">
            <text:p>2015</text:p>
          </table:table-cell>
          <table:table-cell office:value-type="float" office:value="44022036029" calcext:value-type="float">
            <text:p>4402203602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2-SERVICIOS PECUARIOS</text:p>
          </table:table-cell>
          <table:table-cell office:value-type="float" office:value="2015" calcext:value-type="float">
            <text:p>2015</text:p>
          </table:table-cell>
          <table:table-cell office:value-type="float" office:value="43808486613" calcext:value-type="float">
            <text:p>4380848661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2-SERVICIOS PECUARIOS</text:p>
          </table:table-cell>
          <table:table-cell office:value-type="float" office:value="2014" calcext:value-type="float">
            <text:p>2014</text:p>
          </table:table-cell>
          <table:table-cell office:value-type="float" office:value="43223265566" calcext:value-type="float">
            <text:p>4322326556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1-ASISTENCIA <text:s/>A PERSONAS CON NECESIDADES ESPECIALES</text:p>
          </table:table-cell>
          <table:table-cell office:value-type="float" office:value="2012" calcext:value-type="float">
            <text:p>2012</text:p>
          </table:table-cell>
          <table:table-cell office:value-type="float" office:value="42659742355" calcext:value-type="float">
            <text:p>4265974235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42108107688" calcext:value-type="float">
            <text:p>4210810768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2" calcext:value-type="float">
            <text:p>2012</text:p>
          </table:table-cell>
          <table:table-cell office:value-type="float" office:value="41832649159" calcext:value-type="float">
            <text:p>4183264915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5" calcext:value-type="float">
            <text:p>2015</text:p>
          </table:table-cell>
          <table:table-cell office:value-type="float" office:value="41783141837" calcext:value-type="float">
            <text:p>4178314183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81-INVERSIÓN EN ADMINISTRACIÓN GUBERNAMENTAL</text:p>
          </table:table-cell>
          <table:table-cell office:value-type="float" office:value="2011" calcext:value-type="float">
            <text:p>2011</text:p>
          </table:table-cell>
          <table:table-cell office:value-type="float" office:value="41624532498" calcext:value-type="float">
            <text:p>4162453249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21-SERVICIOS POSTALES</text:p>
          </table:table-cell>
          <table:table-cell office:value-type="float" office:value="2011" calcext:value-type="float">
            <text:p>2011</text:p>
          </table:table-cell>
          <table:table-cell office:value-type="float" office:value="41354027432" calcext:value-type="float">
            <text:p>4135402743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4-TARIFA SOCIAL DE ENERGIA ELECTRICA</text:p>
          </table:table-cell>
          <table:table-cell office:value-type="float" office:value="2012" calcext:value-type="float">
            <text:p>2012</text:p>
          </table:table-cell>
          <table:table-cell office:value-type="float" office:value="41314200041" calcext:value-type="float">
            <text:p>4131420004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2-SERVICIOS PECUARIOS</text:p>
          </table:table-cell>
          <table:table-cell office:value-type="float" office:value="2013" calcext:value-type="float">
            <text:p>2013</text:p>
          </table:table-cell>
          <table:table-cell office:value-type="float" office:value="40641531144" calcext:value-type="float">
            <text:p>4064153114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1-SERVICIOS AGRICOLAS</text:p>
          </table:table-cell>
          <table:table-cell office:value-type="float" office:value="2011" calcext:value-type="float">
            <text:p>2011</text:p>
          </table:table-cell>
          <table:table-cell office:value-type="float" office:value="40517033938" calcext:value-type="float">
            <text:p>4051703393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83-CREDITO PECUARIO</text:p>
          </table:table-cell>
          <table:table-cell office:value-type="float" office:value="2013" calcext:value-type="float">
            <text:p>2013</text:p>
          </table:table-cell>
          <table:table-cell office:value-type="float" office:value="40441392043" calcext:value-type="float">
            <text:p>4044139204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4" calcext:value-type="float">
            <text:p>2014</text:p>
          </table:table-cell>
          <table:table-cell office:value-type="float" office:value="40426874927" calcext:value-type="float">
            <text:p>4042687492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91-SEGURIDAD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40185174916" calcext:value-type="float">
            <text:p>40185174916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39786892949" calcext:value-type="float">
            <text:p>3978689294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4-CULTURA</text:p>
          </table:table-cell>
          <table:table-cell office:value-type="float" office:value="2014" calcext:value-type="float">
            <text:p>2014</text:p>
          </table:table-cell>
          <table:table-cell office:value-type="float" office:value="39667003570" calcext:value-type="float">
            <text:p>3966700357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41-INVERSIÓN SEGURIDAD</text:p>
          </table:table-cell>
          <table:table-cell office:value-type="float" office:value="2015" calcext:value-type="float">
            <text:p>2015</text:p>
          </table:table-cell>
          <table:table-cell office:value-type="float" office:value="39110248354" calcext:value-type="float">
            <text:p>3911024835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3" calcext:value-type="float">
            <text:p>2013</text:p>
          </table:table-cell>
          <table:table-cell office:value-type="float" office:value="38291102628" calcext:value-type="float">
            <text:p>3829110262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2" calcext:value-type="float">
            <text:p>2012</text:p>
          </table:table-cell>
          <table:table-cell office:value-type="float" office:value="38051536272" calcext:value-type="float">
            <text:p>3805153627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38035174510" calcext:value-type="float">
            <text:p>3803517451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71-SERVICIO DE REG. Y CONTROL DEL SIST. NAC, CONTRATC PUB</text:p>
          </table:table-cell>
          <table:table-cell office:value-type="float" office:value="2013" calcext:value-type="float">
            <text:p>2013</text:p>
          </table:table-cell>
          <table:table-cell office:value-type="float" office:value="37975314405" calcext:value-type="float">
            <text:p>3797531440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1-SERVICIOS AGRICOLAS</text:p>
          </table:table-cell>
          <table:table-cell office:value-type="float" office:value="2014" calcext:value-type="float">
            <text:p>2014</text:p>
          </table:table-cell>
          <table:table-cell office:value-type="float" office:value="37795695300" calcext:value-type="float">
            <text:p>3779569530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1-SERVICIOS AGRICOLAS</text:p>
          </table:table-cell>
          <table:table-cell office:value-type="float" office:value="2015" calcext:value-type="float">
            <text:p>2015</text:p>
          </table:table-cell>
          <table:table-cell office:value-type="float" office:value="37787646683" calcext:value-type="float">
            <text:p>3778764668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6" calcext:value-type="float">
            <text:p>2016</text:p>
          </table:table-cell>
          <table:table-cell office:value-type="float" office:value="37415501003" calcext:value-type="float">
            <text:p>3741550100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4" calcext:value-type="float">
            <text:p>2014</text:p>
          </table:table-cell>
          <table:table-cell office:value-type="float" office:value="37258890688" calcext:value-type="float">
            <text:p>3725889068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61-RELACIONES LABORALES</text:p>
          </table:table-cell>
          <table:table-cell office:value-type="float" office:value="2015" calcext:value-type="float">
            <text:p>2015</text:p>
          </table:table-cell>
          <table:table-cell office:value-type="float" office:value="37156324745" calcext:value-type="float">
            <text:p>3715632474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1" calcext:value-type="float">
            <text:p>2011</text:p>
          </table:table-cell>
          <table:table-cell office:value-type="float" office:value="36761382557" calcext:value-type="float">
            <text:p>3676138255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11-LEGISLATIVA</text:p>
          </table:table-cell>
          <table:table-cell office:value-type="float" office:value="2016" calcext:value-type="float">
            <text:p>2016</text:p>
          </table:table-cell>
          <table:table-cell office:value-type="float" office:value="36286203947" calcext:value-type="float">
            <text:p>3628620394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2-INVESTIGACION Y DESARROLLO EXPERIMENTAL</text:p>
          </table:table-cell>
          <table:table-cell office:value-type="float" office:value="2014" calcext:value-type="float">
            <text:p>2014</text:p>
          </table:table-cell>
          <table:table-cell office:value-type="float" office:value="36273327919" calcext:value-type="float">
            <text:p>3627332791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4-CULTURA</text:p>
          </table:table-cell>
          <table:table-cell office:value-type="float" office:value="2013" calcext:value-type="float">
            <text:p>2013</text:p>
          </table:table-cell>
          <table:table-cell office:value-type="float" office:value="35561837573" calcext:value-type="float">
            <text:p>3556183757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83-CREDITO PECUARIO</text:p>
          </table:table-cell>
          <table:table-cell office:value-type="float" office:value="2012" calcext:value-type="float">
            <text:p>2012</text:p>
          </table:table-cell>
          <table:table-cell office:value-type="float" office:value="35439135698" calcext:value-type="float">
            <text:p>3543913569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1" calcext:value-type="float">
            <text:p>2011</text:p>
          </table:table-cell>
          <table:table-cell office:value-type="float" office:value="33401104068" calcext:value-type="float">
            <text:p>3340110406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49-ECOLOGIA Y MEDIO AMBIENTE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32690627577" calcext:value-type="float">
            <text:p>3269062757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32269111706" calcext:value-type="float">
            <text:p>3226911170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4-CULTURA</text:p>
          </table:table-cell>
          <table:table-cell office:value-type="float" office:value="2015" calcext:value-type="float">
            <text:p>2015</text:p>
          </table:table-cell>
          <table:table-cell office:value-type="float" office:value="31962966179" calcext:value-type="float">
            <text:p>3196296617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71-SERVICIO DE REG. Y CONTROL DEL SIST. NAC, CONTRATC PUB</text:p>
          </table:table-cell>
          <table:table-cell office:value-type="float" office:value="2012" calcext:value-type="float">
            <text:p>2012</text:p>
          </table:table-cell>
          <table:table-cell office:value-type="float" office:value="31751572009" calcext:value-type="float">
            <text:p>3175157200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72-TURISMO</text:p>
          </table:table-cell>
          <table:table-cell office:value-type="float" office:value="2012" calcext:value-type="float">
            <text:p>2012</text:p>
          </table:table-cell>
          <table:table-cell office:value-type="float" office:value="31730330589" calcext:value-type="float">
            <text:p>3173033058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2-MIGRACIONES</text:p>
          </table:table-cell>
          <table:table-cell office:value-type="float" office:value="2015" calcext:value-type="float">
            <text:p>2015</text:p>
          </table:table-cell>
          <table:table-cell office:value-type="float" office:value="31626495678" calcext:value-type="float">
            <text:p>3162649567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4-CULTURA</text:p>
          </table:table-cell>
          <table:table-cell office:value-type="float" office:value="2012" calcext:value-type="float">
            <text:p>2012</text:p>
          </table:table-cell>
          <table:table-cell office:value-type="float" office:value="31457486848" calcext:value-type="float">
            <text:p>3145748684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5-IDENTIFICACIONES</text:p>
          </table:table-cell>
          <table:table-cell office:value-type="float" office:value="2011" calcext:value-type="float">
            <text:p>2011</text:p>
          </table:table-cell>
          <table:table-cell office:value-type="float" office:value="31421471408" calcext:value-type="float">
            <text:p>3142147140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49-ECOLOGIA Y MEDIO AMBIENTE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31304783303" calcext:value-type="float">
            <text:p>3130478330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1" calcext:value-type="float">
            <text:p>2011</text:p>
          </table:table-cell>
          <table:table-cell office:value-type="float" office:value="31271553608" calcext:value-type="float">
            <text:p>3127155360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3" calcext:value-type="float">
            <text:p>2013</text:p>
          </table:table-cell>
          <table:table-cell office:value-type="float" office:value="31184275759" calcext:value-type="float">
            <text:p>3118427575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241-INVERSIÓN SEGURIDAD NACIONAL</text:p>
          </table:table-cell>
          <table:table-cell office:value-type="float" office:value="2012" calcext:value-type="float">
            <text:p>2012</text:p>
          </table:table-cell>
          <table:table-cell office:value-type="float" office:value="31127887503" calcext:value-type="float">
            <text:p>3112788750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72-TURISMO</text:p>
          </table:table-cell>
          <table:table-cell office:value-type="float" office:value="2014" calcext:value-type="float">
            <text:p>2014</text:p>
          </table:table-cell>
          <table:table-cell office:value-type="float" office:value="30917217745" calcext:value-type="float">
            <text:p>3091721774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81-INVERSIÓN EN ADMINISTRACIÓN GUBERNAMENTAL</text:p>
          </table:table-cell>
          <table:table-cell office:value-type="float" office:value="2012" calcext:value-type="float">
            <text:p>2012</text:p>
          </table:table-cell>
          <table:table-cell office:value-type="float" office:value="30535116650" calcext:value-type="float">
            <text:p>3053511665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72-TURISMO</text:p>
          </table:table-cell>
          <table:table-cell office:value-type="float" office:value="2013" calcext:value-type="float">
            <text:p>2013</text:p>
          </table:table-cell>
          <table:table-cell office:value-type="float" office:value="30362237864" calcext:value-type="float">
            <text:p>3036223786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4-SERVICIOS CIENTIFICOS Y TECNOLOGICOS</text:p>
          </table:table-cell>
          <table:table-cell office:value-type="float" office:value="2015" calcext:value-type="float">
            <text:p>2015</text:p>
          </table:table-cell>
          <table:table-cell office:value-type="float" office:value="30252642193" calcext:value-type="float">
            <text:p>3025264219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21-JUDICIAL</text:p>
          </table:table-cell>
          <table:table-cell office:value-type="float" office:value="2016" calcext:value-type="float">
            <text:p>2016</text:p>
          </table:table-cell>
          <table:table-cell office:value-type="float" office:value="30151267662" calcext:value-type="float">
            <text:p>3015126766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30019161224" calcext:value-type="float">
            <text:p>3001916122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5-IDENTIFICACIONES</text:p>
          </table:table-cell>
          <table:table-cell office:value-type="float" office:value="2012" calcext:value-type="float">
            <text:p>2012</text:p>
          </table:table-cell>
          <table:table-cell office:value-type="float" office:value="29958451972" calcext:value-type="float">
            <text:p>2995845197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5" calcext:value-type="float">
            <text:p>2015</text:p>
          </table:table-cell>
          <table:table-cell office:value-type="float" office:value="29673023412" calcext:value-type="float">
            <text:p>2967302341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91-SEGURIDAD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29333506056" calcext:value-type="float">
            <text:p>2933350605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2" calcext:value-type="float">
            <text:p>2012</text:p>
          </table:table-cell>
          <table:table-cell office:value-type="float" office:value="28545922958" calcext:value-type="float">
            <text:p>2854592295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241-INVERSIÓN SEGURIDAD NACIONAL</text:p>
          </table:table-cell>
          <table:table-cell office:value-type="float" office:value="2011" calcext:value-type="float">
            <text:p>2011</text:p>
          </table:table-cell>
          <table:table-cell office:value-type="float" office:value="28483826890" calcext:value-type="float">
            <text:p>2848382689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3-VEJEZ, INCAPACIDAD Y SUPERVIVENCIA</text:p>
          </table:table-cell>
          <table:table-cell office:value-type="float" office:value="2016" calcext:value-type="float">
            <text:p>2016</text:p>
          </table:table-cell>
          <table:table-cell office:value-type="float" office:value="28243241517" calcext:value-type="float">
            <text:p>2824324151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3" calcext:value-type="float">
            <text:p>2013</text:p>
          </table:table-cell>
          <table:table-cell office:value-type="float" office:value="28159402501" calcext:value-type="float">
            <text:p>2815940250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2-SERVICIOS PECUARIOS</text:p>
          </table:table-cell>
          <table:table-cell office:value-type="float" office:value="2012" calcext:value-type="float">
            <text:p>2012</text:p>
          </table:table-cell>
          <table:table-cell office:value-type="float" office:value="27780647385" calcext:value-type="float">
            <text:p>2778064738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2" calcext:value-type="float">
            <text:p>2012</text:p>
          </table:table-cell>
          <table:table-cell office:value-type="float" office:value="27513877840" calcext:value-type="float">
            <text:p>2751387784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3-DIFUSION DEL CONOCIMIENTO CIENTIFICO Y TECNOLOGICO</text:p>
          </table:table-cell>
          <table:table-cell office:value-type="float" office:value="2015" calcext:value-type="float">
            <text:p>2015</text:p>
          </table:table-cell>
          <table:table-cell office:value-type="float" office:value="27475925868" calcext:value-type="float">
            <text:p>2747592586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5-IDENTIFICACIONES</text:p>
          </table:table-cell>
          <table:table-cell office:value-type="float" office:value="2014" calcext:value-type="float">
            <text:p>2014</text:p>
          </table:table-cell>
          <table:table-cell office:value-type="float" office:value="27407578749" calcext:value-type="float">
            <text:p>2740757874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6" calcext:value-type="float">
            <text:p>2016</text:p>
          </table:table-cell>
          <table:table-cell office:value-type="float" office:value="26739499726" calcext:value-type="float">
            <text:p>2673949972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26521048266" calcext:value-type="float">
            <text:p>2652104826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11-REGULACIÓN Y CONTROL DE SERVICIOS DE TELECOMUNICACIONES</text:p>
          </table:table-cell>
          <table:table-cell office:value-type="float" office:value="2016" calcext:value-type="float">
            <text:p>2016</text:p>
          </table:table-cell>
          <table:table-cell office:value-type="float" office:value="26439251319" calcext:value-type="float">
            <text:p>2643925131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6-REGISTRO CIVIL DE LAS PERSONAS</text:p>
          </table:table-cell>
          <table:table-cell office:value-type="float" office:value="2015" calcext:value-type="float">
            <text:p>2015</text:p>
          </table:table-cell>
          <table:table-cell office:value-type="float" office:value="26212233295" calcext:value-type="float">
            <text:p>2621223329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5-SERVICIOS ESTADISTICOS</text:p>
          </table:table-cell>
          <table:table-cell office:value-type="float" office:value="2011" calcext:value-type="float">
            <text:p>2011</text:p>
          </table:table-cell>
          <table:table-cell office:value-type="float" office:value="25931993398" calcext:value-type="float">
            <text:p>2593199339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3" calcext:value-type="float">
            <text:p>2013</text:p>
          </table:table-cell>
          <table:table-cell office:value-type="float" office:value="25405954866" calcext:value-type="float">
            <text:p>2540595486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2" calcext:value-type="float">
            <text:p>2012</text:p>
          </table:table-cell>
          <table:table-cell office:value-type="float" office:value="25207643973" calcext:value-type="float">
            <text:p>2520764397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4" calcext:value-type="float">
            <text:p>2014</text:p>
          </table:table-cell>
          <table:table-cell office:value-type="float" office:value="25180908708" calcext:value-type="float">
            <text:p>2518090870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6-SERVICIO DEL REGISTRO CIVIL</text:p>
          </table:table-cell>
          <table:table-cell office:value-type="float" office:value="2013" calcext:value-type="float">
            <text:p>2013</text:p>
          </table:table-cell>
          <table:table-cell office:value-type="float" office:value="25069236094" calcext:value-type="float">
            <text:p>2506923609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71-SERVICIO DE REG. Y CONTROL DEL SIST. NAC, CONTRATC PUB</text:p>
          </table:table-cell>
          <table:table-cell office:value-type="float" office:value="2011" calcext:value-type="float">
            <text:p>2011</text:p>
          </table:table-cell>
          <table:table-cell office:value-type="float" office:value="24906096283" calcext:value-type="float">
            <text:p>2490609628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72-TURISMO</text:p>
          </table:table-cell>
          <table:table-cell office:value-type="float" office:value="2011" calcext:value-type="float">
            <text:p>2011</text:p>
          </table:table-cell>
          <table:table-cell office:value-type="float" office:value="24839169151" calcext:value-type="float">
            <text:p>2483916915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2-SERVICIOS PECUARIOS</text:p>
          </table:table-cell>
          <table:table-cell office:value-type="float" office:value="2011" calcext:value-type="float">
            <text:p>2011</text:p>
          </table:table-cell>
          <table:table-cell office:value-type="float" office:value="24744100790" calcext:value-type="float">
            <text:p>2474410079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2-MIGRACIONES</text:p>
          </table:table-cell>
          <table:table-cell office:value-type="float" office:value="2014" calcext:value-type="float">
            <text:p>2014</text:p>
          </table:table-cell>
          <table:table-cell office:value-type="float" office:value="24679750135" calcext:value-type="float">
            <text:p>2467975013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1-SERVICIOS AGRICOLAS</text:p>
          </table:table-cell>
          <table:table-cell office:value-type="float" office:value="2013" calcext:value-type="float">
            <text:p>2013</text:p>
          </table:table-cell>
          <table:table-cell office:value-type="float" office:value="24456566877" calcext:value-type="float">
            <text:p>2445656687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4-CULTURA</text:p>
          </table:table-cell>
          <table:table-cell office:value-type="float" office:value="2011" calcext:value-type="float">
            <text:p>2011</text:p>
          </table:table-cell>
          <table:table-cell office:value-type="float" office:value="24429476246" calcext:value-type="float">
            <text:p>2442947624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4-CULTURA</text:p>
          </table:table-cell>
          <table:table-cell office:value-type="float" office:value="2014" calcext:value-type="float">
            <text:p>2014</text:p>
          </table:table-cell>
          <table:table-cell office:value-type="float" office:value="23558076438" calcext:value-type="float">
            <text:p>2355807643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2" calcext:value-type="float">
            <text:p>2012</text:p>
          </table:table-cell>
          <table:table-cell office:value-type="float" office:value="23123741197" calcext:value-type="float">
            <text:p>2312374119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51-REGULACIÓN Y CONTROL DE LAS COOPERATIVAS</text:p>
          </table:table-cell>
          <table:table-cell office:value-type="float" office:value="2014" calcext:value-type="float">
            <text:p>2014</text:p>
          </table:table-cell>
          <table:table-cell office:value-type="float" office:value="23067994449" calcext:value-type="float">
            <text:p>2306799444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5-IDENTIFICACIONES</text:p>
          </table:table-cell>
          <table:table-cell office:value-type="float" office:value="2013" calcext:value-type="float">
            <text:p>2013</text:p>
          </table:table-cell>
          <table:table-cell office:value-type="float" office:value="23053955222" calcext:value-type="float">
            <text:p>2305395522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3-PROMOCIÓN Y ASISTENCIA</text:p>
          </table:table-cell>
          <table:table-cell office:value-type="float" office:value="2014" calcext:value-type="float">
            <text:p>2014</text:p>
          </table:table-cell>
          <table:table-cell office:value-type="float" office:value="22579453857" calcext:value-type="float">
            <text:p>2257945385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5" calcext:value-type="float">
            <text:p>2015</text:p>
          </table:table-cell>
          <table:table-cell office:value-type="float" office:value="22495670511" calcext:value-type="float">
            <text:p>2249567051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1-SERVICIOS AGRICOLAS</text:p>
          </table:table-cell>
          <table:table-cell office:value-type="float" office:value="2011" calcext:value-type="float">
            <text:p>2011</text:p>
          </table:table-cell>
          <table:table-cell office:value-type="float" office:value="22163347192" calcext:value-type="float">
            <text:p>2216334719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4-CULTURA</text:p>
          </table:table-cell>
          <table:table-cell office:value-type="float" office:value="2013" calcext:value-type="float">
            <text:p>2013</text:p>
          </table:table-cell>
          <table:table-cell office:value-type="float" office:value="22151215500" calcext:value-type="float">
            <text:p>2215121550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2-SANEAMIENTO AMBIENTAL</text:p>
          </table:table-cell>
          <table:table-cell office:value-type="float" office:value="2014" calcext:value-type="float">
            <text:p>2014</text:p>
          </table:table-cell>
          <table:table-cell office:value-type="float" office:value="22082770404" calcext:value-type="float">
            <text:p>2208277040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2-MIGRACIONES</text:p>
          </table:table-cell>
          <table:table-cell office:value-type="float" office:value="2013" calcext:value-type="float">
            <text:p>2013</text:p>
          </table:table-cell>
          <table:table-cell office:value-type="float" office:value="21866924255" calcext:value-type="float">
            <text:p>2186692425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3" calcext:value-type="float">
            <text:p>2013</text:p>
          </table:table-cell>
          <table:table-cell office:value-type="float" office:value="21778071954" calcext:value-type="float">
            <text:p>2177807195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6-SERVICIO DEL REGISTRO CIVIL</text:p>
          </table:table-cell>
          <table:table-cell office:value-type="float" office:value="2012" calcext:value-type="float">
            <text:p>2012</text:p>
          </table:table-cell>
          <table:table-cell office:value-type="float" office:value="21641486224" calcext:value-type="float">
            <text:p>2164148622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0-CIENCIA, TECNOLOGÍA Y DIFUSIÓN</text:p>
          </table:table-cell>
          <table:table-cell office:value-type="float" office:value="2013" calcext:value-type="float">
            <text:p>2013</text:p>
          </table:table-cell>
          <table:table-cell office:value-type="float" office:value="21589591257" calcext:value-type="float">
            <text:p>2158959125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5-IDENTIFICACIONES</text:p>
          </table:table-cell>
          <table:table-cell office:value-type="float" office:value="2015" calcext:value-type="float">
            <text:p>2015</text:p>
          </table:table-cell>
          <table:table-cell office:value-type="float" office:value="21316974806" calcext:value-type="float">
            <text:p>2131697480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1-TRANSPORTE TERRESTRE</text:p>
          </table:table-cell>
          <table:table-cell office:value-type="float" office:value="2013" calcext:value-type="float">
            <text:p>2013</text:p>
          </table:table-cell>
          <table:table-cell office:value-type="float" office:value="21309646182" calcext:value-type="float">
            <text:p>2130964618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3-PROMOCIÓN Y ASISTENCIA</text:p>
          </table:table-cell>
          <table:table-cell office:value-type="float" office:value="2013" calcext:value-type="float">
            <text:p>2013</text:p>
          </table:table-cell>
          <table:table-cell office:value-type="float" office:value="21234222894" calcext:value-type="float">
            <text:p>2123422289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4" calcext:value-type="float">
            <text:p>2014</text:p>
          </table:table-cell>
          <table:table-cell office:value-type="float" office:value="21171460262" calcext:value-type="float">
            <text:p>2117146026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4-CULTURA</text:p>
          </table:table-cell>
          <table:table-cell office:value-type="float" office:value="2012" calcext:value-type="float">
            <text:p>2012</text:p>
          </table:table-cell>
          <table:table-cell office:value-type="float" office:value="21162559485" calcext:value-type="float">
            <text:p>2116255948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4" calcext:value-type="float">
            <text:p>2014</text:p>
          </table:table-cell>
          <table:table-cell office:value-type="float" office:value="21147663557" calcext:value-type="float">
            <text:p>2114766355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61-REGULACIÓN <text:s/>Y CONTROL DEL SISTEMA MONETARIO, CRED. Y CAMBIAR</text:p>
          </table:table-cell>
          <table:table-cell office:value-type="float" office:value="2012" calcext:value-type="float">
            <text:p>2012</text:p>
          </table:table-cell>
          <table:table-cell office:value-type="float" office:value="21000000000" calcext:value-type="float">
            <text:p>2100000000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1-TRANSPORTE TERRESTRE</text:p>
          </table:table-cell>
          <table:table-cell office:value-type="float" office:value="2014" calcext:value-type="float">
            <text:p>2014</text:p>
          </table:table-cell>
          <table:table-cell office:value-type="float" office:value="20969339556" calcext:value-type="float">
            <text:p>20969339556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2-EDUCACION MEDIA Y TECNICA</text:p>
          </table:table-cell>
          <table:table-cell office:value-type="float" office:value="2013" calcext:value-type="float">
            <text:p>2013</text:p>
          </table:table-cell>
          <table:table-cell office:value-type="float" office:value="20853960820" calcext:value-type="float">
            <text:p>2085396082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5" calcext:value-type="float">
            <text:p>2015</text:p>
          </table:table-cell>
          <table:table-cell office:value-type="float" office:value="20818816351" calcext:value-type="float">
            <text:p>2081881635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61-RELACIONES LABORALES</text:p>
          </table:table-cell>
          <table:table-cell office:value-type="float" office:value="2013" calcext:value-type="float">
            <text:p>2013</text:p>
          </table:table-cell>
          <table:table-cell office:value-type="float" office:value="20581367746" calcext:value-type="float">
            <text:p>2058136774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5" calcext:value-type="float">
            <text:p>2015</text:p>
          </table:table-cell>
          <table:table-cell office:value-type="float" office:value="20453389612" calcext:value-type="float">
            <text:p>2045338961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6-REGISTRO CIVIL DE LAS PERSONAS</text:p>
          </table:table-cell>
          <table:table-cell office:value-type="float" office:value="2014" calcext:value-type="float">
            <text:p>2014</text:p>
          </table:table-cell>
          <table:table-cell office:value-type="float" office:value="20448677104" calcext:value-type="float">
            <text:p>2044867710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61-RELACIONES LABORALES</text:p>
          </table:table-cell>
          <table:table-cell office:value-type="float" office:value="2012" calcext:value-type="float">
            <text:p>2012</text:p>
          </table:table-cell>
          <table:table-cell office:value-type="float" office:value="20416814381" calcext:value-type="float">
            <text:p>2041681438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33-TRANSPORTE FLUVIAL</text:p>
          </table:table-cell>
          <table:table-cell office:value-type="float" office:value="2011" calcext:value-type="float">
            <text:p>2011</text:p>
          </table:table-cell>
          <table:table-cell office:value-type="float" office:value="20410267128" calcext:value-type="float">
            <text:p>2041026712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3-PROMOCIÓN Y ASISTENCIA</text:p>
          </table:table-cell>
          <table:table-cell office:value-type="float" office:value="2012" calcext:value-type="float">
            <text:p>2012</text:p>
          </table:table-cell>
          <table:table-cell office:value-type="float" office:value="20377635701" calcext:value-type="float">
            <text:p>2037763570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1-TRANSPORTE TERRESTRE</text:p>
          </table:table-cell>
          <table:table-cell office:value-type="float" office:value="2011" calcext:value-type="float">
            <text:p>2011</text:p>
          </table:table-cell>
          <table:table-cell office:value-type="float" office:value="20084691446" calcext:value-type="float">
            <text:p>2008469144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5-SERVICIOS ESTADISTICOS</text:p>
          </table:table-cell>
          <table:table-cell office:value-type="float" office:value="2013" calcext:value-type="float">
            <text:p>2013</text:p>
          </table:table-cell>
          <table:table-cell office:value-type="float" office:value="19730378807" calcext:value-type="float">
            <text:p>1973037880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4-SERVICIOS CIENTIFICOS Y TECNOLOGICOS</text:p>
          </table:table-cell>
          <table:table-cell office:value-type="float" office:value="2012" calcext:value-type="float">
            <text:p>2012</text:p>
          </table:table-cell>
          <table:table-cell office:value-type="float" office:value="19654686991" calcext:value-type="float">
            <text:p>1965468699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1" calcext:value-type="float">
            <text:p>2011</text:p>
          </table:table-cell>
          <table:table-cell office:value-type="float" office:value="19598296098" calcext:value-type="float">
            <text:p>1959829609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1" calcext:value-type="float">
            <text:p>2011</text:p>
          </table:table-cell>
          <table:table-cell office:value-type="float" office:value="19539795392" calcext:value-type="float">
            <text:p>1953979539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2" calcext:value-type="float">
            <text:p>2012</text:p>
          </table:table-cell>
          <table:table-cell office:value-type="float" office:value="19534257506" calcext:value-type="float">
            <text:p>1953425750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5-DEPORTE Y RECREACION</text:p>
          </table:table-cell>
          <table:table-cell office:value-type="float" office:value="2013" calcext:value-type="float">
            <text:p>2013</text:p>
          </table:table-cell>
          <table:table-cell office:value-type="float" office:value="19487200045" calcext:value-type="float">
            <text:p>1948720004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4-SERVICIOS CIENTIFICOS Y TECNOLOGICOS</text:p>
          </table:table-cell>
          <table:table-cell office:value-type="float" office:value="2011" calcext:value-type="float">
            <text:p>2011</text:p>
          </table:table-cell>
          <table:table-cell office:value-type="float" office:value="19457532248" calcext:value-type="float">
            <text:p>1945753224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4" calcext:value-type="float">
            <text:p>2014</text:p>
          </table:table-cell>
          <table:table-cell office:value-type="float" office:value="19429357616" calcext:value-type="float">
            <text:p>1942935761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1-SERVICIOS AGRICOLAS</text:p>
          </table:table-cell>
          <table:table-cell office:value-type="float" office:value="2012" calcext:value-type="float">
            <text:p>2012</text:p>
          </table:table-cell>
          <table:table-cell office:value-type="float" office:value="19294324532" calcext:value-type="float">
            <text:p>1929432453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11-REGULACIÓN Y CONTROL DE SERVICIOS DE TELECOMUNICACIÓN</text:p>
          </table:table-cell>
          <table:table-cell office:value-type="float" office:value="2015" calcext:value-type="float">
            <text:p>2015</text:p>
          </table:table-cell>
          <table:table-cell office:value-type="float" office:value="19210617285" calcext:value-type="float">
            <text:p>1921061728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5" calcext:value-type="float">
            <text:p>2015</text:p>
          </table:table-cell>
          <table:table-cell office:value-type="float" office:value="19049504673" calcext:value-type="float">
            <text:p>1904950467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1-TRANSPORTE TERRESTRE</text:p>
          </table:table-cell>
          <table:table-cell office:value-type="float" office:value="2012" calcext:value-type="float">
            <text:p>2012</text:p>
          </table:table-cell>
          <table:table-cell office:value-type="float" office:value="18842686033" calcext:value-type="float">
            <text:p>1884268603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5-DEPORTE Y RECREACION</text:p>
          </table:table-cell>
          <table:table-cell office:value-type="float" office:value="2011" calcext:value-type="float">
            <text:p>2011</text:p>
          </table:table-cell>
          <table:table-cell office:value-type="float" office:value="18802593283" calcext:value-type="float">
            <text:p>1880259328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5-SERVICIOS ESTADISTICOS</text:p>
          </table:table-cell>
          <table:table-cell office:value-type="float" office:value="2012" calcext:value-type="float">
            <text:p>2012</text:p>
          </table:table-cell>
          <table:table-cell office:value-type="float" office:value="18490231853" calcext:value-type="float">
            <text:p>1849023185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24-MINISTERIO PÚBLICO</text:p>
          </table:table-cell>
          <table:table-cell office:value-type="float" office:value="2012" calcext:value-type="float">
            <text:p>2012</text:p>
          </table:table-cell>
          <table:table-cell office:value-type="float" office:value="18441396655" calcext:value-type="float">
            <text:p>1844139665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3-PROMOCIÓN Y ASISTENCIA</text:p>
          </table:table-cell>
          <table:table-cell office:value-type="float" office:value="2011" calcext:value-type="float">
            <text:p>2011</text:p>
          </table:table-cell>
          <table:table-cell office:value-type="float" office:value="18282809992" calcext:value-type="float">
            <text:p>1828280999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5-SERVICIOS ESTADISTICOS</text:p>
          </table:table-cell>
          <table:table-cell office:value-type="float" office:value="2015" calcext:value-type="float">
            <text:p>2015</text:p>
          </table:table-cell>
          <table:table-cell office:value-type="float" office:value="18198549888" calcext:value-type="float">
            <text:p>1819854988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6" calcext:value-type="float">
            <text:p>2016</text:p>
          </table:table-cell>
          <table:table-cell office:value-type="float" office:value="17997679148" calcext:value-type="float">
            <text:p>1799767914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5-SERVICIOS ESTADISTICOS</text:p>
          </table:table-cell>
          <table:table-cell office:value-type="float" office:value="2014" calcext:value-type="float">
            <text:p>2014</text:p>
          </table:table-cell>
          <table:table-cell office:value-type="float" office:value="17626747109" calcext:value-type="float">
            <text:p>1762674710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17616723694" calcext:value-type="float">
            <text:p>1761672369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6-SERVICIO DEL REGISTRO CIVIL</text:p>
          </table:table-cell>
          <table:table-cell office:value-type="float" office:value="2011" calcext:value-type="float">
            <text:p>2011</text:p>
          </table:table-cell>
          <table:table-cell office:value-type="float" office:value="17479502504" calcext:value-type="float">
            <text:p>1747950250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3" calcext:value-type="float">
            <text:p>2013</text:p>
          </table:table-cell>
          <table:table-cell office:value-type="float" office:value="17135840300" calcext:value-type="float">
            <text:p>1713584030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3" calcext:value-type="float">
            <text:p>2013</text:p>
          </table:table-cell>
          <table:table-cell office:value-type="float" office:value="16968584273" calcext:value-type="float">
            <text:p>1696858427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1" calcext:value-type="float">
            <text:p>2011</text:p>
          </table:table-cell>
          <table:table-cell office:value-type="float" office:value="16864532427" calcext:value-type="float">
            <text:p>1686453242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81-INVERSIÓN EN ADMINISTRACIÓN GUBERNAMENTAL</text:p>
          </table:table-cell>
          <table:table-cell office:value-type="float" office:value="2014" calcext:value-type="float">
            <text:p>2014</text:p>
          </table:table-cell>
          <table:table-cell office:value-type="float" office:value="16677162884" calcext:value-type="float">
            <text:p>1667716288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6" calcext:value-type="float">
            <text:p>2016</text:p>
          </table:table-cell>
          <table:table-cell office:value-type="float" office:value="16650423039" calcext:value-type="float">
            <text:p>1665042303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41-INVERSIÓN SEGURIDAD</text:p>
          </table:table-cell>
          <table:table-cell office:value-type="float" office:value="2014" calcext:value-type="float">
            <text:p>2014</text:p>
          </table:table-cell>
          <table:table-cell office:value-type="float" office:value="16578787973" calcext:value-type="float">
            <text:p>1657878797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1-EDUCACION ELEMENTAL</text:p>
          </table:table-cell>
          <table:table-cell office:value-type="float" office:value="2015" calcext:value-type="float">
            <text:p>2015</text:p>
          </table:table-cell>
          <table:table-cell office:value-type="float" office:value="16518967026" calcext:value-type="float">
            <text:p>16518967026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16483182025" calcext:value-type="float">
            <text:p>1648318202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2-MIGRACIONES</text:p>
          </table:table-cell>
          <table:table-cell office:value-type="float" office:value="2012" calcext:value-type="float">
            <text:p>2012</text:p>
          </table:table-cell>
          <table:table-cell office:value-type="float" office:value="16318966173" calcext:value-type="float">
            <text:p>1631896617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4-CULTURA</text:p>
          </table:table-cell>
          <table:table-cell office:value-type="float" office:value="2011" calcext:value-type="float">
            <text:p>2011</text:p>
          </table:table-cell>
          <table:table-cell office:value-type="float" office:value="16265714348" calcext:value-type="float">
            <text:p>1626571434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3" calcext:value-type="float">
            <text:p>2013</text:p>
          </table:table-cell>
          <table:table-cell office:value-type="float" office:value="16092465856" calcext:value-type="float">
            <text:p>1609246585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51-REGULACIÓN Y CONTROL DE LAS COOPERATIVAS</text:p>
          </table:table-cell>
          <table:table-cell office:value-type="float" office:value="2015" calcext:value-type="float">
            <text:p>2015</text:p>
          </table:table-cell>
          <table:table-cell office:value-type="float" office:value="15954363252" calcext:value-type="float">
            <text:p>1595436325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15877859277" calcext:value-type="float">
            <text:p>1587785927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61-RELACIONES LABORALES</text:p>
          </table:table-cell>
          <table:table-cell office:value-type="float" office:value="2011" calcext:value-type="float">
            <text:p>2011</text:p>
          </table:table-cell>
          <table:table-cell office:value-type="float" office:value="15611319515" calcext:value-type="float">
            <text:p>1561131951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5-DEPORTE Y RECREACION</text:p>
          </table:table-cell>
          <table:table-cell office:value-type="float" office:value="2012" calcext:value-type="float">
            <text:p>2012</text:p>
          </table:table-cell>
          <table:table-cell office:value-type="float" office:value="15607262301" calcext:value-type="float">
            <text:p>1560726230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5-SERVICIOS ESTADISTICOS</text:p>
          </table:table-cell>
          <table:table-cell office:value-type="float" office:value="2011" calcext:value-type="float">
            <text:p>2011</text:p>
          </table:table-cell>
          <table:table-cell office:value-type="float" office:value="15507313026" calcext:value-type="float">
            <text:p>1550731302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11-REGULACIÓN Y CONTROL DE SERVICIOS DE TELECOMUNICACIÓN</text:p>
          </table:table-cell>
          <table:table-cell office:value-type="float" office:value="2011" calcext:value-type="float">
            <text:p>2011</text:p>
          </table:table-cell>
          <table:table-cell office:value-type="float" office:value="15359779805" calcext:value-type="float">
            <text:p>1535977980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9-AGRICULTURA , GANADERIA, CAZA Y PESCA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15211087383" calcext:value-type="float">
            <text:p>1521108738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81-INVERSIÓN EN ADMINISTRACIÓN GUBERNAMENTAL</text:p>
          </table:table-cell>
          <table:table-cell office:value-type="float" office:value="2013" calcext:value-type="float">
            <text:p>2013</text:p>
          </table:table-cell>
          <table:table-cell office:value-type="float" office:value="15105767504" calcext:value-type="float">
            <text:p>1510576750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2-CONTROL FISCAL</text:p>
          </table:table-cell>
          <table:table-cell office:value-type="float" office:value="2016" calcext:value-type="float">
            <text:p>2016</text:p>
          </table:table-cell>
          <table:table-cell office:value-type="float" office:value="15052570388" calcext:value-type="float">
            <text:p>1505257038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51-REGULACIÓN Y CONTROL DE LAS COOPERATIVAS</text:p>
          </table:table-cell>
          <table:table-cell office:value-type="float" office:value="2013" calcext:value-type="float">
            <text:p>2013</text:p>
          </table:table-cell>
          <table:table-cell office:value-type="float" office:value="15045571047" calcext:value-type="float">
            <text:p>1504557104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1" calcext:value-type="float">
            <text:p>2011</text:p>
          </table:table-cell>
          <table:table-cell office:value-type="float" office:value="14809124401" calcext:value-type="float">
            <text:p>1480912440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3" calcext:value-type="float">
            <text:p>2013</text:p>
          </table:table-cell>
          <table:table-cell office:value-type="float" office:value="14639521539" calcext:value-type="float">
            <text:p>1463952153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4" calcext:value-type="float">
            <text:p>2014</text:p>
          </table:table-cell>
          <table:table-cell office:value-type="float" office:value="14398968123" calcext:value-type="float">
            <text:p>1439896812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5-SERVICIOS ESTADISTICOS</text:p>
          </table:table-cell>
          <table:table-cell office:value-type="float" office:value="2013" calcext:value-type="float">
            <text:p>2013</text:p>
          </table:table-cell>
          <table:table-cell office:value-type="float" office:value="14288010546" calcext:value-type="float">
            <text:p>1428801054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11-SERVICIOS DE SEGURIDAD NACIONAL</text:p>
          </table:table-cell>
          <table:table-cell office:value-type="float" office:value="2016" calcext:value-type="float">
            <text:p>2016</text:p>
          </table:table-cell>
          <table:table-cell office:value-type="float" office:value="14084414332" calcext:value-type="float">
            <text:p>1408441433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5" calcext:value-type="float">
            <text:p>2015</text:p>
          </table:table-cell>
          <table:table-cell office:value-type="float" office:value="14034043272" calcext:value-type="float">
            <text:p>1403404327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91-SERVICIOS DE OBRAS PÚBLICAS</text:p>
          </table:table-cell>
          <table:table-cell office:value-type="float" office:value="2011" calcext:value-type="float">
            <text:p>2011</text:p>
          </table:table-cell>
          <table:table-cell office:value-type="float" office:value="13517341933" calcext:value-type="float">
            <text:p>1351734193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2-SANEAMIENTO AMBIENTAL</text:p>
          </table:table-cell>
          <table:table-cell office:value-type="float" office:value="2013" calcext:value-type="float">
            <text:p>2013</text:p>
          </table:table-cell>
          <table:table-cell office:value-type="float" office:value="13254757193" calcext:value-type="float">
            <text:p>1325475719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2" calcext:value-type="float">
            <text:p>2012</text:p>
          </table:table-cell>
          <table:table-cell office:value-type="float" office:value="13246427060" calcext:value-type="float">
            <text:p>1324642706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241-INVERSIÓN SEGURIDAD NACIONAL</text:p>
          </table:table-cell>
          <table:table-cell office:value-type="float" office:value="2013" calcext:value-type="float">
            <text:p>2013</text:p>
          </table:table-cell>
          <table:table-cell office:value-type="float" office:value="13077345310" calcext:value-type="float">
            <text:p>1307734531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1" calcext:value-type="float">
            <text:p>2011</text:p>
          </table:table-cell>
          <table:table-cell office:value-type="float" office:value="13057948968" calcext:value-type="float">
            <text:p>1305794896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2" calcext:value-type="float">
            <text:p>2012</text:p>
          </table:table-cell>
          <table:table-cell office:value-type="float" office:value="13021412912" calcext:value-type="float">
            <text:p>1302141291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5-SERVICIOS SOCIALES DE LOS GOB. DEPARTAMENTALES</text:p>
          </table:table-cell>
          <table:table-cell office:value-type="float" office:value="2012" calcext:value-type="float">
            <text:p>2012</text:p>
          </table:table-cell>
          <table:table-cell office:value-type="float" office:value="12959652275" calcext:value-type="float">
            <text:p>1295965227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51-REGULACIÓN Y CONTROL DE LAS COOPERATIVAS</text:p>
          </table:table-cell>
          <table:table-cell office:value-type="float" office:value="2012" calcext:value-type="float">
            <text:p>2012</text:p>
          </table:table-cell>
          <table:table-cell office:value-type="float" office:value="12708745197" calcext:value-type="float">
            <text:p>1270874519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2-MIGRACIONES</text:p>
          </table:table-cell>
          <table:table-cell office:value-type="float" office:value="2011" calcext:value-type="float">
            <text:p>2011</text:p>
          </table:table-cell>
          <table:table-cell office:value-type="float" office:value="12706853068" calcext:value-type="float">
            <text:p>1270685306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72-REG. Y CONTROL DE LOS SERV. DE REG.DE PROP. INTELECTUAL</text:p>
          </table:table-cell>
          <table:table-cell office:value-type="float" office:value="2015" calcext:value-type="float">
            <text:p>2015</text:p>
          </table:table-cell>
          <table:table-cell office:value-type="float" office:value="12651713139" calcext:value-type="float">
            <text:p>1265171313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5" calcext:value-type="float">
            <text:p>2015</text:p>
          </table:table-cell>
          <table:table-cell office:value-type="float" office:value="12642148157" calcext:value-type="float">
            <text:p>1264214815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2-INVESTIGACION Y DESARROLLO EXPERIMENTAL</text:p>
          </table:table-cell>
          <table:table-cell office:value-type="float" office:value="2015" calcext:value-type="float">
            <text:p>2015</text:p>
          </table:table-cell>
          <table:table-cell office:value-type="float" office:value="12422809248" calcext:value-type="float">
            <text:p>1242280924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4" calcext:value-type="float">
            <text:p>2014</text:p>
          </table:table-cell>
          <table:table-cell office:value-type="float" office:value="12337436455" calcext:value-type="float">
            <text:p>1233743645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24-MINISTERIO PÚBLICO</text:p>
          </table:table-cell>
          <table:table-cell office:value-type="float" office:value="2011" calcext:value-type="float">
            <text:p>2011</text:p>
          </table:table-cell>
          <table:table-cell office:value-type="float" office:value="12097354431" calcext:value-type="float">
            <text:p>1209735443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33-TRANSPORTE FLUVIAL</text:p>
          </table:table-cell>
          <table:table-cell office:value-type="float" office:value="2014" calcext:value-type="float">
            <text:p>2014</text:p>
          </table:table-cell>
          <table:table-cell office:value-type="float" office:value="12078059047" calcext:value-type="float">
            <text:p>1207805904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1" calcext:value-type="float">
            <text:p>2011</text:p>
          </table:table-cell>
          <table:table-cell office:value-type="float" office:value="11886135473" calcext:value-type="float">
            <text:p>1188613547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53-DISEMINACION DEL CONOCIMIENTO CIENTIFICO Y TECNOLOGICO</text:p>
          </table:table-cell>
          <table:table-cell office:value-type="float" office:value="2011" calcext:value-type="float">
            <text:p>2011</text:p>
          </table:table-cell>
          <table:table-cell office:value-type="float" office:value="11721763169" calcext:value-type="float">
            <text:p>1172176316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81-INVERSIÓN EN ADMINISTRACIÓN GUBERNAMENTAL</text:p>
          </table:table-cell>
          <table:table-cell office:value-type="float" office:value="2015" calcext:value-type="float">
            <text:p>2015</text:p>
          </table:table-cell>
          <table:table-cell office:value-type="float" office:value="11706281318" calcext:value-type="float">
            <text:p>1170628131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11-LEGISLATIVA</text:p>
          </table:table-cell>
          <table:table-cell office:value-type="float" office:value="2014" calcext:value-type="float">
            <text:p>2014</text:p>
          </table:table-cell>
          <table:table-cell office:value-type="float" office:value="11551379857" calcext:value-type="float">
            <text:p>1155137985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5" calcext:value-type="float">
            <text:p>2015</text:p>
          </table:table-cell>
          <table:table-cell office:value-type="float" office:value="11223303905" calcext:value-type="float">
            <text:p>1122330390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3" calcext:value-type="float">
            <text:p>2013</text:p>
          </table:table-cell>
          <table:table-cell office:value-type="float" office:value="11143643259" calcext:value-type="float">
            <text:p>1114364325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5-SERVICIOS SOCIALES DE LOS GOB. DEPARTAMENTALES</text:p>
          </table:table-cell>
          <table:table-cell office:value-type="float" office:value="2013" calcext:value-type="float">
            <text:p>2013</text:p>
          </table:table-cell>
          <table:table-cell office:value-type="float" office:value="11025970702" calcext:value-type="float">
            <text:p>1102597070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2" calcext:value-type="float">
            <text:p>2012</text:p>
          </table:table-cell>
          <table:table-cell office:value-type="float" office:value="10905880919" calcext:value-type="float">
            <text:p>1090588091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33-SERVICIO EXTERIOR</text:p>
          </table:table-cell>
          <table:table-cell office:value-type="float" office:value="2014" calcext:value-type="float">
            <text:p>2014</text:p>
          </table:table-cell>
          <table:table-cell office:value-type="float" office:value="10880343064" calcext:value-type="float">
            <text:p>1088034306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33-TRANSPORTE FLUVIAL</text:p>
          </table:table-cell>
          <table:table-cell office:value-type="float" office:value="2012" calcext:value-type="float">
            <text:p>2012</text:p>
          </table:table-cell>
          <table:table-cell office:value-type="float" office:value="10769400389" calcext:value-type="float">
            <text:p>1076940038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3" calcext:value-type="float">
            <text:p>2013</text:p>
          </table:table-cell>
          <table:table-cell office:value-type="float" office:value="10741605780" calcext:value-type="float">
            <text:p>1074160578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35-ADMINISTRACIÓN GUBERNAMENTAL S/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10548631930" calcext:value-type="float">
            <text:p>1054863193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2-CONTROL FISCAL</text:p>
          </table:table-cell>
          <table:table-cell office:value-type="float" office:value="2016" calcext:value-type="float">
            <text:p>2016</text:p>
          </table:table-cell>
          <table:table-cell office:value-type="float" office:value="10475768526" calcext:value-type="float">
            <text:p>1047576852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31-REGULACIÓN Y CONTROL DE SERVICIOS DE AGUA POTABLE Y ALCANTAR</text:p>
          </table:table-cell>
          <table:table-cell office:value-type="float" office:value="2015" calcext:value-type="float">
            <text:p>2015</text:p>
          </table:table-cell>
          <table:table-cell office:value-type="float" office:value="10423281141" calcext:value-type="float">
            <text:p>1042328114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33-TRANSPORTE FLUVIAL</text:p>
          </table:table-cell>
          <table:table-cell office:value-type="float" office:value="2013" calcext:value-type="float">
            <text:p>2013</text:p>
          </table:table-cell>
          <table:table-cell office:value-type="float" office:value="10349448854" calcext:value-type="float">
            <text:p>1034944885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10327177422" calcext:value-type="float">
            <text:p>1032717742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33-SERVICIO EXTERIOR</text:p>
          </table:table-cell>
          <table:table-cell office:value-type="float" office:value="2013" calcext:value-type="float">
            <text:p>2013</text:p>
          </table:table-cell>
          <table:table-cell office:value-type="float" office:value="10307962817" calcext:value-type="float">
            <text:p>1030796281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54-SERVICIOS CIENTIFICOS Y TECNOLOGICOS</text:p>
          </table:table-cell>
          <table:table-cell office:value-type="float" office:value="2015" calcext:value-type="float">
            <text:p>2015</text:p>
          </table:table-cell>
          <table:table-cell office:value-type="float" office:value="10109982237" calcext:value-type="float">
            <text:p>1010998223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51-REGULACIÓN Y CONTROL DE LAS COOPERATIVAS</text:p>
          </table:table-cell>
          <table:table-cell office:value-type="float" office:value="2011" calcext:value-type="float">
            <text:p>2011</text:p>
          </table:table-cell>
          <table:table-cell office:value-type="float" office:value="10001647635" calcext:value-type="float">
            <text:p>1000164763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1" calcext:value-type="float">
            <text:p>2011</text:p>
          </table:table-cell>
          <table:table-cell office:value-type="float" office:value="9975807491" calcext:value-type="float">
            <text:p>997580749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2-SERVICIOS PECUARIOS</text:p>
          </table:table-cell>
          <table:table-cell office:value-type="float" office:value="2016" calcext:value-type="float">
            <text:p>2016</text:p>
          </table:table-cell>
          <table:table-cell office:value-type="float" office:value="9910797823" calcext:value-type="float">
            <text:p>991079782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2-EDUCACION MEDIA Y TECNICA</text:p>
          </table:table-cell>
          <table:table-cell office:value-type="float" office:value="2012" calcext:value-type="float">
            <text:p>2012</text:p>
          </table:table-cell>
          <table:table-cell office:value-type="float" office:value="9890211780" calcext:value-type="float">
            <text:p>989021178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72-REG. Y CONTROL DE LOS SERV. DE REG.DE PROP. INTELECTUAL</text:p>
          </table:table-cell>
          <table:table-cell office:value-type="float" office:value="2014" calcext:value-type="float">
            <text:p>2014</text:p>
          </table:table-cell>
          <table:table-cell office:value-type="float" office:value="9821418531" calcext:value-type="float">
            <text:p>982141853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3" calcext:value-type="float">
            <text:p>2013</text:p>
          </table:table-cell>
          <table:table-cell office:value-type="float" office:value="9745235105" calcext:value-type="float">
            <text:p>974523510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3-DIFUSION DEL CONOCIMIENTO CIENTIFICO Y TECNOLOGICO</text:p>
          </table:table-cell>
          <table:table-cell office:value-type="float" office:value="2013" calcext:value-type="float">
            <text:p>2013</text:p>
          </table:table-cell>
          <table:table-cell office:value-type="float" office:value="9724818532" calcext:value-type="float">
            <text:p>972481853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5-DEPORTE Y RECREACION</text:p>
          </table:table-cell>
          <table:table-cell office:value-type="float" office:value="2011" calcext:value-type="float">
            <text:p>2011</text:p>
          </table:table-cell>
          <table:table-cell office:value-type="float" office:value="9603556942" calcext:value-type="float">
            <text:p>960355694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25-JUSTICIA ELECTORAL</text:p>
          </table:table-cell>
          <table:table-cell office:value-type="float" office:value="2012" calcext:value-type="float">
            <text:p>2012</text:p>
          </table:table-cell>
          <table:table-cell office:value-type="float" office:value="9447716880" calcext:value-type="float">
            <text:p>944771688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2" calcext:value-type="float">
            <text:p>2012</text:p>
          </table:table-cell>
          <table:table-cell office:value-type="float" office:value="9434118299" calcext:value-type="float">
            <text:p>943411829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2-INVESTIGACION Y DESARROLLO EXPERIMENTAL</text:p>
          </table:table-cell>
          <table:table-cell office:value-type="float" office:value="2011" calcext:value-type="float">
            <text:p>2011</text:p>
          </table:table-cell>
          <table:table-cell office:value-type="float" office:value="9310404227" calcext:value-type="float">
            <text:p>931040422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9180101726" calcext:value-type="float">
            <text:p>918010172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33-SERVICIO EXTERIOR</text:p>
          </table:table-cell>
          <table:table-cell office:value-type="float" office:value="2012" calcext:value-type="float">
            <text:p>2012</text:p>
          </table:table-cell>
          <table:table-cell office:value-type="float" office:value="9144302883" calcext:value-type="float">
            <text:p>914430288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2-CONTROL FISCAL</text:p>
          </table:table-cell>
          <table:table-cell office:value-type="float" office:value="2011" calcext:value-type="float">
            <text:p>2011</text:p>
          </table:table-cell>
          <table:table-cell office:value-type="float" office:value="9123801879" calcext:value-type="float">
            <text:p>912380187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52-INVESTIGACION Y DESARROLLO EXPERIMENTAL</text:p>
          </table:table-cell>
          <table:table-cell office:value-type="float" office:value="2014" calcext:value-type="float">
            <text:p>2014</text:p>
          </table:table-cell>
          <table:table-cell office:value-type="float" office:value="9077785233" calcext:value-type="float">
            <text:p>907778523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32-TRANSPORTE AEREO</text:p>
          </table:table-cell>
          <table:table-cell office:value-type="float" office:value="2016" calcext:value-type="float">
            <text:p>2016</text:p>
          </table:table-cell>
          <table:table-cell office:value-type="float" office:value="9075760822" calcext:value-type="float">
            <text:p>907576082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2" calcext:value-type="float">
            <text:p>2012</text:p>
          </table:table-cell>
          <table:table-cell office:value-type="float" office:value="9056599029" calcext:value-type="float">
            <text:p>905659902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31-REGULACIÓN Y CONTROL DE SERVICIOS DE AGUA POTABLE Y ALCANTAR</text:p>
          </table:table-cell>
          <table:table-cell office:value-type="float" office:value="2014" calcext:value-type="float">
            <text:p>2014</text:p>
          </table:table-cell>
          <table:table-cell office:value-type="float" office:value="9028609350" calcext:value-type="float">
            <text:p>902860935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3" calcext:value-type="float">
            <text:p>2013</text:p>
          </table:table-cell>
          <table:table-cell office:value-type="float" office:value="8953635545" calcext:value-type="float">
            <text:p>895363554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3-PROMOCIÓN Y ASISTENCIA</text:p>
          </table:table-cell>
          <table:table-cell office:value-type="float" office:value="2012" calcext:value-type="float">
            <text:p>2012</text:p>
          </table:table-cell>
          <table:table-cell office:value-type="float" office:value="8848786077" calcext:value-type="float">
            <text:p>884878607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22-DEFENSORIA DEL PUEBLO</text:p>
          </table:table-cell>
          <table:table-cell office:value-type="float" office:value="2012" calcext:value-type="float">
            <text:p>2012</text:p>
          </table:table-cell>
          <table:table-cell office:value-type="float" office:value="8844212677" calcext:value-type="float">
            <text:p>884421267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2" calcext:value-type="float">
            <text:p>2012</text:p>
          </table:table-cell>
          <table:table-cell office:value-type="float" office:value="8830098503" calcext:value-type="float">
            <text:p>883009850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5" calcext:value-type="float">
            <text:p>2015</text:p>
          </table:table-cell>
          <table:table-cell office:value-type="float" office:value="8756032785" calcext:value-type="float">
            <text:p>875603278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4" calcext:value-type="float">
            <text:p>2014</text:p>
          </table:table-cell>
          <table:table-cell office:value-type="float" office:value="8690154222" calcext:value-type="float">
            <text:p>869015422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3-DIFUSION DEL CONOCIMIENTO CIENTIFICO Y TECNOLOGICO</text:p>
          </table:table-cell>
          <table:table-cell office:value-type="float" office:value="2014" calcext:value-type="float">
            <text:p>2014</text:p>
          </table:table-cell>
          <table:table-cell office:value-type="float" office:value="8642713117" calcext:value-type="float">
            <text:p>864271311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3" calcext:value-type="float">
            <text:p>2013</text:p>
          </table:table-cell>
          <table:table-cell office:value-type="float" office:value="8599798151" calcext:value-type="float">
            <text:p>859979815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3-PROMOCIÓN Y ASISTENCIA</text:p>
          </table:table-cell>
          <table:table-cell office:value-type="float" office:value="2013" calcext:value-type="float">
            <text:p>2013</text:p>
          </table:table-cell>
          <table:table-cell office:value-type="float" office:value="8570631465" calcext:value-type="float">
            <text:p>857063146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5-SERVICIOS SOCIALES DE LOS GOB. DEPARTAMENTALES</text:p>
          </table:table-cell>
          <table:table-cell office:value-type="float" office:value="2011" calcext:value-type="float">
            <text:p>2011</text:p>
          </table:table-cell>
          <table:table-cell office:value-type="float" office:value="8561391333" calcext:value-type="float">
            <text:p>856139133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3-DISEMINACION DEL CONOCIMIENTO CIENTIFICO Y TECNOLOGICO</text:p>
          </table:table-cell>
          <table:table-cell office:value-type="float" office:value="2012" calcext:value-type="float">
            <text:p>2012</text:p>
          </table:table-cell>
          <table:table-cell office:value-type="float" office:value="8555007312" calcext:value-type="float">
            <text:p>855500731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2-INVESTIGACION Y DESARROLLO EXPERIMENTAL</text:p>
          </table:table-cell>
          <table:table-cell office:value-type="float" office:value="2012" calcext:value-type="float">
            <text:p>2012</text:p>
          </table:table-cell>
          <table:table-cell office:value-type="float" office:value="8408995997" calcext:value-type="float">
            <text:p>840899599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3" calcext:value-type="float">
            <text:p>2013</text:p>
          </table:table-cell>
          <table:table-cell office:value-type="float" office:value="8392498966" calcext:value-type="float">
            <text:p>839249896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53-DISEMINACION DEL CONOCIMIENTO CIENTIFICO Y TECNOLOGICO</text:p>
          </table:table-cell>
          <table:table-cell office:value-type="float" office:value="2012" calcext:value-type="float">
            <text:p>2012</text:p>
          </table:table-cell>
          <table:table-cell office:value-type="float" office:value="8386099144" calcext:value-type="float">
            <text:p>838609914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2" calcext:value-type="float">
            <text:p>2012</text:p>
          </table:table-cell>
          <table:table-cell office:value-type="float" office:value="8345625424" calcext:value-type="float">
            <text:p>834562542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33-SERVICIO EXTERIOR</text:p>
          </table:table-cell>
          <table:table-cell office:value-type="float" office:value="2015" calcext:value-type="float">
            <text:p>2015</text:p>
          </table:table-cell>
          <table:table-cell office:value-type="float" office:value="8337703370" calcext:value-type="float">
            <text:p>833770337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1" calcext:value-type="float">
            <text:p>2011</text:p>
          </table:table-cell>
          <table:table-cell office:value-type="float" office:value="8298908813" calcext:value-type="float">
            <text:p>829890881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226-SERVICIO DEL REGISTRO CIVIL</text:p>
          </table:table-cell>
          <table:table-cell office:value-type="float" office:value="2012" calcext:value-type="float">
            <text:p>2012</text:p>
          </table:table-cell>
          <table:table-cell office:value-type="float" office:value="8197729413" calcext:value-type="float">
            <text:p>819772941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4" calcext:value-type="float">
            <text:p>2014</text:p>
          </table:table-cell>
          <table:table-cell office:value-type="float" office:value="8017875748" calcext:value-type="float">
            <text:p>801787574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6" calcext:value-type="float">
            <text:p>2016</text:p>
          </table:table-cell>
          <table:table-cell office:value-type="float" office:value="8004906683" calcext:value-type="float">
            <text:p>800490668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2-INVESTIGACION Y DESARROLLO EXPERIMENTAL</text:p>
          </table:table-cell>
          <table:table-cell office:value-type="float" office:value="2013" calcext:value-type="float">
            <text:p>2013</text:p>
          </table:table-cell>
          <table:table-cell office:value-type="float" office:value="7946348027" calcext:value-type="float">
            <text:p>794634802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3-PROMOCIÓN Y ASISTENCIA</text:p>
          </table:table-cell>
          <table:table-cell office:value-type="float" office:value="2014" calcext:value-type="float">
            <text:p>2014</text:p>
          </table:table-cell>
          <table:table-cell office:value-type="float" office:value="7906921354" calcext:value-type="float">
            <text:p>790692135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1-ASISTENCIA <text:s/>A PERSONAS CON NECESIDADES ESPECIALES</text:p>
          </table:table-cell>
          <table:table-cell office:value-type="float" office:value="2011" calcext:value-type="float">
            <text:p>2011</text:p>
          </table:table-cell>
          <table:table-cell office:value-type="float" office:value="7732205333" calcext:value-type="float">
            <text:p>773220533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6" calcext:value-type="float">
            <text:p>2016</text:p>
          </table:table-cell>
          <table:table-cell office:value-type="float" office:value="7603438047" calcext:value-type="float">
            <text:p>760343804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4-CULTURA</text:p>
          </table:table-cell>
          <table:table-cell office:value-type="float" office:value="2013" calcext:value-type="float">
            <text:p>2013</text:p>
          </table:table-cell>
          <table:table-cell office:value-type="float" office:value="7598266740" calcext:value-type="float">
            <text:p>759826674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54-SERVICIOS CIENTIFICOS Y TECNOLOGICOS</text:p>
          </table:table-cell>
          <table:table-cell office:value-type="float" office:value="2012" calcext:value-type="float">
            <text:p>2012</text:p>
          </table:table-cell>
          <table:table-cell office:value-type="float" office:value="7543863312" calcext:value-type="float">
            <text:p>754386331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5-SERVICIOS SOCIALES DE LOS GOB. DEPARTAMENTALES Y MUNICIPALES</text:p>
          </table:table-cell>
          <table:table-cell office:value-type="float" office:value="2016" calcext:value-type="float">
            <text:p>2016</text:p>
          </table:table-cell>
          <table:table-cell office:value-type="float" office:value="7543614652" calcext:value-type="float">
            <text:p>754361465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33-SERVICIO EXTERIOR</text:p>
          </table:table-cell>
          <table:table-cell office:value-type="float" office:value="2011" calcext:value-type="float">
            <text:p>2011</text:p>
          </table:table-cell>
          <table:table-cell office:value-type="float" office:value="7448005976" calcext:value-type="float">
            <text:p>744800597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11-REGULACIÓN Y CONTROL DE SERVICIOS DE TELECOMUNICACIÓN</text:p>
          </table:table-cell>
          <table:table-cell office:value-type="float" office:value="2013" calcext:value-type="float">
            <text:p>2013</text:p>
          </table:table-cell>
          <table:table-cell office:value-type="float" office:value="7402137087" calcext:value-type="float">
            <text:p>740213708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5-SERVICIOS ESTADISTICOS</text:p>
          </table:table-cell>
          <table:table-cell office:value-type="float" office:value="2015" calcext:value-type="float">
            <text:p>2015</text:p>
          </table:table-cell>
          <table:table-cell office:value-type="float" office:value="7265489983" calcext:value-type="float">
            <text:p>726548998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22-DEFENSORIA DEL PUEBLO</text:p>
          </table:table-cell>
          <table:table-cell office:value-type="float" office:value="2011" calcext:value-type="float">
            <text:p>2011</text:p>
          </table:table-cell>
          <table:table-cell office:value-type="float" office:value="7236979494" calcext:value-type="float">
            <text:p>723697949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4-CULTURA</text:p>
          </table:table-cell>
          <table:table-cell office:value-type="float" office:value="2012" calcext:value-type="float">
            <text:p>2012</text:p>
          </table:table-cell>
          <table:table-cell office:value-type="float" office:value="7197071243" calcext:value-type="float">
            <text:p>719707124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21-JUDICIAL</text:p>
          </table:table-cell>
          <table:table-cell office:value-type="float" office:value="2011" calcext:value-type="float">
            <text:p>2011</text:p>
          </table:table-cell>
          <table:table-cell office:value-type="float" office:value="7074844491" calcext:value-type="float">
            <text:p>707484449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3-DIFUSION DEL CONOCIMIENTO CIENTIFICO Y TECNOLOGICO</text:p>
          </table:table-cell>
          <table:table-cell office:value-type="float" office:value="2016" calcext:value-type="float">
            <text:p>2016</text:p>
          </table:table-cell>
          <table:table-cell office:value-type="float" office:value="7032785523" calcext:value-type="float">
            <text:p>703278552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6" calcext:value-type="float">
            <text:p>2016</text:p>
          </table:table-cell>
          <table:table-cell office:value-type="float" office:value="7014317510" calcext:value-type="float">
            <text:p>701431751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3" calcext:value-type="float">
            <text:p>2013</text:p>
          </table:table-cell>
          <table:table-cell office:value-type="float" office:value="7001739544" calcext:value-type="float">
            <text:p>700173954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61-REGULACIÓN <text:s/>Y CONTROL DEL SISTEMA MONETARIO, CRED. Y CAMBIAR</text:p>
          </table:table-cell>
          <table:table-cell office:value-type="float" office:value="2013" calcext:value-type="float">
            <text:p>2013</text:p>
          </table:table-cell>
          <table:table-cell office:value-type="float" office:value="7000000000" calcext:value-type="float">
            <text:p>700000000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1" calcext:value-type="float">
            <text:p>2011</text:p>
          </table:table-cell>
          <table:table-cell office:value-type="float" office:value="6975250310" calcext:value-type="float">
            <text:p>697525031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54-SERVICIOS CIENTIFICOS Y TECNOLOGICOS</text:p>
          </table:table-cell>
          <table:table-cell office:value-type="float" office:value="2011" calcext:value-type="float">
            <text:p>2011</text:p>
          </table:table-cell>
          <table:table-cell office:value-type="float" office:value="6874124516" calcext:value-type="float">
            <text:p>687412451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6" calcext:value-type="float">
            <text:p>2016</text:p>
          </table:table-cell>
          <table:table-cell office:value-type="float" office:value="6841916485" calcext:value-type="float">
            <text:p>684191648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2-EDUCACION MEDIA Y TECNICA</text:p>
          </table:table-cell>
          <table:table-cell office:value-type="float" office:value="2015" calcext:value-type="float">
            <text:p>2015</text:p>
          </table:table-cell>
          <table:table-cell office:value-type="float" office:value="6683201118" calcext:value-type="float">
            <text:p>668320111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31-RECLUSIÓN PENAL</text:p>
          </table:table-cell>
          <table:table-cell office:value-type="float" office:value="2016" calcext:value-type="float">
            <text:p>2016</text:p>
          </table:table-cell>
          <table:table-cell office:value-type="float" office:value="6677795991" calcext:value-type="float">
            <text:p>667779599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3-DISEMINACION DEL CONOCIMIENTO CIENTIFICO Y TECNOLOGICO</text:p>
          </table:table-cell>
          <table:table-cell office:value-type="float" office:value="2011" calcext:value-type="float">
            <text:p>2011</text:p>
          </table:table-cell>
          <table:table-cell office:value-type="float" office:value="6643595579" calcext:value-type="float">
            <text:p>664359557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3-DIFUSION DEL CONOCIMIENTO CIENTIFICO Y TECNOLOGICO</text:p>
          </table:table-cell>
          <table:table-cell office:value-type="float" office:value="2013" calcext:value-type="float">
            <text:p>2013</text:p>
          </table:table-cell>
          <table:table-cell office:value-type="float" office:value="6582342251" calcext:value-type="float">
            <text:p>658234225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4" calcext:value-type="float">
            <text:p>2014</text:p>
          </table:table-cell>
          <table:table-cell office:value-type="float" office:value="6581973499" calcext:value-type="float">
            <text:p>658197349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51-SERVICIOS AGRICOLAS</text:p>
          </table:table-cell>
          <table:table-cell office:value-type="float" office:value="2015" calcext:value-type="float">
            <text:p>2015</text:p>
          </table:table-cell>
          <table:table-cell office:value-type="float" office:value="6557626480" calcext:value-type="float">
            <text:p>655762648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2" calcext:value-type="float">
            <text:p>2012</text:p>
          </table:table-cell>
          <table:table-cell office:value-type="float" office:value="6532615669" calcext:value-type="float">
            <text:p>653261566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33-SERVICIO EXTERIOR</text:p>
          </table:table-cell>
          <table:table-cell office:value-type="float" office:value="2012" calcext:value-type="float">
            <text:p>2012</text:p>
          </table:table-cell>
          <table:table-cell office:value-type="float" office:value="6474970935" calcext:value-type="float">
            <text:p>647497093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6459069683" calcext:value-type="float">
            <text:p>645906968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1-CONDUCCIÓN POLITICA</text:p>
          </table:table-cell>
          <table:table-cell office:value-type="float" office:value="2016" calcext:value-type="float">
            <text:p>2016</text:p>
          </table:table-cell>
          <table:table-cell office:value-type="float" office:value="6350469916" calcext:value-type="float">
            <text:p>635046991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92-INVERSIÓN SERVICIOS ECONÓMICOS</text:p>
          </table:table-cell>
          <table:table-cell office:value-type="float" office:value="2016" calcext:value-type="float">
            <text:p>2016</text:p>
          </table:table-cell>
          <table:table-cell office:value-type="float" office:value="6328895629" calcext:value-type="float">
            <text:p>632889562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1-SERVICIOS AGRICOLAS</text:p>
          </table:table-cell>
          <table:table-cell office:value-type="float" office:value="2016" calcext:value-type="float">
            <text:p>2016</text:p>
          </table:table-cell>
          <table:table-cell office:value-type="float" office:value="6270181584" calcext:value-type="float">
            <text:p>627018158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2-SANEAMIENTO AMBIENTAL</text:p>
          </table:table-cell>
          <table:table-cell office:value-type="float" office:value="2011" calcext:value-type="float">
            <text:p>2011</text:p>
          </table:table-cell>
          <table:table-cell office:value-type="float" office:value="6245049580" calcext:value-type="float">
            <text:p>624504958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5-SERVICIOS ESTADISTICOS</text:p>
          </table:table-cell>
          <table:table-cell office:value-type="float" office:value="2014" calcext:value-type="float">
            <text:p>2014</text:p>
          </table:table-cell>
          <table:table-cell office:value-type="float" office:value="6202711456" calcext:value-type="float">
            <text:p>620271145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31-REGULACIÓN Y CONTROL DE SERVICIOS DE AGUA POTABLE Y ALCANTAR</text:p>
          </table:table-cell>
          <table:table-cell office:value-type="float" office:value="2013" calcext:value-type="float">
            <text:p>2013</text:p>
          </table:table-cell>
          <table:table-cell office:value-type="float" office:value="6133478563" calcext:value-type="float">
            <text:p>613347856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33-TRANSPORTE FLUVIAL</text:p>
          </table:table-cell>
          <table:table-cell office:value-type="float" office:value="2015" calcext:value-type="float">
            <text:p>2015</text:p>
          </table:table-cell>
          <table:table-cell office:value-type="float" office:value="6048894620" calcext:value-type="float">
            <text:p>604889462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3-PROMOCIÓN Y ASISTENCIA</text:p>
          </table:table-cell>
          <table:table-cell office:value-type="float" office:value="2011" calcext:value-type="float">
            <text:p>2011</text:p>
          </table:table-cell>
          <table:table-cell office:value-type="float" office:value="5849529500" calcext:value-type="float">
            <text:p>584952950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19-ENERGIA, COMBUSTIBLES Y MINERIA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5829361035" calcext:value-type="float">
            <text:p>582936103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61-RELACIONES LABORALES</text:p>
          </table:table-cell>
          <table:table-cell office:value-type="float" office:value="2016" calcext:value-type="float">
            <text:p>2016</text:p>
          </table:table-cell>
          <table:table-cell office:value-type="float" office:value="5778039268" calcext:value-type="float">
            <text:p>577803926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31-REGULACIÓN Y CONTROL DE SERVICIOS DE AGUA POTABLE Y ALCANTAR</text:p>
          </table:table-cell>
          <table:table-cell office:value-type="float" office:value="2012" calcext:value-type="float">
            <text:p>2012</text:p>
          </table:table-cell>
          <table:table-cell office:value-type="float" office:value="5771880452" calcext:value-type="float">
            <text:p>577188045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6" calcext:value-type="float">
            <text:p>2016</text:p>
          </table:table-cell>
          <table:table-cell office:value-type="float" office:value="5767010285" calcext:value-type="float">
            <text:p>576701028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31-REGULACIÓN Y CONTROL DE SERVICIOS DE AGUA POTABLE Y ALCANTAR</text:p>
          </table:table-cell>
          <table:table-cell office:value-type="float" office:value="2011" calcext:value-type="float">
            <text:p>2011</text:p>
          </table:table-cell>
          <table:table-cell office:value-type="float" office:value="5717959095" calcext:value-type="float">
            <text:p>571795909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2-TRANSPORTE AEREO</text:p>
          </table:table-cell>
          <table:table-cell office:value-type="float" office:value="2016" calcext:value-type="float">
            <text:p>2016</text:p>
          </table:table-cell>
          <table:table-cell office:value-type="float" office:value="5667559490" calcext:value-type="float">
            <text:p>566755949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3-TRANSPORTE FLUVIAL</text:p>
          </table:table-cell>
          <table:table-cell office:value-type="float" office:value="2016" calcext:value-type="float">
            <text:p>2016</text:p>
          </table:table-cell>
          <table:table-cell office:value-type="float" office:value="5664110188" calcext:value-type="float">
            <text:p>566411018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4" calcext:value-type="float">
            <text:p>2014</text:p>
          </table:table-cell>
          <table:table-cell office:value-type="float" office:value="5548179448" calcext:value-type="float">
            <text:p>554817944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53-DIFUSION DEL CONOCIMIENTO CIENTIFICO Y TECNOLOGICO</text:p>
          </table:table-cell>
          <table:table-cell office:value-type="float" office:value="2013" calcext:value-type="float">
            <text:p>2013</text:p>
          </table:table-cell>
          <table:table-cell office:value-type="float" office:value="5522671631" calcext:value-type="float">
            <text:p>552267163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5" calcext:value-type="float">
            <text:p>2015</text:p>
          </table:table-cell>
          <table:table-cell office:value-type="float" office:value="5369195272" calcext:value-type="float">
            <text:p>536919527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53-DIFUSION DEL CONOCIMIENTO CIENTIFICO Y TECNOLOGICO</text:p>
          </table:table-cell>
          <table:table-cell office:value-type="float" office:value="2014" calcext:value-type="float">
            <text:p>2014</text:p>
          </table:table-cell>
          <table:table-cell office:value-type="float" office:value="5336874265" calcext:value-type="float">
            <text:p>533687426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4" calcext:value-type="float">
            <text:p>2014</text:p>
          </table:table-cell>
          <table:table-cell office:value-type="float" office:value="5326681881" calcext:value-type="float">
            <text:p>532668188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5" calcext:value-type="float">
            <text:p>2015</text:p>
          </table:table-cell>
          <table:table-cell office:value-type="float" office:value="5318056054" calcext:value-type="float">
            <text:p>531805605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19-ENERGIA, COMBUSTIBLES Y LUBRICANTES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5295191598" calcext:value-type="float">
            <text:p>529519159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19-ENERGIA, COMBUSTIBLES Y LUBRICANTES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5137673776" calcext:value-type="float">
            <text:p>5137673776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4" calcext:value-type="float">
            <text:p>2014</text:p>
          </table:table-cell>
          <table:table-cell office:value-type="float" office:value="5093477358" calcext:value-type="float">
            <text:p>509347735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21-JUDICIAL</text:p>
          </table:table-cell>
          <table:table-cell office:value-type="float" office:value="2014" calcext:value-type="float">
            <text:p>2014</text:p>
          </table:table-cell>
          <table:table-cell office:value-type="float" office:value="5080918160" calcext:value-type="float">
            <text:p>508091816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6" calcext:value-type="float">
            <text:p>2016</text:p>
          </table:table-cell>
          <table:table-cell office:value-type="float" office:value="4970114269" calcext:value-type="float">
            <text:p>497011426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4-SERVICIOS CIENTIFICOS Y TECNOLOGICOS</text:p>
          </table:table-cell>
          <table:table-cell office:value-type="float" office:value="2013" calcext:value-type="float">
            <text:p>2013</text:p>
          </table:table-cell>
          <table:table-cell office:value-type="float" office:value="4966654454" calcext:value-type="float">
            <text:p>496665445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3-PROMOCIÓN Y ASISTENCIA</text:p>
          </table:table-cell>
          <table:table-cell office:value-type="float" office:value="2015" calcext:value-type="float">
            <text:p>2015</text:p>
          </table:table-cell>
          <table:table-cell office:value-type="float" office:value="4959088780" calcext:value-type="float">
            <text:p>495908878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1-SERVICIOS FORESTALES</text:p>
          </table:table-cell>
          <table:table-cell office:value-type="float" office:value="2015" calcext:value-type="float">
            <text:p>2015</text:p>
          </table:table-cell>
          <table:table-cell office:value-type="float" office:value="4771373248" calcext:value-type="float">
            <text:p>477137324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1-SERVICIOS FORESTALES</text:p>
          </table:table-cell>
          <table:table-cell office:value-type="float" office:value="2011" calcext:value-type="float">
            <text:p>2011</text:p>
          </table:table-cell>
          <table:table-cell office:value-type="float" office:value="4677267028" calcext:value-type="float">
            <text:p>467726702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54-SERVICIOS CIENTIFICOS Y TECNOLOGICOS</text:p>
          </table:table-cell>
          <table:table-cell office:value-type="float" office:value="2013" calcext:value-type="float">
            <text:p>2013</text:p>
          </table:table-cell>
          <table:table-cell office:value-type="float" office:value="4642074915" calcext:value-type="float">
            <text:p>464207491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19-ENERGIA, COMBUSTIBLES Y LUBRICANTES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4560472696" calcext:value-type="float">
            <text:p>4560472696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226-SERVICIO DEL REGISTRO CIVIL</text:p>
          </table:table-cell>
          <table:table-cell office:value-type="float" office:value="2011" calcext:value-type="float">
            <text:p>2011</text:p>
          </table:table-cell>
          <table:table-cell office:value-type="float" office:value="4542117605" calcext:value-type="float">
            <text:p>454211760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1-SERVICIOS FORESTALES</text:p>
          </table:table-cell>
          <table:table-cell office:value-type="float" office:value="2012" calcext:value-type="float">
            <text:p>2012</text:p>
          </table:table-cell>
          <table:table-cell office:value-type="float" office:value="4537777922" calcext:value-type="float">
            <text:p>453777792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12-PETROLEO Y GAS</text:p>
          </table:table-cell>
          <table:table-cell office:value-type="float" office:value="2016" calcext:value-type="float">
            <text:p>2016</text:p>
          </table:table-cell>
          <table:table-cell office:value-type="float" office:value="4419331845" calcext:value-type="float">
            <text:p>441933184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51-REGULACIÓN Y CONTROL DE LAS COOPERATIVAS</text:p>
          </table:table-cell>
          <table:table-cell office:value-type="float" office:value="2014" calcext:value-type="float">
            <text:p>2014</text:p>
          </table:table-cell>
          <table:table-cell office:value-type="float" office:value="4378697667" calcext:value-type="float">
            <text:p>437869766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1" calcext:value-type="float">
            <text:p>2011</text:p>
          </table:table-cell>
          <table:table-cell office:value-type="float" office:value="4306172344" calcext:value-type="float">
            <text:p>430617234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52-SERVICIOS PECUARIOS</text:p>
          </table:table-cell>
          <table:table-cell office:value-type="float" office:value="2016" calcext:value-type="float">
            <text:p>2016</text:p>
          </table:table-cell>
          <table:table-cell office:value-type="float" office:value="4274625782" calcext:value-type="float">
            <text:p>427462578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2-EDUCACION MEDIA Y TECNICA</text:p>
          </table:table-cell>
          <table:table-cell office:value-type="float" office:value="2014" calcext:value-type="float">
            <text:p>2014</text:p>
          </table:table-cell>
          <table:table-cell office:value-type="float" office:value="4058102000" calcext:value-type="float">
            <text:p>405810200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72-TURISMO</text:p>
          </table:table-cell>
          <table:table-cell office:value-type="float" office:value="2013" calcext:value-type="float">
            <text:p>2013</text:p>
          </table:table-cell>
          <table:table-cell office:value-type="float" office:value="4000913321" calcext:value-type="float">
            <text:p>400091332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21-JUDICIAL</text:p>
          </table:table-cell>
          <table:table-cell office:value-type="float" office:value="2013" calcext:value-type="float">
            <text:p>2013</text:p>
          </table:table-cell>
          <table:table-cell office:value-type="float" office:value="3989979901" calcext:value-type="float">
            <text:p>398997990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6" calcext:value-type="float">
            <text:p>2016</text:p>
          </table:table-cell>
          <table:table-cell office:value-type="float" office:value="3977231478" calcext:value-type="float">
            <text:p>397723147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51-REGULACIÓN Y CONTROL DE LAS COOPERATIVAS</text:p>
          </table:table-cell>
          <table:table-cell office:value-type="float" office:value="2015" calcext:value-type="float">
            <text:p>2015</text:p>
          </table:table-cell>
          <table:table-cell office:value-type="float" office:value="3907583998" calcext:value-type="float">
            <text:p>390758399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2-CONTROL FISCAL</text:p>
          </table:table-cell>
          <table:table-cell office:value-type="float" office:value="2015" calcext:value-type="float">
            <text:p>2015</text:p>
          </table:table-cell>
          <table:table-cell office:value-type="float" office:value="3859969265" calcext:value-type="float">
            <text:p>385996926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72-TURISMO</text:p>
          </table:table-cell>
          <table:table-cell office:value-type="float" office:value="2015" calcext:value-type="float">
            <text:p>2015</text:p>
          </table:table-cell>
          <table:table-cell office:value-type="float" office:value="3814090328" calcext:value-type="float">
            <text:p>381409032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51-REGULACIÓN Y CONTROL DE LAS COOPERATIVAS</text:p>
          </table:table-cell>
          <table:table-cell office:value-type="float" office:value="2013" calcext:value-type="float">
            <text:p>2013</text:p>
          </table:table-cell>
          <table:table-cell office:value-type="float" office:value="3809102804" calcext:value-type="float">
            <text:p>380910280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82-SEGUROS Y FINANZAS</text:p>
          </table:table-cell>
          <table:table-cell office:value-type="float" office:value="2011" calcext:value-type="float">
            <text:p>2011</text:p>
          </table:table-cell>
          <table:table-cell office:value-type="float" office:value="3775483215" calcext:value-type="float">
            <text:p>377548321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21-JUDICIAL</text:p>
          </table:table-cell>
          <table:table-cell office:value-type="float" office:value="2015" calcext:value-type="float">
            <text:p>2015</text:p>
          </table:table-cell>
          <table:table-cell office:value-type="float" office:value="3751843035" calcext:value-type="float">
            <text:p>375184303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1-ASISTENCIA <text:s/>A PERSONAS CON NECESIDADES ESPECIALES</text:p>
          </table:table-cell>
          <table:table-cell office:value-type="float" office:value="2012" calcext:value-type="float">
            <text:p>2012</text:p>
          </table:table-cell>
          <table:table-cell office:value-type="float" office:value="3714128662" calcext:value-type="float">
            <text:p>371412866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73-REG. Y CONTROL DE SERV. DE PROTECCION Y DEF. AL CONSUMIDOR</text:p>
          </table:table-cell>
          <table:table-cell office:value-type="float" office:value="2015" calcext:value-type="float">
            <text:p>2015</text:p>
          </table:table-cell>
          <table:table-cell office:value-type="float" office:value="3697731358" calcext:value-type="float">
            <text:p>369773135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33-PROMOCIÓN Y ACCIÓN CORRECTIVA</text:p>
          </table:table-cell>
          <table:table-cell office:value-type="float" office:value="2015" calcext:value-type="float">
            <text:p>2015</text:p>
          </table:table-cell>
          <table:table-cell office:value-type="float" office:value="3634630571" calcext:value-type="float">
            <text:p>363463057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31-ADMINISTRACION DE LOS SERVICIOS DE SEGURIDAD SOCIAL</text:p>
          </table:table-cell>
          <table:table-cell office:value-type="float" office:value="2016" calcext:value-type="float">
            <text:p>2016</text:p>
          </table:table-cell>
          <table:table-cell office:value-type="float" office:value="3553532554" calcext:value-type="float">
            <text:p>355353255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71-REG. Y CONTROL DEL SIST. NAC, CONTRATC PUB</text:p>
          </table:table-cell>
          <table:table-cell office:value-type="float" office:value="2016" calcext:value-type="float">
            <text:p>2016</text:p>
          </table:table-cell>
          <table:table-cell office:value-type="float" office:value="3515532046" calcext:value-type="float">
            <text:p>3515532046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21-JUDICIAL</text:p>
          </table:table-cell>
          <table:table-cell office:value-type="float" office:value="2012" calcext:value-type="float">
            <text:p>2012</text:p>
          </table:table-cell>
          <table:table-cell office:value-type="float" office:value="3473811817" calcext:value-type="float">
            <text:p>347381181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6" calcext:value-type="float">
            <text:p>2016</text:p>
          </table:table-cell>
          <table:table-cell office:value-type="float" office:value="3448757671" calcext:value-type="float">
            <text:p>344875767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33-PROMOCIÓN Y ACCIÓN CORRECTIVA</text:p>
          </table:table-cell>
          <table:table-cell office:value-type="float" office:value="2014" calcext:value-type="float">
            <text:p>2014</text:p>
          </table:table-cell>
          <table:table-cell office:value-type="float" office:value="3437640617" calcext:value-type="float">
            <text:p>343764061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31-TRANSPORTE TERRESTRE</text:p>
          </table:table-cell>
          <table:table-cell office:value-type="float" office:value="2015" calcext:value-type="float">
            <text:p>2015</text:p>
          </table:table-cell>
          <table:table-cell office:value-type="float" office:value="3433206994" calcext:value-type="float">
            <text:p>343320699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72-TURISMO</text:p>
          </table:table-cell>
          <table:table-cell office:value-type="float" office:value="2014" calcext:value-type="float">
            <text:p>2014</text:p>
          </table:table-cell>
          <table:table-cell office:value-type="float" office:value="3418379114" calcext:value-type="float">
            <text:p>341837911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2-CONTROL FISCAL</text:p>
          </table:table-cell>
          <table:table-cell office:value-type="float" office:value="2013" calcext:value-type="float">
            <text:p>2013</text:p>
          </table:table-cell>
          <table:table-cell office:value-type="float" office:value="3375148057" calcext:value-type="float">
            <text:p>337514805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8-DEMARCACIÓN Y VIGILANCIA DE LÍMITES</text:p>
          </table:table-cell>
          <table:table-cell office:value-type="float" office:value="2015" calcext:value-type="float">
            <text:p>2015</text:p>
          </table:table-cell>
          <table:table-cell office:value-type="float" office:value="3349772315" calcext:value-type="float">
            <text:p>334977231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6" calcext:value-type="float">
            <text:p>2016</text:p>
          </table:table-cell>
          <table:table-cell office:value-type="float" office:value="3340285776" calcext:value-type="float">
            <text:p>334028577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2" calcext:value-type="float">
            <text:p>2012</text:p>
          </table:table-cell>
          <table:table-cell office:value-type="float" office:value="3246399510" calcext:value-type="float">
            <text:p>324639951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4-CULTURA</text:p>
          </table:table-cell>
          <table:table-cell office:value-type="float" office:value="2016" calcext:value-type="float">
            <text:p>2016</text:p>
          </table:table-cell>
          <table:table-cell office:value-type="float" office:value="3224108872" calcext:value-type="float">
            <text:p>322410887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9-TRANSPORTE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3193686266" calcext:value-type="float">
            <text:p>319368626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51-REGULACIÓN Y CONTROL DE LAS COOPERATIVAS</text:p>
          </table:table-cell>
          <table:table-cell office:value-type="float" office:value="2012" calcext:value-type="float">
            <text:p>2012</text:p>
          </table:table-cell>
          <table:table-cell office:value-type="float" office:value="3178966622" calcext:value-type="float">
            <text:p>317896662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61-RELACIONES LABORALES</text:p>
          </table:table-cell>
          <table:table-cell office:value-type="float" office:value="2016" calcext:value-type="float">
            <text:p>2016</text:p>
          </table:table-cell>
          <table:table-cell office:value-type="float" office:value="3161132862" calcext:value-type="float">
            <text:p>316113286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73-REG. Y CONTROL DE SERV. DE PROTECCION Y DEF. AL CONSUMIDOR</text:p>
          </table:table-cell>
          <table:table-cell office:value-type="float" office:value="2014" calcext:value-type="float">
            <text:p>2014</text:p>
          </table:table-cell>
          <table:table-cell office:value-type="float" office:value="3151122751" calcext:value-type="float">
            <text:p>315112275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41-REGULACIÓN Y CONTROL DE SERVICIOS BURSATILES Y COMERCIALES</text:p>
          </table:table-cell>
          <table:table-cell office:value-type="float" office:value="2013" calcext:value-type="float">
            <text:p>2013</text:p>
          </table:table-cell>
          <table:table-cell office:value-type="float" office:value="3132275229" calcext:value-type="float">
            <text:p>313227522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21-SERVICIOS POSTALES</text:p>
          </table:table-cell>
          <table:table-cell office:value-type="float" office:value="2016" calcext:value-type="float">
            <text:p>2016</text:p>
          </table:table-cell>
          <table:table-cell office:value-type="float" office:value="3105551200" calcext:value-type="float">
            <text:p>310555120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91-SEGURIDAD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3048805853" calcext:value-type="float">
            <text:p>304880585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31-CONDUCCIÓN POLITICA</text:p>
          </table:table-cell>
          <table:table-cell office:value-type="float" office:value="2015" calcext:value-type="float">
            <text:p>2015</text:p>
          </table:table-cell>
          <table:table-cell office:value-type="float" office:value="3035199393" calcext:value-type="float">
            <text:p>303519939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2-CONTROL FISCAL</text:p>
          </table:table-cell>
          <table:table-cell office:value-type="float" office:value="2012" calcext:value-type="float">
            <text:p>2012</text:p>
          </table:table-cell>
          <table:table-cell office:value-type="float" office:value="2978395411" calcext:value-type="float">
            <text:p>297839541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6-SERVICIOS SOCIALES PARA LA REFORMA AGRARIA Y COLONIZACION</text:p>
          </table:table-cell>
          <table:table-cell office:value-type="float" office:value="2016" calcext:value-type="float">
            <text:p>2016</text:p>
          </table:table-cell>
          <table:table-cell office:value-type="float" office:value="2952545359" calcext:value-type="float">
            <text:p>295254535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49-ECOLOGIA Y MEDIO AMBIENTE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2932505013" calcext:value-type="float">
            <text:p>293250501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41-REGULACIÓN Y CONTROL DE SERVICIOS BURSATILES Y COMERCIALES</text:p>
          </table:table-cell>
          <table:table-cell office:value-type="float" office:value="2014" calcext:value-type="float">
            <text:p>2014</text:p>
          </table:table-cell>
          <table:table-cell office:value-type="float" office:value="2907661428" calcext:value-type="float">
            <text:p>290766142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41-REGULACIÓN Y CONTROL DE SERVICIOS BURSATILES Y COMERCIALES</text:p>
          </table:table-cell>
          <table:table-cell office:value-type="float" office:value="2015" calcext:value-type="float">
            <text:p>2015</text:p>
          </table:table-cell>
          <table:table-cell office:value-type="float" office:value="2907296071" calcext:value-type="float">
            <text:p>290729607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3-DISEMINACION DEL CONOCIMIENTO CIENTIFICO Y TECNOLOGICO</text:p>
          </table:table-cell>
          <table:table-cell office:value-type="float" office:value="2012" calcext:value-type="float">
            <text:p>2012</text:p>
          </table:table-cell>
          <table:table-cell office:value-type="float" office:value="2865645651" calcext:value-type="float">
            <text:p>286564565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671-SERVICIO DE REG. Y CONTROL DEL SIST. NAC, CONTRATC PUB</text:p>
          </table:table-cell>
          <table:table-cell office:value-type="float" office:value="2011" calcext:value-type="float">
            <text:p>2011</text:p>
          </table:table-cell>
          <table:table-cell office:value-type="float" office:value="2853941823" calcext:value-type="float">
            <text:p>285394182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33-SERVICIO EXTERIOR</text:p>
          </table:table-cell>
          <table:table-cell office:value-type="float" office:value="2011" calcext:value-type="float">
            <text:p>2011</text:p>
          </table:table-cell>
          <table:table-cell office:value-type="float" office:value="2837919900" calcext:value-type="float">
            <text:p>283791990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61-RELACIONES LABORALES</text:p>
          </table:table-cell>
          <table:table-cell office:value-type="float" office:value="2015" calcext:value-type="float">
            <text:p>2015</text:p>
          </table:table-cell>
          <table:table-cell office:value-type="float" office:value="2814786143" calcext:value-type="float">
            <text:p>281478614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2812497754" calcext:value-type="float">
            <text:p>281249775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41-REGULACIÓN Y CONTROL DE SERVICIOS BURSATILES Y COMERCIALES</text:p>
          </table:table-cell>
          <table:table-cell office:value-type="float" office:value="2012" calcext:value-type="float">
            <text:p>2012</text:p>
          </table:table-cell>
          <table:table-cell office:value-type="float" office:value="2777370094" calcext:value-type="float">
            <text:p>277737009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33-PROMOCIÓN Y ACCIÓN CORRECTIVA</text:p>
          </table:table-cell>
          <table:table-cell office:value-type="float" office:value="2013" calcext:value-type="float">
            <text:p>2013</text:p>
          </table:table-cell>
          <table:table-cell office:value-type="float" office:value="2764023726" calcext:value-type="float">
            <text:p>276402372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10-LEGISLATIVA</text:p>
          </table:table-cell>
          <table:table-cell office:value-type="float" office:value="2014" calcext:value-type="float">
            <text:p>2014</text:p>
          </table:table-cell>
          <table:table-cell office:value-type="float" office:value="2748757896" calcext:value-type="float">
            <text:p>274875789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1-SERVICIOS FORESTALES</text:p>
          </table:table-cell>
          <table:table-cell office:value-type="float" office:value="2014" calcext:value-type="float">
            <text:p>2014</text:p>
          </table:table-cell>
          <table:table-cell office:value-type="float" office:value="2711663864" calcext:value-type="float">
            <text:p>271166386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16-INVERSIÓN LEGISLATIVA</text:p>
          </table:table-cell>
          <table:table-cell office:value-type="float" office:value="2012" calcext:value-type="float">
            <text:p>2012</text:p>
          </table:table-cell>
          <table:table-cell office:value-type="float" office:value="2683857200" calcext:value-type="float">
            <text:p>268385720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71-VIVIENDA Y URBANISMO</text:p>
          </table:table-cell>
          <table:table-cell office:value-type="float" office:value="2016" calcext:value-type="float">
            <text:p>2016</text:p>
          </table:table-cell>
          <table:table-cell office:value-type="float" office:value="2642460809" calcext:value-type="float">
            <text:p>264246080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69-INDUSTRIA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2629520380" calcext:value-type="float">
            <text:p>262952038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9-TRANSPORTE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2619742305" calcext:value-type="float">
            <text:p>261974230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31-ADMINISTRACION DE LOS SERVICIOS DE SEGURIDAD SOCIAL</text:p>
          </table:table-cell>
          <table:table-cell office:value-type="float" office:value="2016" calcext:value-type="float">
            <text:p>2016</text:p>
          </table:table-cell>
          <table:table-cell office:value-type="float" office:value="2609097590" calcext:value-type="float">
            <text:p>260909759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2-MIGRACIONES</text:p>
          </table:table-cell>
          <table:table-cell office:value-type="float" office:value="2016" calcext:value-type="float">
            <text:p>2016</text:p>
          </table:table-cell>
          <table:table-cell office:value-type="float" office:value="2593521649" calcext:value-type="float">
            <text:p>259352164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9-TRANSPORTE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2543908165" calcext:value-type="float">
            <text:p>254390816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6" calcext:value-type="float">
            <text:p>2016</text:p>
          </table:table-cell>
          <table:table-cell office:value-type="float" office:value="2515082654" calcext:value-type="float">
            <text:p>251508265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1-EDUCACION ELEMENTAL</text:p>
          </table:table-cell>
          <table:table-cell office:value-type="float" office:value="2014" calcext:value-type="float">
            <text:p>2014</text:p>
          </table:table-cell>
          <table:table-cell office:value-type="float" office:value="2481348187" calcext:value-type="float">
            <text:p>248134818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72-TURISMO</text:p>
          </table:table-cell>
          <table:table-cell office:value-type="float" office:value="2012" calcext:value-type="float">
            <text:p>2012</text:p>
          </table:table-cell>
          <table:table-cell office:value-type="float" office:value="2444552679" calcext:value-type="float">
            <text:p>244455267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1-EDUCACION ELEMENTAL</text:p>
          </table:table-cell>
          <table:table-cell office:value-type="float" office:value="2011" calcext:value-type="float">
            <text:p>2011</text:p>
          </table:table-cell>
          <table:table-cell office:value-type="float" office:value="2384488340" calcext:value-type="float">
            <text:p>238448834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9-AGRICULTURA , GANADERIA, CAZA Y PESCA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2367140195" calcext:value-type="float">
            <text:p>236714019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1-EDUCACION ELEMENTAL</text:p>
          </table:table-cell>
          <table:table-cell office:value-type="float" office:value="2012" calcext:value-type="float">
            <text:p>2012</text:p>
          </table:table-cell>
          <table:table-cell office:value-type="float" office:value="2365773180" calcext:value-type="float">
            <text:p>236577318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51-REGULACIÓN Y CONTROL DE LAS COOPERATIVAS</text:p>
          </table:table-cell>
          <table:table-cell office:value-type="float" office:value="2011" calcext:value-type="float">
            <text:p>2011</text:p>
          </table:table-cell>
          <table:table-cell office:value-type="float" office:value="2351259993" calcext:value-type="float">
            <text:p>235125999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1-EDUCACION ELEMENTAL</text:p>
          </table:table-cell>
          <table:table-cell office:value-type="float" office:value="2013" calcext:value-type="float">
            <text:p>2013</text:p>
          </table:table-cell>
          <table:table-cell office:value-type="float" office:value="2304581692" calcext:value-type="float">
            <text:p>230458169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49-ECOLOGIA Y MEDIO AMBIENTE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2209397806" calcext:value-type="float">
            <text:p>2209397806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231-RECLUSIÓN PENAL</text:p>
          </table:table-cell>
          <table:table-cell office:value-type="float" office:value="2016" calcext:value-type="float">
            <text:p>2016</text:p>
          </table:table-cell>
          <table:table-cell office:value-type="float" office:value="2141055920" calcext:value-type="float">
            <text:p>214105592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3" calcext:value-type="float">
            <text:p>2013</text:p>
          </table:table-cell>
          <table:table-cell office:value-type="float" office:value="2109038841" calcext:value-type="float">
            <text:p>210903884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49-ECOLOGIA Y MEDIO AMBIENTE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2088813220" calcext:value-type="float">
            <text:p>208881322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2080777090" calcext:value-type="float">
            <text:p>208077709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41-REGULACIÓN Y CONTROL DE SERVICIOS BURSATILES Y COMERCIALES</text:p>
          </table:table-cell>
          <table:table-cell office:value-type="float" office:value="2011" calcext:value-type="float">
            <text:p>2011</text:p>
          </table:table-cell>
          <table:table-cell office:value-type="float" office:value="2068366850" calcext:value-type="float">
            <text:p>206836685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21-ASISTENCIA <text:s/>A PERSONAS CON NECESIDADES ESPECIALES</text:p>
          </table:table-cell>
          <table:table-cell office:value-type="float" office:value="2016" calcext:value-type="float">
            <text:p>2016</text:p>
          </table:table-cell>
          <table:table-cell office:value-type="float" office:value="2050357131" calcext:value-type="float">
            <text:p>205035713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32-TRANSPORTE AEREO</text:p>
          </table:table-cell>
          <table:table-cell office:value-type="float" office:value="2014" calcext:value-type="float">
            <text:p>2014</text:p>
          </table:table-cell>
          <table:table-cell office:value-type="float" office:value="2000000000" calcext:value-type="float">
            <text:p>200000000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1" calcext:value-type="float">
            <text:p>2011</text:p>
          </table:table-cell>
          <table:table-cell office:value-type="float" office:value="1931529253" calcext:value-type="float">
            <text:p>193152925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9-CIENCIA , TECNOLOGIA Y DIFUSION SIN DISCRIMINAR</text:p>
          </table:table-cell>
          <table:table-cell office:value-type="float" office:value="2015" calcext:value-type="float">
            <text:p>2015</text:p>
          </table:table-cell>
          <table:table-cell office:value-type="float" office:value="1882703952" calcext:value-type="float">
            <text:p>188270395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41-SERVICIOS FORESTALES</text:p>
          </table:table-cell>
          <table:table-cell office:value-type="float" office:value="2016" calcext:value-type="float">
            <text:p>2016</text:p>
          </table:table-cell>
          <table:table-cell office:value-type="float" office:value="1857350375" calcext:value-type="float">
            <text:p>185735037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5-SERVICIOS ESTADISTICOS</text:p>
          </table:table-cell>
          <table:table-cell office:value-type="float" office:value="2016" calcext:value-type="float">
            <text:p>2016</text:p>
          </table:table-cell>
          <table:table-cell office:value-type="float" office:value="1759081007" calcext:value-type="float">
            <text:p>175908100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5" calcext:value-type="float">
            <text:p>2015</text:p>
          </table:table-cell>
          <table:table-cell office:value-type="float" office:value="1757199088" calcext:value-type="float">
            <text:p>175719908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4" calcext:value-type="float">
            <text:p>2014</text:p>
          </table:table-cell>
          <table:table-cell office:value-type="float" office:value="1755599045" calcext:value-type="float">
            <text:p>175559904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4" calcext:value-type="float">
            <text:p>2014</text:p>
          </table:table-cell>
          <table:table-cell office:value-type="float" office:value="1749877638" calcext:value-type="float">
            <text:p>1749877638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39-TRANSPORTE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1708126856" calcext:value-type="float">
            <text:p>170812685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2-INVESTIGACION Y DESARROLLO EXPERIMENTAL</text:p>
          </table:table-cell>
          <table:table-cell office:value-type="float" office:value="2016" calcext:value-type="float">
            <text:p>2016</text:p>
          </table:table-cell>
          <table:table-cell office:value-type="float" office:value="1708122805" calcext:value-type="float">
            <text:p>170812280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10-LEGISLATIVA</text:p>
          </table:table-cell>
          <table:table-cell office:value-type="float" office:value="2011" calcext:value-type="float">
            <text:p>2011</text:p>
          </table:table-cell>
          <table:table-cell office:value-type="float" office:value="1666724521" calcext:value-type="float">
            <text:p>166672452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10-LEGISLATIVA</text:p>
          </table:table-cell>
          <table:table-cell office:value-type="float" office:value="2013" calcext:value-type="float">
            <text:p>2013</text:p>
          </table:table-cell>
          <table:table-cell office:value-type="float" office:value="1581689873" calcext:value-type="float">
            <text:p>1581689873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44-CULTURA</text:p>
          </table:table-cell>
          <table:table-cell office:value-type="float" office:value="2016" calcext:value-type="float">
            <text:p>2016</text:p>
          </table:table-cell>
          <table:table-cell office:value-type="float" office:value="1555403015" calcext:value-type="float">
            <text:p>155540301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6" calcext:value-type="float">
            <text:p>2016</text:p>
          </table:table-cell>
          <table:table-cell office:value-type="float" office:value="1539553287" calcext:value-type="float">
            <text:p>153955328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51-SERVICIOS AGRICOLAS</text:p>
          </table:table-cell>
          <table:table-cell office:value-type="float" office:value="2016" calcext:value-type="float">
            <text:p>2016</text:p>
          </table:table-cell>
          <table:table-cell office:value-type="float" office:value="1476704363" calcext:value-type="float">
            <text:p>147670436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3" calcext:value-type="float">
            <text:p>2013</text:p>
          </table:table-cell>
          <table:table-cell office:value-type="float" office:value="1421515000" calcext:value-type="float">
            <text:p>142151500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10-LEGISLATIVA</text:p>
          </table:table-cell>
          <table:table-cell office:value-type="float" office:value="2012" calcext:value-type="float">
            <text:p>2012</text:p>
          </table:table-cell>
          <table:table-cell office:value-type="float" office:value="1411828134" calcext:value-type="float">
            <text:p>141182813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4-SERVICIOS CIENTIFICOS Y TECNOLOGICOS</text:p>
          </table:table-cell>
          <table:table-cell office:value-type="float" office:value="2016" calcext:value-type="float">
            <text:p>2016</text:p>
          </table:table-cell>
          <table:table-cell office:value-type="float" office:value="1378529788" calcext:value-type="float">
            <text:p>137852978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69-INDUSTRIA SIN DISCRIMINAR</text:p>
          </table:table-cell>
          <table:table-cell office:value-type="float" office:value="2012" calcext:value-type="float">
            <text:p>2012</text:p>
          </table:table-cell>
          <table:table-cell office:value-type="float" office:value="1342324586" calcext:value-type="float">
            <text:p>134232458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6" calcext:value-type="float">
            <text:p>2016</text:p>
          </table:table-cell>
          <table:table-cell office:value-type="float" office:value="1316989099" calcext:value-type="float">
            <text:p>131698909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6" calcext:value-type="float">
            <text:p>2016</text:p>
          </table:table-cell>
          <table:table-cell office:value-type="float" office:value="1313343860" calcext:value-type="float">
            <text:p>131334386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1-SERVICIOS FORESTALES</text:p>
          </table:table-cell>
          <table:table-cell office:value-type="float" office:value="2013" calcext:value-type="float">
            <text:p>2013</text:p>
          </table:table-cell>
          <table:table-cell office:value-type="float" office:value="1308879738" calcext:value-type="float">
            <text:p>130887973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61-RELACIONES LABORALES</text:p>
          </table:table-cell>
          <table:table-cell office:value-type="float" office:value="2014" calcext:value-type="float">
            <text:p>2014</text:p>
          </table:table-cell>
          <table:table-cell office:value-type="float" office:value="1281594609" calcext:value-type="float">
            <text:p>128159460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226-SERVICIO DEL REGISTRO CIVIL</text:p>
          </table:table-cell>
          <table:table-cell office:value-type="float" office:value="2013" calcext:value-type="float">
            <text:p>2013</text:p>
          </table:table-cell>
          <table:table-cell office:value-type="float" office:value="1275441220" calcext:value-type="float">
            <text:p>127544122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671-SERVICIO DE REG. Y CONTROL DEL SIST. NAC, CONTRATC PUB</text:p>
          </table:table-cell>
          <table:table-cell office:value-type="float" office:value="2012" calcext:value-type="float">
            <text:p>2012</text:p>
          </table:table-cell>
          <table:table-cell office:value-type="float" office:value="1244065741" calcext:value-type="float">
            <text:p>124406574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83-CREDITO PECUARIO</text:p>
          </table:table-cell>
          <table:table-cell office:value-type="float" office:value="2016" calcext:value-type="float">
            <text:p>2016</text:p>
          </table:table-cell>
          <table:table-cell office:value-type="float" office:value="1232853336" calcext:value-type="float">
            <text:p>123285333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1230571671" calcext:value-type="float">
            <text:p>123057167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2-CONTROL FISCAL</text:p>
          </table:table-cell>
          <table:table-cell office:value-type="float" office:value="2014" calcext:value-type="float">
            <text:p>2014</text:p>
          </table:table-cell>
          <table:table-cell office:value-type="float" office:value="1219450086" calcext:value-type="float">
            <text:p>1219450086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1" calcext:value-type="float">
            <text:p>2011</text:p>
          </table:table-cell>
          <table:table-cell office:value-type="float" office:value="1206025241" calcext:value-type="float">
            <text:p>1206025241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5" calcext:value-type="float">
            <text:p>2015</text:p>
          </table:table-cell>
          <table:table-cell office:value-type="float" office:value="1155845082" calcext:value-type="float">
            <text:p>115584508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11-LEGISLATIVA</text:p>
          </table:table-cell>
          <table:table-cell office:value-type="float" office:value="2013" calcext:value-type="float">
            <text:p>2013</text:p>
          </table:table-cell>
          <table:table-cell office:value-type="float" office:value="1145065771" calcext:value-type="float">
            <text:p>114506577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9-ECOLOGIA Y MEDIO AMBIENTE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1133811495" calcext:value-type="float">
            <text:p>113381149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6-REGISTRO CIVIL DE LAS PERSONAS</text:p>
          </table:table-cell>
          <table:table-cell office:value-type="float" office:value="2016" calcext:value-type="float">
            <text:p>2016</text:p>
          </table:table-cell>
          <table:table-cell office:value-type="float" office:value="1080590099" calcext:value-type="float">
            <text:p>1080590099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2-CONTROL FISCAL</text:p>
          </table:table-cell>
          <table:table-cell office:value-type="float" office:value="2013" calcext:value-type="float">
            <text:p>2013</text:p>
          </table:table-cell>
          <table:table-cell office:value-type="float" office:value="1067232698" calcext:value-type="float">
            <text:p>1067232698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72-TURISMO</text:p>
          </table:table-cell>
          <table:table-cell office:value-type="float" office:value="2016" calcext:value-type="float">
            <text:p>2016</text:p>
          </table:table-cell>
          <table:table-cell office:value-type="float" office:value="1050970415" calcext:value-type="float">
            <text:p>105097041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3" calcext:value-type="float">
            <text:p>2013</text:p>
          </table:table-cell>
          <table:table-cell office:value-type="float" office:value="1044465373" calcext:value-type="float">
            <text:p>104446537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22-SERV. DE TELECOMUNICACIONES Y TELEVISION</text:p>
          </table:table-cell>
          <table:table-cell office:value-type="float" office:value="2016" calcext:value-type="float">
            <text:p>2016</text:p>
          </table:table-cell>
          <table:table-cell office:value-type="float" office:value="1043757543" calcext:value-type="float">
            <text:p>104375754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1013545538" calcext:value-type="float">
            <text:p>101354553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61-RELACIONES LABORALES</text:p>
          </table:table-cell>
          <table:table-cell office:value-type="float" office:value="2014" calcext:value-type="float">
            <text:p>2014</text:p>
          </table:table-cell>
          <table:table-cell office:value-type="float" office:value="967366665" calcext:value-type="float">
            <text:p>96736666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4-CULTURA</text:p>
          </table:table-cell>
          <table:table-cell office:value-type="float" office:value="2014" calcext:value-type="float">
            <text:p>2014</text:p>
          </table:table-cell>
          <table:table-cell office:value-type="float" office:value="946463861" calcext:value-type="float">
            <text:p>94646386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31-REG Y CONTROL DE SERVICIOS DE AGUA POTABLE Y ALCANTARILLADOS</text:p>
          </table:table-cell>
          <table:table-cell office:value-type="float" office:value="2016" calcext:value-type="float">
            <text:p>2016</text:p>
          </table:table-cell>
          <table:table-cell office:value-type="float" office:value="944196404" calcext:value-type="float">
            <text:p>94419640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3-DIFUSION DEL CONOCIMIENTO CIENTIFICO Y TECNOLOGICO</text:p>
          </table:table-cell>
          <table:table-cell office:value-type="float" office:value="2016" calcext:value-type="float">
            <text:p>2016</text:p>
          </table:table-cell>
          <table:table-cell office:value-type="float" office:value="937515744" calcext:value-type="float">
            <text:p>93751574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2-CONTROL FISCAL</text:p>
          </table:table-cell>
          <table:table-cell office:value-type="float" office:value="2012" calcext:value-type="float">
            <text:p>2012</text:p>
          </table:table-cell>
          <table:table-cell office:value-type="float" office:value="869129161" calcext:value-type="float">
            <text:p>86912916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13-CAMARA DE DIPUTADOS</text:p>
          </table:table-cell>
          <table:table-cell office:value-type="float" office:value="2012" calcext:value-type="float">
            <text:p>2012</text:p>
          </table:table-cell>
          <table:table-cell office:value-type="float" office:value="810631982" calcext:value-type="float">
            <text:p>81063198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6" calcext:value-type="float">
            <text:p>2016</text:p>
          </table:table-cell>
          <table:table-cell office:value-type="float" office:value="806822345" calcext:value-type="float">
            <text:p>80682234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6" calcext:value-type="float">
            <text:p>2016</text:p>
          </table:table-cell>
          <table:table-cell office:value-type="float" office:value="801114530" calcext:value-type="float">
            <text:p>80111453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61-CULTO</text:p>
          </table:table-cell>
          <table:table-cell office:value-type="float" office:value="2011" calcext:value-type="float">
            <text:p>2011</text:p>
          </table:table-cell>
          <table:table-cell office:value-type="float" office:value="794153702" calcext:value-type="float">
            <text:p>79415370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51-REGULACIÓN Y CONTROL DE COOPERATIVAS</text:p>
          </table:table-cell>
          <table:table-cell office:value-type="float" office:value="2016" calcext:value-type="float">
            <text:p>2016</text:p>
          </table:table-cell>
          <table:table-cell office:value-type="float" office:value="746298277" calcext:value-type="float">
            <text:p>74629827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5" calcext:value-type="float">
            <text:p>2015</text:p>
          </table:table-cell>
          <table:table-cell office:value-type="float" office:value="744849520" calcext:value-type="float">
            <text:p>74484952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72-TURISMO</text:p>
          </table:table-cell>
          <table:table-cell office:value-type="float" office:value="2011" calcext:value-type="float">
            <text:p>2011</text:p>
          </table:table-cell>
          <table:table-cell office:value-type="float" office:value="733165928" calcext:value-type="float">
            <text:p>73316592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9-CIENCIA , TECNOLOGIA Y DIFUSION SIN DISCRIMINAR</text:p>
          </table:table-cell>
          <table:table-cell office:value-type="float" office:value="2014" calcext:value-type="float">
            <text:p>2014</text:p>
          </table:table-cell>
          <table:table-cell office:value-type="float" office:value="708936822" calcext:value-type="float">
            <text:p>70893682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45-DEPORTE Y RECREACION</text:p>
          </table:table-cell>
          <table:table-cell office:value-type="float" office:value="2016" calcext:value-type="float">
            <text:p>2016</text:p>
          </table:table-cell>
          <table:table-cell office:value-type="float" office:value="692751443" calcext:value-type="float">
            <text:p>69275144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72-REG. Y CONTROL DE LOS SERV. REG.DE PROP. INTELECTUAL</text:p>
          </table:table-cell>
          <table:table-cell office:value-type="float" office:value="2016" calcext:value-type="float">
            <text:p>2016</text:p>
          </table:table-cell>
          <table:table-cell office:value-type="float" office:value="667484853" calcext:value-type="float">
            <text:p>66748485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9-CIENCIA Y TECNOLOGIA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665638872" calcext:value-type="float">
            <text:p>665638872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6" calcext:value-type="float">
            <text:p>2016</text:p>
          </table:table-cell>
          <table:table-cell office:value-type="float" office:value="656345154" calcext:value-type="float">
            <text:p>65634515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61-CULTO</text:p>
          </table:table-cell>
          <table:table-cell office:value-type="float" office:value="2012" calcext:value-type="float">
            <text:p>2012</text:p>
          </table:table-cell>
          <table:table-cell office:value-type="float" office:value="645708654" calcext:value-type="float">
            <text:p>645708654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54-SERVICIOS CIENTIFICOS Y TECNOLOGICOS</text:p>
          </table:table-cell>
          <table:table-cell office:value-type="float" office:value="2016" calcext:value-type="float">
            <text:p>2016</text:p>
          </table:table-cell>
          <table:table-cell office:value-type="float" office:value="636828686" calcext:value-type="float">
            <text:p>636828686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28-REGISTRO PÚBLICO DE BIENES</text:p>
          </table:table-cell>
          <table:table-cell office:value-type="float" office:value="2012" calcext:value-type="float">
            <text:p>2012</text:p>
          </table:table-cell>
          <table:table-cell office:value-type="float" office:value="614578226" calcext:value-type="float">
            <text:p>614578226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3" calcext:value-type="float">
            <text:p>2013</text:p>
          </table:table-cell>
          <table:table-cell office:value-type="float" office:value="603523668" calcext:value-type="float">
            <text:p>60352366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4" calcext:value-type="float">
            <text:p>2014</text:p>
          </table:table-cell>
          <table:table-cell office:value-type="float" office:value="602220022" calcext:value-type="float">
            <text:p>60222002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2" calcext:value-type="float">
            <text:p>2012</text:p>
          </table:table-cell>
          <table:table-cell office:value-type="float" office:value="546913667" calcext:value-type="float">
            <text:p>546913667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13-CAMARA DE DIPUTADOS</text:p>
          </table:table-cell>
          <table:table-cell office:value-type="float" office:value="2011" calcext:value-type="float">
            <text:p>2011</text:p>
          </table:table-cell>
          <table:table-cell office:value-type="float" office:value="544350915" calcext:value-type="float">
            <text:p>544350915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9-EDUCACION Y CULTURA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500126585" calcext:value-type="float">
            <text:p>50012658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42-CONTROL FISCAL</text:p>
          </table:table-cell>
          <table:table-cell office:value-type="float" office:value="2011" calcext:value-type="float">
            <text:p>2011</text:p>
          </table:table-cell>
          <table:table-cell office:value-type="float" office:value="493552890" calcext:value-type="float">
            <text:p>49355289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31-TRANSPORTE TERRESTRE</text:p>
          </table:table-cell>
          <table:table-cell office:value-type="float" office:value="2016" calcext:value-type="float">
            <text:p>2016</text:p>
          </table:table-cell>
          <table:table-cell office:value-type="float" office:value="487087710" calcext:value-type="float">
            <text:p>48708771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3" calcext:value-type="float">
            <text:p>2013</text:p>
          </table:table-cell>
          <table:table-cell office:value-type="float" office:value="464041760" calcext:value-type="float">
            <text:p>46404176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9-ECOLOGIA Y MEDIO AMBIENTE SIN DISCRIMINAR</text:p>
          </table:table-cell>
          <table:table-cell office:value-type="float" office:value="2013" calcext:value-type="float">
            <text:p>2013</text:p>
          </table:table-cell>
          <table:table-cell office:value-type="float" office:value="461442005" calcext:value-type="float">
            <text:p>461442005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2-SERVICIOS DEL MEDIO AMBIENTE</text:p>
          </table:table-cell>
          <table:table-cell office:value-type="float" office:value="2016" calcext:value-type="float">
            <text:p>2016</text:p>
          </table:table-cell>
          <table:table-cell office:value-type="float" office:value="453892077" calcext:value-type="float">
            <text:p>453892077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33-PROMOCIÓN Y ACCIÓN CORRECTIVA</text:p>
          </table:table-cell>
          <table:table-cell office:value-type="float" office:value="2016" calcext:value-type="float">
            <text:p>2016</text:p>
          </table:table-cell>
          <table:table-cell office:value-type="float" office:value="434914780" calcext:value-type="float">
            <text:p>43491478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4" calcext:value-type="float">
            <text:p>2014</text:p>
          </table:table-cell>
          <table:table-cell office:value-type="float" office:value="433934063" calcext:value-type="float">
            <text:p>43393406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6" calcext:value-type="float">
            <text:p>2016</text:p>
          </table:table-cell>
          <table:table-cell office:value-type="float" office:value="432573432" calcext:value-type="float">
            <text:p>43257343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61-CULTO</text:p>
          </table:table-cell>
          <table:table-cell office:value-type="float" office:value="2013" calcext:value-type="float">
            <text:p>2013</text:p>
          </table:table-cell>
          <table:table-cell office:value-type="float" office:value="421965300" calcext:value-type="float">
            <text:p>42196530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61-CULTO</text:p>
          </table:table-cell>
          <table:table-cell office:value-type="float" office:value="2012" calcext:value-type="float">
            <text:p>2012</text:p>
          </table:table-cell>
          <table:table-cell office:value-type="float" office:value="421965300" calcext:value-type="float">
            <text:p>42196530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81-REG. Y CONTROL EN LA LIBRE COMPETENCIA EN LOS MERCADOS</text:p>
          </table:table-cell>
          <table:table-cell office:value-type="float" office:value="2015" calcext:value-type="float">
            <text:p>2015</text:p>
          </table:table-cell>
          <table:table-cell office:value-type="float" office:value="390774276" calcext:value-type="float">
            <text:p>390774276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1" calcext:value-type="float">
            <text:p>2011</text:p>
          </table:table-cell>
          <table:table-cell office:value-type="float" office:value="389606170" calcext:value-type="float">
            <text:p>38960617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2" calcext:value-type="float">
            <text:p>2012</text:p>
          </table:table-cell>
          <table:table-cell office:value-type="float" office:value="313125000" calcext:value-type="float">
            <text:p>31312500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3-SERVICIOS DE ACCIÓN SOCIAL</text:p>
          </table:table-cell>
          <table:table-cell office:value-type="float" office:value="2016" calcext:value-type="float">
            <text:p>2016</text:p>
          </table:table-cell>
          <table:table-cell office:value-type="float" office:value="302417023" calcext:value-type="float">
            <text:p>30241702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1" calcext:value-type="float">
            <text:p>2011</text:p>
          </table:table-cell>
          <table:table-cell office:value-type="float" office:value="301934982" calcext:value-type="float">
            <text:p>30193498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31-CONDUCCIÓN POLITICA</text:p>
          </table:table-cell>
          <table:table-cell office:value-type="float" office:value="2016" calcext:value-type="float">
            <text:p>2016</text:p>
          </table:table-cell>
          <table:table-cell office:value-type="float" office:value="280906430" calcext:value-type="float">
            <text:p>28090643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5" calcext:value-type="float">
            <text:p>2015</text:p>
          </table:table-cell>
          <table:table-cell office:value-type="float" office:value="276890145" calcext:value-type="float">
            <text:p>27689014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61-CULTO</text:p>
          </table:table-cell>
          <table:table-cell office:value-type="float" office:value="2014" calcext:value-type="float">
            <text:p>2014</text:p>
          </table:table-cell>
          <table:table-cell office:value-type="float" office:value="264432000" calcext:value-type="float">
            <text:p>26443200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133-SERVICIO EXTERIOR</text:p>
          </table:table-cell>
          <table:table-cell office:value-type="float" office:value="2016" calcext:value-type="float">
            <text:p>2016</text:p>
          </table:table-cell>
          <table:table-cell office:value-type="float" office:value="259391725" calcext:value-type="float">
            <text:p>259391725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641-REGULACIÓN Y CONTROL DE SERVICIOS BURSATILES Y COMERCIALES</text:p>
          </table:table-cell>
          <table:table-cell office:value-type="float" office:value="2016" calcext:value-type="float">
            <text:p>2016</text:p>
          </table:table-cell>
          <table:table-cell office:value-type="float" office:value="259308483" calcext:value-type="float">
            <text:p>259308483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221-ORDEN PÚBLICO Y SEGURIDAD INTERIOR</text:p>
          </table:table-cell>
          <table:table-cell office:value-type="float" office:value="2012" calcext:value-type="float">
            <text:p>2012</text:p>
          </table:table-cell>
          <table:table-cell office:value-type="float" office:value="255071737" calcext:value-type="float">
            <text:p>25507173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211-SERVICIOS DE SEGURIDAD NACIONAL</text:p>
          </table:table-cell>
          <table:table-cell office:value-type="float" office:value="2015" calcext:value-type="float">
            <text:p>2015</text:p>
          </table:table-cell>
          <table:table-cell office:value-type="float" office:value="231578240" calcext:value-type="float">
            <text:p>23157824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16-INVERSIÓN LEGISLATIVA</text:p>
          </table:table-cell>
          <table:table-cell office:value-type="float" office:value="2011" calcext:value-type="float">
            <text:p>2011</text:p>
          </table:table-cell>
          <table:table-cell office:value-type="float" office:value="228418310" calcext:value-type="float">
            <text:p>22841831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1-CONT. Y AUD. GUBERNAMENTAL</text:p>
          </table:table-cell>
          <table:table-cell office:value-type="float" office:value="2014" calcext:value-type="float">
            <text:p>2014</text:p>
          </table:table-cell>
          <table:table-cell office:value-type="float" office:value="220481784" calcext:value-type="float">
            <text:p>22048178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5-IDENTIFICACIONES</text:p>
          </table:table-cell>
          <table:table-cell office:value-type="float" office:value="2016" calcext:value-type="float">
            <text:p>2016</text:p>
          </table:table-cell>
          <table:table-cell office:value-type="float" office:value="217404000" calcext:value-type="float">
            <text:p>21740400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228-DEMARCACIÓN Y VIGILANCIA DE LÍMITES</text:p>
          </table:table-cell>
          <table:table-cell office:value-type="float" office:value="2016" calcext:value-type="float">
            <text:p>2016</text:p>
          </table:table-cell>
          <table:table-cell office:value-type="float" office:value="216073943" calcext:value-type="float">
            <text:p>216073943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73-ORDENACION URBANA Y RURAL</text:p>
          </table:table-cell>
          <table:table-cell office:value-type="float" office:value="2016" calcext:value-type="float">
            <text:p>2016</text:p>
          </table:table-cell>
          <table:table-cell office:value-type="float" office:value="204108832" calcext:value-type="float">
            <text:p>20410883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81-REG. Y CONTROL EN LA LIBRE COMPETENCIA EN LOS MERCADOS</text:p>
          </table:table-cell>
          <table:table-cell office:value-type="float" office:value="2016" calcext:value-type="float">
            <text:p>2016</text:p>
          </table:table-cell>
          <table:table-cell office:value-type="float" office:value="200454750" calcext:value-type="float">
            <text:p>20045475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1-ATENCION MEDICA</text:p>
          </table:table-cell>
          <table:table-cell office:value-type="float" office:value="2014" calcext:value-type="float">
            <text:p>2014</text:p>
          </table:table-cell>
          <table:table-cell office:value-type="float" office:value="199015008" calcext:value-type="float">
            <text:p>19901500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5-SERVICIOS ESTADISTICOS</text:p>
          </table:table-cell>
          <table:table-cell office:value-type="float" office:value="2016" calcext:value-type="float">
            <text:p>2016</text:p>
          </table:table-cell>
          <table:table-cell office:value-type="float" office:value="186701667" calcext:value-type="float">
            <text:p>186701667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4-CULTURA</text:p>
          </table:table-cell>
          <table:table-cell office:value-type="float" office:value="2015" calcext:value-type="float">
            <text:p>2015</text:p>
          </table:table-cell>
          <table:table-cell office:value-type="float" office:value="175000000" calcext:value-type="float">
            <text:p>17500000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4" calcext:value-type="float">
            <text:p>2014</text:p>
          </table:table-cell>
          <table:table-cell office:value-type="float" office:value="165576600" calcext:value-type="float">
            <text:p>16557660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3-ADMINISTRACION FINANCIERA Y CONTROL GUBERNAMENTAL</text:p>
          </table:table-cell>
          <table:table-cell office:value-type="float" office:value="2016" calcext:value-type="float">
            <text:p>2016</text:p>
          </table:table-cell>
          <table:table-cell office:value-type="float" office:value="160862998" calcext:value-type="float">
            <text:p>160862998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1" calcext:value-type="float">
            <text:p>2011</text:p>
          </table:table-cell>
          <table:table-cell office:value-type="float" office:value="160075000" calcext:value-type="float">
            <text:p>16007500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73-REG Y CONTROL DE LOS SERV. DE PROTECCION Y DEF AL CONSUMIDOR</text:p>
          </table:table-cell>
          <table:table-cell office:value-type="float" office:value="2016" calcext:value-type="float">
            <text:p>2016</text:p>
          </table:table-cell>
          <table:table-cell office:value-type="float" office:value="159981322" calcext:value-type="float">
            <text:p>15998132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1" calcext:value-type="float">
            <text:p>2011</text:p>
          </table:table-cell>
          <table:table-cell office:value-type="float" office:value="158513009" calcext:value-type="float">
            <text:p>158513009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3-PROMOCIÓN Y ASISTENCIA</text:p>
          </table:table-cell>
          <table:table-cell office:value-type="float" office:value="2016" calcext:value-type="float">
            <text:p>2016</text:p>
          </table:table-cell>
          <table:table-cell office:value-type="float" office:value="154248110" calcext:value-type="float">
            <text:p>15424811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9-PROMOCION,ASISTENCIA Y ACCION SOCIAL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147403334" calcext:value-type="float">
            <text:p>14740333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N/A</text:p>
          </table:table-cell>
          <table:table-cell office:value-type="float" office:value="2014" calcext:value-type="float">
            <text:p>2014</text:p>
          </table:table-cell>
          <table:table-cell office:value-type="float" office:value="145114589" calcext:value-type="float">
            <text:p>145114589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2-INVESTIGACION Y DESARROLLO EXPERIMENTAL</text:p>
          </table:table-cell>
          <table:table-cell office:value-type="float" office:value="2016" calcext:value-type="float">
            <text:p>2016</text:p>
          </table:table-cell>
          <table:table-cell office:value-type="float" office:value="124515192" calcext:value-type="float">
            <text:p>124515192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19-ENERGIA, COMBUSTIBLES Y MINERIA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117008651" calcext:value-type="float">
            <text:p>117008651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110496800" calcext:value-type="float">
            <text:p>11049680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6" calcext:value-type="float">
            <text:p>2016</text:p>
          </table:table-cell>
          <table:table-cell office:value-type="float" office:value="88482354" calcext:value-type="float">
            <text:p>88482354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21-JUDICIAL</text:p>
          </table:table-cell>
          <table:table-cell office:value-type="float" office:value="2016" calcext:value-type="float">
            <text:p>2016</text:p>
          </table:table-cell>
          <table:table-cell office:value-type="float" office:value="68593344" calcext:value-type="float">
            <text:p>6859334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59-CIENCIA , TECNOLOGIA Y DIFUSION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67629050" calcext:value-type="float">
            <text:p>6762905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12-PETROLEO Y GAS</text:p>
          </table:table-cell>
          <table:table-cell office:value-type="float" office:value="2015" calcext:value-type="float">
            <text:p>2015</text:p>
          </table:table-cell>
          <table:table-cell office:value-type="float" office:value="63636364" calcext:value-type="float">
            <text:p>63636364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71-COMERCIALIZACIÓN Y PROMOCIÓN DE PRODUCTOS</text:p>
          </table:table-cell>
          <table:table-cell office:value-type="float" office:value="2016" calcext:value-type="float">
            <text:p>2016</text:p>
          </table:table-cell>
          <table:table-cell office:value-type="float" office:value="60294590" calcext:value-type="float">
            <text:p>6029459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81-INVERSIÓN EN ADMINISTRACIÓN GUBERNAMENTAL</text:p>
          </table:table-cell>
          <table:table-cell office:value-type="float" office:value="2016" calcext:value-type="float">
            <text:p>2016</text:p>
          </table:table-cell>
          <table:table-cell office:value-type="float" office:value="50880000" calcext:value-type="float">
            <text:p>5088000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41-SERVICIOS FORESTALES</text:p>
          </table:table-cell>
          <table:table-cell office:value-type="float" office:value="2016" calcext:value-type="float">
            <text:p>2016</text:p>
          </table:table-cell>
          <table:table-cell office:value-type="float" office:value="39324330" calcext:value-type="float">
            <text:p>3932433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91-OTROS <text:s/>SERVICIOS SOCIALES</text:p>
          </table:table-cell>
          <table:table-cell office:value-type="float" office:value="2016" calcext:value-type="float">
            <text:p>2016</text:p>
          </table:table-cell>
          <table:table-cell office:value-type="float" office:value="35746560" calcext:value-type="float">
            <text:p>3574656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33-TRANSPORTE FLUVIAL</text:p>
          </table:table-cell>
          <table:table-cell office:value-type="float" office:value="2016" calcext:value-type="float">
            <text:p>2016</text:p>
          </table:table-cell>
          <table:table-cell office:value-type="float" office:value="32230000" calcext:value-type="float">
            <text:p>3223000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3" calcext:value-type="float">
            <text:p>2013</text:p>
          </table:table-cell>
          <table:table-cell office:value-type="float" office:value="30727500" calcext:value-type="float">
            <text:p>3072750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72-TURISMO</text:p>
          </table:table-cell>
          <table:table-cell office:value-type="float" office:value="2016" calcext:value-type="float">
            <text:p>2016</text:p>
          </table:table-cell>
          <table:table-cell office:value-type="float" office:value="28350000" calcext:value-type="float">
            <text:p>2835000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42-CONTROL FISCAL</text:p>
          </table:table-cell>
          <table:table-cell office:value-type="float" office:value="2016" calcext:value-type="float">
            <text:p>2016</text:p>
          </table:table-cell>
          <table:table-cell office:value-type="float" office:value="21644441" calcext:value-type="float">
            <text:p>21644441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51-REGULACIÓN Y CONTROL DE COOPERATIVAS</text:p>
          </table:table-cell>
          <table:table-cell office:value-type="float" office:value="2016" calcext:value-type="float">
            <text:p>2016</text:p>
          </table:table-cell>
          <table:table-cell office:value-type="float" office:value="14800000" calcext:value-type="float">
            <text:p>1480000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611-REGULACIÓN Y CONTROL DE SERVICIOS DE TELECOMUNICACIONES</text:p>
          </table:table-cell>
          <table:table-cell office:value-type="float" office:value="2016" calcext:value-type="float">
            <text:p>2016</text:p>
          </table:table-cell>
          <table:table-cell office:value-type="float" office:value="12943782" calcext:value-type="float">
            <text:p>12943782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61-RELACIONES LABORALES</text:p>
          </table:table-cell>
          <table:table-cell office:value-type="float" office:value="2016" calcext:value-type="float">
            <text:p>2016</text:p>
          </table:table-cell>
          <table:table-cell office:value-type="float" office:value="3561920" calcext:value-type="float">
            <text:p>356192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161-CULTO</text:p>
          </table:table-cell>
          <table:table-cell office:value-type="float" office:value="2013" calcext:value-type="float">
            <text:p>2013</text:p>
          </table:table-cell>
          <table:table-cell office:value-type="float" office:value="2424000" calcext:value-type="float">
            <text:p>242400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413-ELECTRICIDAD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2-EDUCACION MEDIA Y TECNICA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1-ATENCION MEDICA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91-OTROS <text:s/>SERVICIOS SOCIALES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312-SANEAMIENTO AMBIENTAL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9-SALUD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81-INTERMEDIACION FINANCIERA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PROGRAMAS DEL SERVICIO DE LA DEUDA PÚBLICA</text:p>
          </table:table-cell>
          <table:table-cell office:value-type="string" calcext:value-type="string">
            <text:p>510-SERVICIOS DE LA DEUDA PUBLICA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61-CULTO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11-LEGISLATIVA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PROGRAMAS DE ACCIÓN</text:p>
          </table:table-cell>
          <table:table-cell office:value-type="string" calcext:value-type="string">
            <text:p>312-SANEAMIENTO AMBIENTAL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54-CREDITO AGRICOLA Y PECUARIO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13-ELECTRICIDAD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59-AGRICULTURA , GANADERIA, CAZA Y PESCA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4-CULTURA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12-SANEAMIENTO AMBIENTAL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N/A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621-REGULACIÓN Y CONTROL DE SERVICIOS DE TRANSPORTE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71-APOYO A LOS GOBIERNOS DEPARTAMENTALES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PROGRAMAS DE ADMINISTRACION</text:p>
          </table:table-cell>
          <table:table-cell office:value-type="string" calcext:value-type="string">
            <text:p>461-PRODUCCION INDUSTRIAL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43-EDUCACION SUPERIOR Y UNIVERSITARIA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21-ASISTENCIA <text:s/>A PERSONAS CON NECESIDADES ESPECIALES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359-CIENCIA , TECNOLOGIA Y DIFUSION SIN DISCRIMINAR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32-ADMINISTRACIÓN GENERAL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211-SERVICIOS DE SEGURIDAD NACIONAL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79-INVERSIÓN DE GOBIERNOS DEPARTAMENTALES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111-LEGISLATIVA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13-ELECTRICIDAD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PROGRAMAS DE INVERSIÓN</text:p>
          </table:table-cell>
          <table:table-cell office:value-type="string" calcext:value-type="string">
            <text:p>433-TRANSPORTE FLUVIAL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770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6-07-04T14:45:49.603855469</meta:creation-date>
    <dc:date>2016-07-04T14:47:21.919898376</dc:date>
    <dc:creator>rodrigo </dc:creator>
    <meta:editing-duration>PT6S</meta:editing-duration>
    <meta:editing-cycles>2</meta:editing-cycles>
    <meta:generator>LibreOffice/4.2.8.2$Linux_X86_64 LibreOffice_project/420m0$Build-2</meta:generator>
    <meta:document-statistic meta:table-count="1" meta:cell-count="3496" meta:object-count="0"/>
  </office:meta>
</office:document-meta>
</file>